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roman"/>
    <style:font-face style:name="DejaVu Sans" svg:font-family="'DejaVu Sans'"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1eaf26"/>
    </style:style>
    <style:style style:name="P2" style:family="paragraph" style:parent-style-name="Preformatted_20_Text">
      <style:paragraph-properties fo:margin-top="0.1598in" fo:margin-bottom="0.1598in" style:contextual-spacing="false" fo:line-height="150%" fo:text-align="justify" style:justify-single-word="false"/>
      <style:text-properties officeooo:paragraph-rsid="002a826c"/>
    </style:style>
    <style:style style:name="P3" style:family="paragraph" style:parent-style-name="Preformatted_20_Text">
      <style:paragraph-properties fo:margin-top="0.1598in" fo:margin-bottom="0.1598in" style:contextual-spacing="false" fo:line-height="150%" fo:text-align="justify" style:justify-single-word="false"/>
      <style:text-properties officeooo:paragraph-rsid="002bf207"/>
    </style:style>
    <style:style style:name="P4" style:family="paragraph" style:parent-style-name="Preformatted_20_Text">
      <style:paragraph-properties fo:margin-top="0.1598in" fo:margin-bottom="0.1598in" style:contextual-spacing="false" fo:line-height="150%" fo:text-align="justify" style:justify-single-word="false"/>
      <style:text-properties officeooo:paragraph-rsid="003767d8"/>
    </style:style>
    <style:style style:name="P5"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7915d"/>
    </style:style>
    <style:style style:name="P6"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48c6"/>
    </style:style>
    <style:style style:name="P7"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0ca1f"/>
    </style:style>
    <style:style style:name="P8"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29cfed" officeooo:paragraph-rsid="0029cfed"/>
    </style:style>
    <style:style style:name="P9"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cfed"/>
    </style:style>
    <style:style style:name="P10"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a0fb5"/>
    </style:style>
    <style:style style:name="P11"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1eaf26"/>
    </style:style>
    <style:style style:name="P12"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7915d"/>
    </style:style>
    <style:style style:name="P13"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48c6"/>
    </style:style>
    <style:style style:name="P14"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0ca1f"/>
    </style:style>
    <style:style style:name="P15" style:family="paragraph" style:parent-style-name="Preformatted_20_Text">
      <style:paragraph-properties fo:margin-top="0.1598in" fo:margin-bottom="0.1598in" style:contextual-spacing="false" fo:line-height="150%" fo:text-align="justify" style:justify-single-word="false"/>
      <style:text-properties officeooo:paragraph-rsid="002a826c"/>
    </style:style>
    <style:style style:name="P16" style:family="paragraph" style:parent-style-name="Preformatted_20_Text">
      <style:paragraph-properties fo:margin-top="0.1598in" fo:margin-bottom="0.1598in" style:contextual-spacing="false" fo:line-height="150%" fo:text-align="justify" style:justify-single-word="false"/>
      <style:text-properties officeooo:paragraph-rsid="002bf207"/>
    </style:style>
    <style:style style:name="P17" style:family="paragraph" style:parent-style-name="Preformatted_20_Text">
      <style:paragraph-properties fo:margin-top="0.1598in" fo:margin-bottom="0.1598in" style:contextual-spacing="false" fo:line-height="150%" fo:text-align="justify" style:justify-single-word="false"/>
      <style:text-properties officeooo:paragraph-rsid="003767d8"/>
    </style:style>
    <style:style style:name="P18"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cfed"/>
    </style:style>
    <style:style style:name="P19"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1eaf26"/>
    </style:style>
    <style:style style:name="P20"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7915d"/>
    </style:style>
    <style:style style:name="P21"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48c6"/>
    </style:style>
    <style:style style:name="P22"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0ca1f"/>
    </style:style>
    <style:style style:name="P23"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a0fb5"/>
    </style:style>
    <style:style style:name="P24"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d1daa"/>
    </style:style>
    <style:style style:name="P25"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29cfed" officeooo:paragraph-rsid="0029cfed"/>
    </style:style>
    <style:style style:name="P26" style:family="paragraph" style:parent-style-name="Preformatted_20_Text">
      <style:paragraph-properties fo:margin-top="0.1598in" fo:margin-bottom="0.1598in" style:contextual-spacing="false" fo:line-height="150%" fo:text-align="justify" style:justify-single-word="false"/>
      <style:text-properties fo:language="en" fo:country="US" fo:font-style="normal" officeooo:rsid="001eaf26" officeooo:paragraph-rsid="003b6657" style:font-style-asian="normal" style:font-style-complex="normal"/>
    </style:style>
    <style:style style:name="P27"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3d1daa" officeooo:paragraph-rsid="003d1daa"/>
    </style:style>
    <style:style style:name="P28" style:family="paragraph" style:parent-style-name="Preformatted_20_Text">
      <style:paragraph-properties fo:margin-top="0.1598in" fo:margin-bottom="0.1598in" style:contextual-spacing="false" fo:line-height="150%" fo:text-align="justify" style:justify-single-word="false"/>
      <style:text-properties officeooo:paragraph-rsid="002a826c"/>
    </style:style>
    <style:style style:name="P29" style:family="paragraph" style:parent-style-name="Preformatted_20_Text">
      <style:paragraph-properties fo:margin-top="0.1598in" fo:margin-bottom="0.1598in" style:contextual-spacing="false" fo:line-height="150%" fo:text-align="justify" style:justify-single-word="false"/>
      <style:text-properties officeooo:paragraph-rsid="002bf207"/>
    </style:style>
    <style:style style:name="P30" style:family="paragraph" style:parent-style-name="Preformatted_20_Text">
      <style:paragraph-properties fo:margin-top="0.1598in" fo:margin-bottom="0.1598in" style:contextual-spacing="false" fo:line-height="150%" fo:text-align="justify" style:justify-single-word="false"/>
      <style:text-properties officeooo:paragraph-rsid="003767d8"/>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30763"/>
    </style:style>
    <style:style style:name="T2" style:family="text">
      <style:text-properties fo:language="en" fo:country="US" officeooo:rsid="001eaf26"/>
    </style:style>
    <style:style style:name="T3" style:family="text">
      <style:text-properties fo:color="#000000" style:text-outline="false" style:text-line-through-style="none" style:text-line-through-type="none" style:font-name="DejaVu Sans1" fo:font-size="12pt" fo:letter-spacing="normal" fo:language="en" fo:country="US" fo:font-style="normal" fo:text-shadow="none" style:text-underline-style="none" fo:font-weight="normal" officeooo:rsid="001eaf26" style:letter-kerning="false" style:font-size-asian="12pt" style:font-style-asian="normal" style:font-weight-asian="normal" style:text-emphasize="none"/>
    </style:style>
    <style:style style:name="T4" style:family="text">
      <style:text-properties fo:color="#000000" style:text-outline="false" style:text-line-through-style="none" style:text-line-through-type="none" style:font-name="DejaVu Sans1" fo:font-size="12pt" fo:letter-spacing="normal" fo:language="en" fo:country="US" fo:font-style="normal" fo:text-shadow="none" style:text-underline-style="none" fo:font-weight="normal" officeooo:rsid="002330e4" style:letter-kerning="false" style:font-size-asian="12pt" style:font-style-asian="normal" style:font-weight-asian="normal" style:text-emphasize="none"/>
    </style:style>
    <style:style style:name="T5" style:family="text">
      <style:text-properties officeooo:rsid="00264af4"/>
    </style:style>
    <style:style style:name="T6" style:family="text">
      <style:text-properties officeooo:rsid="002e93db"/>
    </style:style>
    <style:style style:name="T7" style:family="text">
      <style:text-properties fo:language="en" fo:country="US" fo:font-style="italic" officeooo:rsid="001eaf26" style:font-style-asian="italic" style:font-style-complex="italic"/>
    </style:style>
    <style:style style:name="T8" style:family="text">
      <style:text-properties officeooo:rsid="0027915d"/>
    </style:style>
    <style:style style:name="T9" style:family="text">
      <style:text-properties officeooo:rsid="0029cfe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9cfed" style:font-style-asian="normal" style:font-style-complex="normal"/>
    </style:style>
    <style:style style:name="T13" style:family="text">
      <style:text-properties officeooo:rsid="00230763"/>
    </style:style>
    <style:style style:name="T14" style:family="text">
      <style:text-properties fo:language="en" fo:country="US" officeooo:rsid="001eaf26"/>
    </style:style>
    <style:style style:name="T15" style:family="text">
      <style:text-properties fo:language="en" fo:country="US" fo:font-style="italic" officeooo:rsid="001eaf26" style:font-style-asian="italic" style:font-style-complex="italic"/>
    </style:style>
    <style:style style:name="T16" style:family="text">
      <style:text-properties fo:language="en" fo:country="US" fo:font-style="italic" officeooo:rsid="002330e4" style:font-style-asian="italic" style:font-style-complex="italic"/>
    </style:style>
    <style:style style:name="T17" style:family="text">
      <style:text-properties fo:language="en" fo:country="US" fo:font-style="italic" officeooo:rsid="0027915d" style:font-style-asian="italic" style:font-style-complex="italic"/>
    </style:style>
    <style:style style:name="T18" style:family="text">
      <style:text-properties fo:language="en" fo:country="US" officeooo:rsid="002330e4"/>
    </style:style>
    <style:style style:name="T19" style:family="text">
      <style:text-properties fo:language="en" fo:country="US" officeooo:rsid="00264af4"/>
    </style:style>
    <style:style style:name="T20" style:family="text">
      <style:text-properties fo:language="en" fo:country="US" officeooo:rsid="00267bfa"/>
    </style:style>
    <style:style style:name="T21" style:family="text">
      <style:text-properties fo:language="en" fo:country="US" officeooo:rsid="0027915d"/>
    </style:style>
    <style:style style:name="T22" style:family="text">
      <style:text-properties fo:language="en" fo:country="US" officeooo:rsid="0033e136"/>
    </style:style>
    <style:style style:name="T23" style:family="text">
      <style:text-properties fo:language="en" fo:country="US" officeooo:rsid="0035c43d"/>
    </style:style>
    <style:style style:name="T24" style:family="text">
      <style:text-properties fo:language="en" fo:country="US" officeooo:rsid="0035d577"/>
    </style:style>
    <style:style style:name="T25" style:family="text">
      <style:text-properties fo:language="en" fo:country="US" officeooo:rsid="003767d8"/>
    </style:style>
    <style:style style:name="T26" style:family="text">
      <style:text-properties fo:language="en" fo:country="US" officeooo:rsid="00384a84"/>
    </style:style>
    <style:style style:name="T27" style:family="text">
      <style:text-properties fo:color="#000000" style:text-outline="false" style:text-line-through-style="none" style:text-line-through-type="none" style:font-name="DejaVu Sans1" fo:font-size="12pt" fo:letter-spacing="normal" fo:language="en" fo:country="US" fo:font-style="normal" fo:text-shadow="none" style:text-underline-style="none" fo:font-weight="normal" officeooo:rsid="001eaf26" style:letter-kerning="false" style:font-size-asian="12pt" style:font-style-asian="normal" style:font-weight-asian="normal" style:text-emphasize="none"/>
    </style:style>
    <style:style style:name="T28" style:family="text">
      <style:text-properties fo:color="#000000" style:text-outline="false" style:text-line-through-style="none" style:text-line-through-type="none" style:font-name="DejaVu Sans1" fo:font-size="12pt" fo:letter-spacing="normal" fo:language="en" fo:country="US" fo:font-style="normal" fo:text-shadow="none" style:text-underline-style="none" fo:font-weight="normal" officeooo:rsid="002330e4" style:letter-kerning="false" style:font-size-asian="12pt" style:font-style-asian="normal" style:font-weight-asian="normal" style:text-emphasize="none"/>
    </style:style>
    <style:style style:name="T29" style:family="text">
      <style:text-properties fo:color="#000000" style:text-outline="false" style:text-line-through-style="none" style:text-line-through-type="none" style:font-name="DejaVu Sans1" fo:font-size="12pt" fo:letter-spacing="normal" fo:font-style="normal" fo:text-shadow="none" style:text-underline-style="none" fo:font-weight="normal" style:letter-kerning="false" style:font-size-asian="12pt" style:font-style-asian="normal" style:font-weight-asian="normal" style:text-emphasize="none"/>
    </style:style>
    <style:style style:name="T30" style:family="text">
      <style:text-properties fo:color="#000000" style:text-outline="false" style:text-line-through-style="none" style:text-line-through-type="none" style:font-name="DejaVu Sans1"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31" style:family="text">
      <style:text-properties officeooo:rsid="00264af4"/>
    </style:style>
    <style:style style:name="T32" style:family="text">
      <style:text-properties officeooo:rsid="002e93db"/>
    </style:style>
    <style:style style:name="T33" style:family="text">
      <style:text-properties officeooo:rsid="0027915d"/>
    </style:style>
    <style:style style:name="T34" style:family="text">
      <style:text-properties officeooo:rsid="0029cfed"/>
    </style:style>
    <style:style style:name="T35" style:family="text">
      <style:text-properties fo:font-style="italic" style:font-style-asian="italic" style:font-style-complex="italic"/>
    </style:style>
    <style:style style:name="T36" style:family="text">
      <style:text-properties fo:font-style="italic" officeooo:rsid="0029cfed"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29cfed" style:font-style-asian="normal" style:font-style-complex="normal"/>
    </style:style>
    <style:style style:name="T39" style:family="text">
      <style:text-properties fo:font-style="normal" officeooo:rsid="003a0fb5" style:font-style-asian="normal" style:font-style-complex="normal"/>
    </style:style>
    <style:style style:name="T40" style:family="text">
      <style:text-properties fo:font-style="normal" officeooo:rsid="003b6657" style:font-style-asian="normal" style:font-style-complex="normal"/>
    </style:style>
    <style:style style:name="T41" style:family="text">
      <style:text-properties officeooo:rsid="001f9da3"/>
    </style:style>
    <style:style style:name="T42" style:family="text">
      <style:text-properties officeooo:rsid="0022ca8b"/>
    </style:style>
    <style:style style:name="T43" style:family="text">
      <style:text-properties officeooo:rsid="0023c4f3"/>
    </style:style>
    <style:style style:name="T44" style:family="text">
      <style:text-properties officeooo:rsid="00248b98"/>
    </style:style>
    <style:style style:name="T45" style:family="text">
      <style:text-properties officeooo:rsid="0024b94e"/>
    </style:style>
    <style:style style:name="T46" style:family="text">
      <style:text-properties officeooo:rsid="002948c6"/>
    </style:style>
    <style:style style:name="T47" style:family="text">
      <style:text-properties style:font-name="Liberation Mono" fo:font-size="10pt" officeooo:rsid="002948c6" style:font-name-asian="Droid Sans Fallback1" style:font-size-asian="10pt" style:font-name-complex="Liberation Mono" style:font-size-complex="10pt"/>
    </style:style>
    <style:style style:name="T48" style:family="text">
      <style:text-properties style:font-name="Liberation Mono" fo:font-size="10pt" officeooo:rsid="0029cfed" style:font-name-asian="Droid Sans Fallback1" style:font-size-asian="10pt" style:font-name-complex="Liberation Mono" style:font-size-complex="10pt"/>
    </style:style>
    <style:style style:name="T49" style:family="text">
      <style:text-properties style:font-name="Liberation Mono" officeooo:rsid="0035d577" style:font-name-asian="Liberation Mono" style:font-name-complex="Liberation Mono"/>
    </style:style>
    <style:style style:name="T50" style:family="text">
      <style:text-properties officeooo:rsid="001eaf26"/>
    </style:style>
    <style:style style:name="T51" style:family="text">
      <style:text-properties officeooo:rsid="002d9e76"/>
    </style:style>
    <style:style style:name="T52" style:family="text">
      <style:text-properties officeooo:rsid="0030ca1f"/>
    </style:style>
    <style:style style:name="T53" style:family="text">
      <style:text-properties officeooo:rsid="003270a1"/>
    </style:style>
    <style:style style:name="T54" style:family="text">
      <style:text-properties officeooo:rsid="0035d577"/>
    </style:style>
    <style:style style:name="T55" style:family="text">
      <style:text-properties officeooo:rsid="00391fc9"/>
    </style:style>
    <style:style style:name="T56" style:family="text">
      <style:text-properties officeooo:rsid="0039a0d4"/>
    </style:style>
    <style:style style:name="T57" style:family="text">
      <style:text-properties officeooo:rsid="003a0fb5"/>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track-changes="false">
        <text:changed-region xml:id="ct85767328" text:id="ct85767328">
          <text:deletion>
            <office:change-info>
              <dc:creator>Autor desconocido</dc:creator>
              <dc:date>2016-12-01T12:39:00</dc:date>
            </office:change-info>
            <text:p text:style-name="P1">species</text:p>
          </text:deletion>
        </text:changed-region>
        <text:changed-region xml:id="ct85767520" text:id="ct85767520">
          <text:deletion>
            <office:change-info>
              <dc:creator>Autor desconocido</dc:creator>
              <dc:date>2016-12-01T12:40:00</dc:date>
            </office:change-info>
            <text:p text:style-name="P1">put forward</text:p>
          </text:deletion>
        </text:changed-region>
        <text:changed-region xml:id="ct86572064" text:id="ct86572064">
          <text:insertion>
            <office:change-info>
              <dc:creator>Autor desconocido</dc:creator>
              <dc:date>2016-12-01T12:40:00</dc:date>
            </office:change-info>
          </text:insertion>
        </text:changed-region>
        <text:changed-region xml:id="ct86572256" text:id="ct86572256">
          <text:deletion>
            <office:change-info>
              <dc:creator>Autor desconocido</dc:creator>
              <dc:date>2016-12-01T12:43:00</dc:date>
            </office:change-info>
            <text:p text:style-name="P1">there was some trouble to explain</text:p>
          </text:deletion>
        </text:changed-region>
        <text:changed-region xml:id="ct77450736" text:id="ct77450736">
          <text:insertion>
            <office:change-info>
              <dc:creator>Autor desconocido</dc:creator>
              <dc:date>2016-12-01T12:43:00</dc:date>
            </office:change-info>
          </text:insertion>
        </text:changed-region>
        <text:changed-region xml:id="ct79302464" text:id="ct79302464">
          <text:deletion>
            <office:change-info>
              <dc:creator>Autor desconocido</dc:creator>
              <dc:date>2016-12-01T12:43:00</dc:date>
            </office:change-info>
            <text:p text:style-name="P1">o</text:p>
          </text:deletion>
        </text:changed-region>
        <text:changed-region xml:id="ct79302656" text:id="ct79302656">
          <text:insertion>
            <office:change-info>
              <dc:creator>Autor desconocido</dc:creator>
              <dc:date>2016-12-01T12:43:00</dc:date>
            </office:change-info>
          </text:insertion>
        </text:changed-region>
        <text:changed-region xml:id="ct86462528" text:id="ct86462528">
          <text:insertion>
            <office:change-info>
              <dc:creator>Autor desconocido</dc:creator>
              <dc:date>2016-12-01T12:44:00</dc:date>
            </office:change-info>
          </text:insertion>
        </text:changed-region>
        <text:changed-region xml:id="ct86462720" text:id="ct86462720">
          <text:deletion>
            <office:change-info>
              <dc:creator>Autor desconocido</dc:creator>
              <dc:date>2016-12-01T12:44:00</dc:date>
            </office:change-info>
            <text:p text:style-name="P1">For that the </text:p>
          </text:deletion>
        </text:changed-region>
        <text:changed-region xml:id="ct80793712" text:id="ct80793712">
          <text:insertion>
            <office:change-info>
              <dc:creator>Autor desconocido</dc:creator>
              <dc:date>2016-12-01T13:03:00</dc:date>
            </office:change-info>
          </text:insertion>
        </text:changed-region>
        <text:changed-region xml:id="ct78326544" text:id="ct78326544">
          <text:insertion>
            <office:change-info>
              <dc:creator>Autor desconocido</dc:creator>
              <dc:date>2016-12-01T12:56:00</dc:date>
            </office:change-info>
          </text:insertion>
        </text:changed-region>
        <text:changed-region xml:id="ct87515216" text:id="ct87515216">
          <text:deletion>
            <office:change-info>
              <dc:creator>Autor desconocido</dc:creator>
              <dc:date>2016-12-01T12:44:00</dc:date>
            </office:change-info>
            <text:p text:style-name="P1">s</text:p>
          </text:deletion>
        </text:changed-region>
        <text:changed-region xml:id="ct87396112" text:id="ct87396112">
          <text:insertion>
            <office:change-info>
              <dc:creator>Autor desconocido</dc:creator>
              <dc:date>2016-12-01T12:45:00</dc:date>
            </office:change-info>
          </text:insertion>
        </text:changed-region>
        <text:changed-region xml:id="ct79187248" text:id="ct79187248">
          <text:deletion>
            <office:change-info>
              <dc:creator>Autor desconocido</dc:creator>
              <dc:date>2016-12-01T12:45:00</dc:date>
            </office:change-info>
            <text:p text:style-name="P1">.</text:p>
          </text:deletion>
        </text:changed-region>
        <text:changed-region xml:id="ct87712000" text:id="ct87712000">
          <text:insertion>
            <office:change-info>
              <dc:creator>Autor desconocido</dc:creator>
              <dc:date>2016-12-01T12:45:00</dc:date>
            </office:change-info>
          </text:insertion>
        </text:changed-region>
        <text:changed-region xml:id="ct77325088" text:id="ct77325088">
          <text:deletion>
            <office:change-info>
              <dc:creator>Autor desconocido</dc:creator>
              <dc:date>2016-12-01T12:45:00</dc:date>
            </office:change-info>
            <text:p text:style-name="P1">T</text:p>
          </text:deletion>
        </text:changed-region>
        <text:changed-region xml:id="ct87460192" text:id="ct87460192">
          <text:insertion>
            <office:change-info>
              <dc:creator>Autor desconocido</dc:creator>
              <dc:date>2016-12-01T12:45:00</dc:date>
            </office:change-info>
          </text:insertion>
        </text:changed-region>
        <text:changed-region xml:id="ct86783232" text:id="ct86783232">
          <text:deletion>
            <office:change-info>
              <dc:creator>iibm </dc:creator>
              <dc:date>2016-12-01T16:11:00</dc:date>
            </office:change-info>
            <text:p text:style-name="P1"><text:span text:style-name="T1">kin selection strategy</text:span></text:p>
          </text:deletion>
        </text:changed-region>
        <text:changed-region xml:id="ct86311696" text:id="ct86311696">
          <text:insertion>
            <office:change-info>
              <dc:creator>Autor desconocido</dc:creator>
              <dc:date>2016-12-01T13:02:00</dc:date>
            </office:change-info>
          </text:insertion>
        </text:changed-region>
        <text:changed-region xml:id="ct87148912" text:id="ct87148912">
          <text:deletion>
            <office:change-info>
              <dc:creator>Autor desconocido</dc:creator>
              <dc:date>2016-12-01T12:57:00</dc:date>
            </office:change-info>
            <text:p text:style-name="P1">tion</text:p>
          </text:deletion>
        </text:changed-region>
        <text:changed-region xml:id="ct85681488" text:id="ct85681488">
          <text:insertion>
            <office:change-info>
              <dc:creator>Autor desconocido</dc:creator>
              <dc:date>2016-12-01T12:57:00</dc:date>
            </office:change-info>
          </text:insertion>
        </text:changed-region>
        <text:changed-region xml:id="ct76879760" text:id="ct76879760">
          <text:insertion>
            <office:change-info>
              <dc:creator>Autor desconocido</dc:creator>
              <dc:date>2016-12-01T12:58:00</dc:date>
            </office:change-info>
          </text:insertion>
        </text:changed-region>
        <text:changed-region xml:id="ct86752224" text:id="ct86752224">
          <text:insertion>
            <office:change-info>
              <dc:creator>Autor desconocido</dc:creator>
              <dc:date>2016-12-01T13:06:00</dc:date>
            </office:change-info>
          </text:insertion>
        </text:changed-region>
        <text:changed-region xml:id="ct86752416" text:id="ct86752416">
          <text:deletion>
            <office:change-info>
              <dc:creator>Autor desconocido</dc:creator>
              <dc:date>2016-12-01T13:06:00</dc:date>
            </office:change-info>
            <text:p text:style-name="P1">y</text:p>
          </text:deletion>
        </text:changed-region>
        <text:changed-region xml:id="ct80107712" text:id="ct80107712">
          <text:insertion>
            <office:change-info>
              <dc:creator>Autor desconocido</dc:creator>
              <dc:date>2016-12-01T13:06:00</dc:date>
            </office:change-info>
          </text:insertion>
        </text:changed-region>
        <text:changed-region xml:id="ct77152320" text:id="ct77152320">
          <text:insertion>
            <office:change-info>
              <dc:creator>Autor desconocido</dc:creator>
              <dc:date>2016-12-01T13:06:00</dc:date>
            </office:change-info>
          </text:insertion>
        </text:changed-region>
        <text:changed-region xml:id="ct74681728" text:id="ct74681728">
          <text:insertion>
            <office:change-info>
              <dc:creator>Autor desconocido</dc:creator>
              <dc:date>2016-12-01T13:06:00</dc:date>
            </office:change-info>
          </text:insertion>
        </text:changed-region>
        <text:changed-region xml:id="ct88125824" text:id="ct88125824">
          <text:deletion>
            <office:change-info>
              <dc:creator>Autor desconocido</dc:creator>
              <dc:date>2016-12-01T13:06:00</dc:date>
            </office:change-info>
            <text:p text:style-name="P1">nat</text:p>
          </text:deletion>
        </text:changed-region>
        <text:changed-region xml:id="ct77183648" text:id="ct77183648">
          <text:deletion>
            <office:change-info>
              <dc:creator>Autor desconocido</dc:creator>
              <dc:date>2016-12-01T13:06:00</dc:date>
            </office:change-info>
            <text:p text:style-name="P1">o</text:p>
          </text:deletion>
        </text:changed-region>
        <text:changed-region xml:id="ct80422608" text:id="ct80422608">
          <text:deletion>
            <office:change-info>
              <dc:creator>Autor desconocido</dc:creator>
              <dc:date>2016-12-01T13:06:00</dc:date>
            </office:change-info>
            <text:p text:style-name="P1">of</text:p>
          </text:deletion>
        </text:changed-region>
        <text:changed-region xml:id="ct87612080" text:id="ct87612080">
          <text:insertion>
            <office:change-info>
              <dc:creator>Autor desconocido</dc:creator>
              <dc:date>2016-12-01T13:07:00</dc:date>
            </office:change-info>
          </text:insertion>
        </text:changed-region>
        <text:changed-region xml:id="ct86663824" text:id="ct86663824">
          <text:insertion>
            <office:change-info>
              <dc:creator>Autor desconocido</dc:creator>
              <dc:date>2016-12-01T13:07:00</dc:date>
            </office:change-info>
          </text:insertion>
        </text:changed-region>
        <text:changed-region xml:id="ct86171968" text:id="ct86171968">
          <text:insertion>
            <office:change-info>
              <dc:creator>Autor desconocido</dc:creator>
              <dc:date>2016-12-01T13:07:00</dc:date>
            </office:change-info>
          </text:insertion>
        </text:changed-region>
        <text:changed-region xml:id="ct77460592" text:id="ct77460592">
          <text:insertion>
            <office:change-info>
              <dc:creator>Autor desconocido</dc:creator>
              <dc:date>2016-12-01T13:07:00</dc:date>
            </office:change-info>
          </text:insertion>
        </text:changed-region>
        <text:changed-region xml:id="ct77460784" text:id="ct77460784">
          <text:deletion>
            <office:change-info>
              <dc:creator>Autor desconocido</dc:creator>
              <dc:date>2016-12-01T13:08:00</dc:date>
            </office:change-info>
            <text:p text:style-name="P1"><text:s/>the recipient</text:p>
          </text:deletion>
        </text:changed-region>
        <text:changed-region xml:id="ct77503344" text:id="ct77503344">
          <text:insertion>
            <office:change-info>
              <dc:creator>Autor desconocido</dc:creator>
              <dc:date>2016-12-01T13:08:00</dc:date>
            </office:change-info>
          </text:insertion>
        </text:changed-region>
        <text:changed-region xml:id="ct73495600" text:id="ct73495600">
          <text:insertion>
            <office:change-info>
              <dc:creator>Autor desconocido</dc:creator>
              <dc:date>2016-12-01T13:07:00</dc:date>
            </office:change-info>
          </text:insertion>
        </text:changed-region>
        <text:changed-region xml:id="ct87721008" text:id="ct87721008">
          <text:insertion>
            <office:change-info>
              <dc:creator>Autor desconocido</dc:creator>
              <dc:date>2016-12-01T13:08:00</dc:date>
            </office:change-info>
          </text:insertion>
        </text:changed-region>
        <text:changed-region xml:id="ct87721200" text:id="ct87721200">
          <text:deletion>
            <office:change-info>
              <dc:creator>Autor desconocido</dc:creator>
              <dc:date>2016-12-01T13:08:00</dc:date>
            </office:change-info>
            <text:p text:style-name="P1">other organism</text:p>
          </text:deletion>
        </text:changed-region>
        <text:changed-region xml:id="ct77849568" text:id="ct77849568">
          <text:insertion>
            <office:change-info>
              <dc:creator>Autor desconocido</dc:creator>
              <dc:date>2016-12-01T13:08:00</dc:date>
            </office:change-info>
          </text:insertion>
        </text:changed-region>
        <text:changed-region xml:id="ct80108736" text:id="ct80108736">
          <text:insertion>
            <office:change-info>
              <dc:creator>Autor desconocido</dc:creator>
              <dc:date>2016-12-01T13:08:00</dc:date>
            </office:change-info>
          </text:insertion>
        </text:changed-region>
        <text:changed-region xml:id="ct79550000" text:id="ct79550000">
          <text:deletion>
            <office:change-info>
              <dc:creator>Autor desconocido</dc:creator>
              <dc:date>2016-12-01T13:08:00</dc:date>
            </office:change-info>
            <text:p text:style-name="P1">manners at</text:p>
          </text:deletion>
        </text:changed-region>
        <text:changed-region xml:id="ct78703104" text:id="ct78703104">
          <text:insertion>
            <office:change-info>
              <dc:creator>Autor desconocido</dc:creator>
              <dc:date>2016-12-01T13:09:00</dc:date>
            </office:change-info>
          </text:insertion>
        </text:changed-region>
        <text:changed-region xml:id="ct87913248" text:id="ct87913248">
          <text:insertion>
            <office:change-info>
              <dc:creator>Autor desconocido</dc:creator>
              <dc:date>2016-12-01T13:08:00</dc:date>
            </office:change-info>
          </text:insertion>
        </text:changed-region>
        <text:changed-region xml:id="ct90024576" text:id="ct90024576">
          <text:deletion>
            <office:change-info>
              <dc:creator>Autor desconocido</dc:creator>
              <dc:date>2016-12-01T13:12:00</dc:date>
            </office:change-info>
            <text:p text:style-name="P2"><text:span text:style-name="T2">d</text:span></text:p>
          </text:deletion>
        </text:changed-region>
        <text:changed-region xml:id="ct88032080" text:id="ct88032080">
          <text:insertion>
            <office:change-info>
              <dc:creator>Autor desconocido</dc:creator>
              <dc:date>2016-12-01T13:12:00</dc:date>
            </office:change-info>
          </text:insertion>
        </text:changed-region>
        <text:changed-region xml:id="ct87515408" text:id="ct87515408">
          <text:deletion>
            <office:change-info>
              <dc:creator>Autor desconocido</dc:creator>
              <dc:date>2016-12-01T13:11:00</dc:date>
            </office:change-info>
            <text:p text:style-name="P2"><text:span text:style-name="T2">in</text:span></text:p>
          </text:deletion>
        </text:changed-region>
        <text:changed-region xml:id="ct86186592" text:id="ct86186592">
          <text:deletion>
            <office:change-info>
              <dc:creator>Autor desconocido</dc:creator>
              <dc:date>2016-12-01T13:12:00</dc:date>
            </office:change-info>
            <text:p text:style-name="P2"><text:span text:style-name="T2">g</text:span></text:p>
          </text:deletion>
        </text:changed-region>
        <text:changed-region xml:id="ct87173376" text:id="ct87173376">
          <text:deletion>
            <office:change-info>
              <dc:creator>Autor desconocido</dc:creator>
              <dc:date>2016-12-01T13:11:00</dc:date>
            </office:change-info>
            <text:p text:style-name="P2"><text:span text:style-name="T2">the</text:span></text:p>
          </text:deletion>
        </text:changed-region>
        <text:changed-region xml:id="ct78703296" text:id="ct78703296">
          <text:insertion>
            <office:change-info>
              <dc:creator>iibm </dc:creator>
              <dc:date>2016-12-01T16:15:00</dc:date>
            </office:change-info>
          </text:insertion>
        </text:changed-region>
        <text:changed-region xml:id="ct86930496" text:id="ct86930496">
          <text:insertion>
            <office:change-info>
              <dc:creator>iibm </dc:creator>
              <dc:date>2016-12-01T16:16:00</dc:date>
            </office:change-info>
          </text:insertion>
        </text:changed-region>
        <text:changed-region xml:id="ct88126048" text:id="ct88126048">
          <text:deletion>
            <office:change-info>
              <dc:creator>iibm </dc:creator>
              <dc:date>2016-12-01T16:16:00</dc:date>
            </office:change-info>
            <text:p text:style-name="P2"><text:span text:style-name="T3">. </text:span></text:p>
          </text:deletion>
        </text:changed-region>
        <text:changed-region xml:id="ct63851120" text:id="ct63851120">
          <text:deletion>
            <office:change-info>
              <dc:creator>iibm </dc:creator>
              <dc:date>2016-12-01T16:16:00</dc:date>
            </office:change-info>
            <text:p text:style-name="P2"><text:span text:style-name="T3"><office:annotation office:name="__Annotation__552_1199360106"><dc:creator>Autor desconocido</dc:creator><dc:date>2016-12-01T13:12:26</dc:date><text:list text:style-name=""><text:list-item><text:p>No entiendo. La teoría de <text:s/>Smith <text:s/>no lo considera pero la de Trivers sí? En tal caso diría: This theory does not includes (o “considers” mejor) <text:s/>the altruistic act among distantly related organisms whereas Triver's theroy does. </text:p></text:list-item></text:list></office:annotation></text:span></text:p>
          </text:deletion>
        </text:changed-region>
        <text:changed-region xml:id="ct88111536" text:id="ct88111536">
          <text:deletion>
            <office:change-info>
              <dc:creator>iibm </dc:creator>
              <dc:date>2016-12-01T16:16:00</dc:date>
            </office:change-info>
            <text:p text:style-name="P2"><text:span text:style-name="T3"><text:s/>and so that Trivers' theory does it</text:span></text:p>
          </text:deletion>
        </text:changed-region>
        <text:changed-region xml:id="ct87882608" text:id="ct87882608">
          <text:deletion>
            <office:change-info>
              <dc:creator>iibm </dc:creator>
              <dc:date>2016-12-01T16:16:00</dc:date>
            </office:change-info>
            <text:p text:style-name="P2"><text:span text:style-name="T4">s</text:span></text:p>
          </text:deletion>
        </text:changed-region>
        <text:changed-region xml:id="ct77152096" text:id="ct77152096">
          <text:deletion>
            <office:change-info>
              <dc:creator>iibm </dc:creator>
              <dc:date>2016-12-01T16:16:00</dc:date>
            </office:change-info>
            <text:p text:style-name="P2"><text:span text:style-name="T3"><text:s/>the altruist act among distantly related organism</text:span></text:p>
          </text:deletion>
        </text:changed-region>
        <text:changed-region xml:id="ct87246896" text:id="ct87246896">
          <text:deletion>
            <office:change-info>
              <dc:creator>iibm </dc:creator>
              <dc:date>2016-12-01T16:16:00</dc:date>
            </office:change-info>
            <text:p text:style-name="P2"><text:span text:style-name="T4">s</text:span></text:p>
          </text:deletion>
        </text:changed-region>
        <text:changed-region xml:id="ct80550608" text:id="ct80550608">
          <text:deletion>
            <office:change-info>
              <dc:creator>iibm </dc:creator>
              <dc:date>2016-12-01T16:16:00</dc:date>
            </office:change-info>
            <text:p text:style-name="P2"><text:span text:style-name="T3">This theory does not include</text:span></text:p>
          </text:deletion>
        </text:changed-region>
        <text:changed-region xml:id="ct86783424" text:id="ct86783424">
          <text:insertion>
            <office:change-info>
              <dc:creator>Autor desconocido</dc:creator>
              <dc:date>2016-12-01T13:15:00</dc:date>
            </office:change-info>
          </text:insertion>
        </text:changed-region>
        <text:changed-region xml:id="ct86311888" text:id="ct86311888">
          <text:insertion>
            <office:change-info>
              <dc:creator>Autor desconocido</dc:creator>
              <dc:date>2016-12-01T13:15:00</dc:date>
            </office:change-info>
          </text:insertion>
        </text:changed-region>
        <text:changed-region xml:id="ct77503536" text:id="ct77503536">
          <text:deletion>
            <office:change-info>
              <dc:creator>Autor desconocido</dc:creator>
              <dc:date>2016-12-01T13:15:00</dc:date>
            </office:change-info>
            <text:p text:style-name="P2"><text:span text:style-name="T2">for</text:span></text:p>
          </text:deletion>
        </text:changed-region>
        <text:changed-region xml:id="ct80767600" text:id="ct80767600">
          <text:insertion>
            <office:change-info>
              <dc:creator>Autor desconocido</dc:creator>
              <dc:date>2016-12-01T13:15:00</dc:date>
            </office:change-info>
          </text:insertion>
        </text:changed-region>
        <text:changed-region xml:id="ct77144976" text:id="ct77144976">
          <text:deletion>
            <office:change-info>
              <dc:creator>Autor desconocido</dc:creator>
              <dc:date>2016-12-01T13:15:00</dc:date>
            </office:change-info>
            <text:p text:style-name="P2"><text:span text:style-name="T2">for</text:span></text:p>
          </text:deletion>
        </text:changed-region>
        <text:changed-region xml:id="ct78856448" text:id="ct78856448">
          <text:insertion>
            <office:change-info>
              <dc:creator>Autor desconocido</dc:creator>
              <dc:date>2016-12-01T13:15:00</dc:date>
            </office:change-info>
          </text:insertion>
        </text:changed-region>
        <text:changed-region xml:id="ct77582352" text:id="ct77582352">
          <text:deletion>
            <office:change-info>
              <dc:creator>Autor desconocido</dc:creator>
              <dc:date>2016-12-01T13:15:00</dc:date>
            </office:change-info>
            <text:p text:style-name="P2"><text:span text:style-name="T2"><text:s/>cover</text:span></text:p>
          </text:deletion>
        </text:changed-region>
        <text:changed-region xml:id="ct80879744" text:id="ct80879744">
          <text:insertion>
            <office:change-info>
              <dc:creator>Autor desconocido</dc:creator>
              <dc:date>2016-12-01T13:15:00</dc:date>
            </office:change-info>
          </text:insertion>
        </text:changed-region>
        <text:changed-region xml:id="ct88168800" text:id="ct88168800">
          <text:deletion>
            <office:change-info>
              <dc:creator>Autor desconocido</dc:creator>
              <dc:date>2016-12-01T13:15:00</dc:date>
            </office:change-info>
            <text:p text:style-name="P2"><text:span text:style-name="T2">give explanation about</text:span></text:p>
          </text:deletion>
        </text:changed-region>
        <text:changed-region xml:id="ct76925632" text:id="ct76925632">
          <text:deletion>
            <office:change-info>
              <dc:creator>Autor desconocido</dc:creator>
              <dc:date>2016-12-01T13:15:00</dc:date>
            </office:change-info>
            <text:p text:style-name="P2"><text:span text:style-name="T2">the</text:span></text:p>
          </text:deletion>
        </text:changed-region>
        <text:changed-region xml:id="ct91216720" text:id="ct91216720">
          <text:deletion>
            <office:change-info>
              <dc:creator>Autor desconocido</dc:creator>
              <dc:date>2016-12-01T13:15:00</dc:date>
            </office:change-info>
            <text:p text:style-name="P2"><text:span text:style-name="T2">the</text:span></text:p>
          </text:deletion>
        </text:changed-region>
        <text:changed-region xml:id="ct87154384" text:id="ct87154384">
          <text:insertion>
            <office:change-info>
              <dc:creator>Autor desconocido</dc:creator>
              <dc:date>2016-12-01T13:16:00</dc:date>
            </office:change-info>
          </text:insertion>
        </text:changed-region>
        <text:changed-region xml:id="ct86980560" text:id="ct86980560">
          <text:insertion>
            <office:change-info>
              <dc:creator>Autor desconocido</dc:creator>
              <dc:date>2016-12-01T13:16:00</dc:date>
            </office:change-info>
          </text:insertion>
        </text:changed-region>
        <text:changed-region xml:id="ct86994544" text:id="ct86994544">
          <text:insertion>
            <office:change-info>
              <dc:creator>Autor desconocido</dc:creator>
              <dc:date>2016-12-01T13:16:00</dc:date>
            </office:change-info>
          </text:insertion>
        </text:changed-region>
        <text:changed-region xml:id="ct77629152" text:id="ct77629152">
          <text:deletion>
            <office:change-info>
              <dc:creator>Autor desconocido</dc:creator>
              <dc:date>2016-12-01T13:16:00</dc:date>
            </office:change-info>
            <text:p text:style-name="P2"><text:span text:style-name="T2">there are reciprocity</text:span></text:p>
          </text:deletion>
        </text:changed-region>
        <text:changed-region xml:id="ct79682448" text:id="ct79682448">
          <text:insertion>
            <office:change-info>
              <dc:creator>Autor desconocido</dc:creator>
              <dc:date>2016-12-01T13:16:00</dc:date>
            </office:change-info>
          </text:insertion>
        </text:changed-region>
        <text:changed-region xml:id="ct86851008" text:id="ct86851008">
          <text:deletion>
            <office:change-info>
              <dc:creator>Autor desconocido</dc:creator>
              <dc:date>2016-12-01T13:16:00</dc:date>
            </office:change-info>
            <text:p text:style-name="P2"><text:span text:style-name="T2">s</text:span></text:p>
          </text:deletion>
        </text:changed-region>
        <text:changed-region xml:id="ct80100784" text:id="ct80100784">
          <text:deletion>
            <office:change-info>
              <dc:creator>Autor desconocido</dc:creator>
              <dc:date>2016-12-01T13:20:00</dc:date>
            </office:change-info>
            <text:p text:style-name="P2"><text:span text:style-name="T2">,</text:span></text:p>
          </text:deletion>
        </text:changed-region>
        <text:changed-region xml:id="ct86917024" text:id="ct86917024">
          <text:insertion>
            <office:change-info>
              <dc:creator>Autor desconocido</dc:creator>
              <dc:date>2016-12-01T13:20:00</dc:date>
            </office:change-info>
          </text:insertion>
        </text:changed-region>
        <text:changed-region xml:id="ct86070256" text:id="ct86070256">
          <text:insertion>
            <office:change-info>
              <dc:creator>Autor desconocido</dc:creator>
              <dc:date>2016-12-01T13:19:00</dc:date>
            </office:change-info>
          </text:insertion>
        </text:changed-region>
        <text:changed-region xml:id="ct87652608" text:id="ct87652608">
          <text:format-change>
            <office:change-info>
              <dc:creator>Autor desconocido</dc:creator>
              <dc:date>2016-12-01T13:19:00</dc:date>
            </office:change-info>
          </text:format-change>
        </text:changed-region>
        <text:changed-region xml:id="ct88202432" text:id="ct88202432">
          <text:insertion>
            <office:change-info>
              <dc:creator>Autor desconocido</dc:creator>
              <dc:date>2016-12-01T13:20:00</dc:date>
            </office:change-info>
          </text:insertion>
        </text:changed-region>
        <text:changed-region xml:id="ct79696464" text:id="ct79696464">
          <text:insertion>
            <office:change-info>
              <dc:creator>Autor desconocido</dc:creator>
              <dc:date>2016-12-01T13:19:00</dc:date>
            </office:change-info>
          </text:insertion>
        </text:changed-region>
        <text:changed-region xml:id="ct77535808" text:id="ct77535808">
          <text:insertion>
            <office:change-info>
              <dc:creator>Autor desconocido</dc:creator>
              <dc:date>2016-12-01T13:16:00</dc:date>
            </office:change-info>
          </text:insertion>
        </text:changed-region>
        <text:changed-region xml:id="ct80326336" text:id="ct80326336">
          <text:insertion>
            <office:change-info>
              <dc:creator>Autor desconocido</dc:creator>
              <dc:date>2016-12-01T13:16:00</dc:date>
            </office:change-info>
          </text:insertion>
        </text:changed-region>
        <text:changed-region xml:id="ct80129872" text:id="ct80129872">
          <text:insertion>
            <office:change-info>
              <dc:creator>Autor desconocido</dc:creator>
              <dc:date>2016-12-01T13:17:00</dc:date>
            </office:change-info>
          </text:insertion>
        </text:changed-region>
        <text:changed-region xml:id="ct76608496" text:id="ct76608496">
          <text:deletion>
            <office:change-info>
              <dc:creator>Autor desconocido</dc:creator>
              <dc:date>2016-12-01T13:17:00</dc:date>
            </office:change-info>
            <text:p text:style-name="P2"><text:span text:style-name="T2">wheres they </text:span></text:p>
          </text:deletion>
        </text:changed-region>
        <text:changed-region xml:id="ct80018768" text:id="ct80018768">
          <text:insertion>
            <office:change-info>
              <dc:creator>Autor desconocido</dc:creator>
              <dc:date>2016-12-01T13:17:00</dc:date>
            </office:change-info>
          </text:insertion>
        </text:changed-region>
        <text:changed-region xml:id="ct79404416" text:id="ct79404416">
          <text:insertion>
            <office:change-info>
              <dc:creator>Autor desconocido</dc:creator>
              <dc:date>2016-12-01T13:17:00</dc:date>
            </office:change-info>
          </text:insertion>
        </text:changed-region>
        <text:changed-region xml:id="ct87573568" text:id="ct87573568">
          <text:deletion>
            <office:change-info>
              <dc:creator>Autor desconocido</dc:creator>
              <dc:date>2016-12-01T13:17:00</dc:date>
            </office:change-info>
            <text:p text:style-name="P2"><text:span text:style-name="T2">being</text:span></text:p>
          </text:deletion>
        </text:changed-region>
        <text:changed-region xml:id="ct77819936" text:id="ct77819936">
          <text:insertion>
            <office:change-info>
              <dc:creator>Autor desconocido</dc:creator>
              <dc:date>2016-12-01T13:17:00</dc:date>
            </office:change-info>
          </text:insertion>
        </text:changed-region>
        <text:changed-region xml:id="ct80322048" text:id="ct80322048">
          <text:insertion>
            <office:change-info>
              <dc:creator>Autor desconocido</dc:creator>
              <dc:date>2016-12-01T13:17:00</dc:date>
            </office:change-info>
          </text:insertion>
        </text:changed-region>
        <text:changed-region xml:id="ct80322240" text:id="ct80322240">
          <text:deletion>
            <office:change-info>
              <dc:creator>Autor desconocido</dc:creator>
              <dc:date>2016-12-01T13:17:00</dc:date>
            </office:change-info>
            <text:p text:style-name="P2"><text:span text:style-name="T2">about it</text:span></text:p>
          </text:deletion>
        </text:changed-region>
        <text:changed-region xml:id="ct79682704" text:id="ct79682704">
          <text:deletion>
            <office:change-info>
              <dc:creator>Autor desconocido</dc:creator>
              <dc:date>2016-12-01T13:22:00</dc:date>
            </office:change-info>
            <text:p text:style-name="P3"><text:span text:style-name="T2">warranted</text:span></text:p>
          </text:deletion>
        </text:changed-region>
        <text:changed-region xml:id="ct87432960" text:id="ct87432960">
          <text:insertion>
            <office:change-info>
              <dc:creator>Autor desconocido</dc:creator>
              <dc:date>2016-12-01T13:22:00</dc:date>
            </office:change-info>
          </text:insertion>
        </text:changed-region>
        <text:changed-region xml:id="ct86025952" text:id="ct86025952">
          <text:deletion>
            <office:change-info>
              <dc:creator>Autor desconocido</dc:creator>
              <dc:date>2016-12-01T13:22:00</dc:date>
            </office:change-info>
            <text:p text:style-name="P3"><text:span text:style-name="T2"><text:s/>for</text:span></text:p>
          </text:deletion>
        </text:changed-region>
        <text:changed-region xml:id="ct80326528" text:id="ct80326528">
          <text:insertion>
            <office:change-info>
              <dc:creator>Autor desconocido</dc:creator>
              <dc:date>2016-12-01T13:22:00</dc:date>
            </office:change-info>
          </text:insertion>
        </text:changed-region>
        <text:changed-region xml:id="ct80879936" text:id="ct80879936">
          <text:insertion>
            <office:change-info>
              <dc:creator>iibm </dc:creator>
              <dc:date>2016-12-01T19:03:00</dc:date>
            </office:change-info>
          </text:insertion>
        </text:changed-region>
        <text:changed-region xml:id="ct91216944" text:id="ct91216944">
          <text:deletion>
            <office:change-info>
              <dc:creator>iibm </dc:creator>
              <dc:date>2016-12-01T19:03:00</dc:date>
            </office:change-info>
            <text:p text:style-name="P3"><text:span text:style-name="T3">brief</text:span></text:p>
          </text:deletion>
        </text:changed-region>
        <text:changed-region xml:id="ct87162016" text:id="ct87162016">
          <text:insertion>
            <office:change-info>
              <dc:creator>Autor desconocido</dc:creator>
              <dc:date>2016-12-01T13:23:00</dc:date>
            </office:change-info>
          </text:insertion>
        </text:changed-region>
        <text:changed-region xml:id="ct86693648" text:id="ct86693648">
          <text:deletion>
            <office:change-info>
              <dc:creator>Autor desconocido</dc:creator>
              <dc:date>2016-12-01T13:23:00</dc:date>
            </office:change-info>
            <text:p text:style-name="P3"><text:span text:style-name="T2">must be satisfied to assure that the selection favor reciprocal altruism behavior</text:span></text:p>
          </text:deletion>
        </text:changed-region>
        <text:changed-region xml:id="ct80206192" text:id="ct80206192">
          <text:deletion>
            <office:change-info>
              <dc:creator>Autor desconocido</dc:creator>
              <dc:date>2016-12-01T13:24:00</dc:date>
            </office:change-info>
            <text:p text:style-name="P1">along</text:p>
          </text:deletion>
        </text:changed-region>
        <text:changed-region xml:id="ct78061312" text:id="ct78061312">
          <text:insertion>
            <office:change-info>
              <dc:creator>Autor desconocido</dc:creator>
              <dc:date>2016-12-01T13:24:00</dc:date>
            </office:change-info>
          </text:insertion>
        </text:changed-region>
        <text:changed-region xml:id="ct76934480" text:id="ct76934480">
          <text:insertion>
            <office:change-info>
              <dc:creator>Autor desconocido</dc:creator>
              <dc:date>2016-12-01T13:25:00</dc:date>
            </office:change-info>
          </text:insertion>
        </text:changed-region>
        <text:changed-region xml:id="ct86291712" text:id="ct86291712">
          <text:insertion>
            <office:change-info>
              <dc:creator>Autor desconocido</dc:creator>
              <dc:date>2016-12-01T13:25:00</dc:date>
            </office:change-info>
          </text:insertion>
        </text:changed-region>
        <text:changed-region xml:id="ct79552752" text:id="ct79552752">
          <text:insertion>
            <office:change-info>
              <dc:creator>Autor desconocido</dc:creator>
              <dc:date>2016-12-01T13:25:00</dc:date>
            </office:change-info>
          </text:insertion>
        </text:changed-region>
        <text:changed-region xml:id="ct80296000" text:id="ct80296000">
          <text:insertion>
            <office:change-info>
              <dc:creator>Autor desconocido</dc:creator>
              <dc:date>2016-12-01T13:25:00</dc:date>
            </office:change-info>
          </text:insertion>
        </text:changed-region>
        <text:changed-region xml:id="ct86815920" text:id="ct86815920">
          <text:insertion>
            <office:change-info>
              <dc:creator>Autor desconocido</dc:creator>
              <dc:date>2016-12-01T13:25:00</dc:date>
            </office:change-info>
          </text:insertion>
        </text:changed-region>
        <text:changed-region xml:id="ct87573280" text:id="ct87573280">
          <text:deletion>
            <office:change-info>
              <dc:creator>Autor desconocido</dc:creator>
              <dc:date>2016-12-01T13:26:00</dc:date>
            </office:change-info>
            <text:p text:style-name="P1">game</text:p>
          </text:deletion>
        </text:changed-region>
        <text:changed-region xml:id="ct77629376" text:id="ct77629376">
          <text:insertion>
            <office:change-info>
              <dc:creator>Autor desconocido</dc:creator>
              <dc:date>2016-12-01T13:28:00</dc:date>
            </office:change-info>
          </text:insertion>
        </text:changed-region>
        <text:changed-region xml:id="ct86070016" text:id="ct86070016">
          <text:deletion>
            <office:change-info>
              <dc:creator>Autor desconocido</dc:creator>
              <dc:date>2016-12-01T13:29:00</dc:date>
            </office:change-info>
            <text:p text:style-name="P1">framed</text:p>
          </text:deletion>
        </text:changed-region>
        <text:changed-region xml:id="ct85724208" text:id="ct85724208">
          <text:insertion>
            <office:change-info>
              <dc:creator>Autor desconocido</dc:creator>
              <dc:date>2016-12-01T13:30:00</dc:date>
            </office:change-info>
          </text:insertion>
        </text:changed-region>
        <text:changed-region xml:id="ct80101008" text:id="ct80101008">
          <text:deletion>
            <office:change-info>
              <dc:creator>Autor desconocido</dc:creator>
              <dc:date>2016-12-01T13:30:00</dc:date>
            </office:change-info>
            <text:p text:style-name="P1">to </text:p>
          </text:deletion>
        </text:changed-region>
        <text:changed-region xml:id="ct74068192" text:id="ct74068192">
          <text:insertion>
            <office:change-info>
              <dc:creator>Autor desconocido</dc:creator>
              <dc:date>2016-12-01T13:31:00</dc:date>
            </office:change-info>
          </text:insertion>
        </text:changed-region>
        <text:changed-region xml:id="ct86467072" text:id="ct86467072">
          <text:deletion>
            <office:change-info>
              <dc:creator>Autor desconocido</dc:creator>
              <dc:date>2016-12-01T13:31:00</dc:date>
            </office:change-info>
            <text:p text:style-name="P1">to</text:p>
          </text:deletion>
        </text:changed-region>
        <text:changed-region xml:id="ct79340736" text:id="ct79340736">
          <text:insertion>
            <office:change-info>
              <dc:creator>Autor desconocido</dc:creator>
              <dc:date>2016-12-01T13:31:00</dc:date>
            </office:change-info>
          </text:insertion>
        </text:changed-region>
        <text:changed-region xml:id="ct88464096" text:id="ct88464096">
          <text:deletion>
            <office:change-info>
              <dc:creator>iibm </dc:creator>
              <dc:date>2016-12-01T19:11:00</dc:date>
            </office:change-info>
            <text:p text:style-name="P1">, </text:p>
          </text:deletion>
        </text:changed-region>
        <text:changed-region xml:id="ct86851232" text:id="ct86851232">
          <text:deletion>
            <office:change-info>
              <dc:creator>iibm </dc:creator>
              <dc:date>2016-12-01T19:11:00</dc:date>
            </office:change-info>
            <text:p text:style-name="P1">For example</text:p>
          </text:deletion>
        </text:changed-region>
        <text:changed-region xml:id="ct87548288" text:id="ct87548288">
          <text:insertion>
            <office:change-info>
              <dc:creator>iibm </dc:creator>
              <dc:date>2016-12-01T19:11:00</dc:date>
            </office:change-info>
          </text:insertion>
        </text:changed-region>
        <text:changed-region xml:id="ct72224016" text:id="ct72224016">
          <text:deletion>
            <office:change-info>
              <dc:creator>iibm </dc:creator>
              <dc:date>2016-12-01T19:11:00</dc:date>
            </office:change-info>
            <text:p text:style-name="P1">i</text:p>
          </text:deletion>
        </text:changed-region>
        <text:changed-region xml:id="ct87612272" text:id="ct87612272">
          <text:insertion>
            <office:change-info>
              <dc:creator>Autor desconocido</dc:creator>
              <dc:date>2016-12-01T13:32:00</dc:date>
            </office:change-info>
          </text:insertion>
        </text:changed-region>
        <text:changed-region xml:id="ct86699696" text:id="ct86699696">
          <text:deletion>
            <office:change-info>
              <dc:creator>Autor desconocido</dc:creator>
              <dc:date>2016-12-01T13:32:00</dc:date>
            </office:change-info>
            <text:p text:style-name="P1">s</text:p>
          </text:deletion>
        </text:changed-region>
        <text:changed-region xml:id="ct86953760" text:id="ct86953760">
          <text:insertion>
            <office:change-info>
              <dc:creator>Autor desconocido</dc:creator>
              <dc:date>2016-12-01T13:32:00</dc:date>
            </office:change-info>
          </text:insertion>
        </text:changed-region>
        <text:changed-region xml:id="ct86526384" text:id="ct86526384">
          <text:deletion>
            <office:change-info>
              <dc:creator>Autor desconocido</dc:creator>
              <dc:date>2016-12-01T13:32:00</dc:date>
            </office:change-info>
            <text:p text:style-name="P1">-of</text:p>
          </text:deletion>
        </text:changed-region>
        <text:changed-region xml:id="ct74422784" text:id="ct74422784">
          <text:deletion>
            <office:change-info>
              <dc:creator>Autor desconocido</dc:creator>
              <dc:date>2016-12-01T13:33:00</dc:date>
            </office:change-info>
            <text:p text:style-name="P1">f</text:p>
          </text:deletion>
        </text:changed-region>
        <text:changed-region xml:id="ct86497824" text:id="ct86497824">
          <text:insertion>
            <office:change-info>
              <dc:creator>Autor desconocido</dc:creator>
              <dc:date>2016-12-01T13:37:00</dc:date>
            </office:change-info>
          </text:insertion>
        </text:changed-region>
        <text:changed-region xml:id="ct80422800" text:id="ct80422800">
          <text:insertion>
            <office:change-info>
              <dc:creator>Autor desconocido</dc:creator>
              <dc:date>2016-12-01T13:34:00</dc:date>
            </office:change-info>
          </text:insertion>
        </text:changed-region>
        <text:changed-region xml:id="ct86664016" text:id="ct86664016">
          <text:insertion>
            <office:change-info>
              <dc:creator>Autor desconocido</dc:creator>
              <dc:date>2016-12-01T13:36:00</dc:date>
            </office:change-info>
          </text:insertion>
        </text:changed-region>
        <text:changed-region xml:id="ct86244048" text:id="ct86244048">
          <text:deletion>
            <office:change-info>
              <dc:creator>Autor desconocido</dc:creator>
              <dc:date>2016-12-01T13:34:00</dc:date>
            </office:change-info>
            <text:p text:style-name="P1">ice</text:p>
          </text:deletion>
        </text:changed-region>
        <text:changed-region xml:id="ct85857216" text:id="ct85857216">
          <text:insertion>
            <office:change-info>
              <dc:creator>Autor desconocido</dc:creator>
              <dc:date>2016-12-01T13:34:00</dc:date>
            </office:change-info>
          </text:insertion>
        </text:changed-region>
        <text:changed-region xml:id="ct86172160" text:id="ct86172160">
          <text:insertion>
            <office:change-info>
              <dc:creator>Autor desconocido</dc:creator>
              <dc:date>2016-12-01T13:38:00</dc:date>
            </office:change-info>
          </text:insertion>
        </text:changed-region>
        <text:changed-region xml:id="ct88582768" text:id="ct88582768">
          <text:deletion>
            <office:change-info>
              <dc:creator>Autor desconocido</dc:creator>
              <dc:date>2016-12-01T13:38:00</dc:date>
            </office:change-info>
            <text:p text:style-name="P1">each other </text:p>
          </text:deletion>
        </text:changed-region>
        <text:changed-region xml:id="ct75714240" text:id="ct75714240">
          <text:insertion>
            <office:change-info>
              <dc:creator>Autor desconocido</dc:creator>
              <dc:date>2016-12-01T13:38:00</dc:date>
            </office:change-info>
          </text:insertion>
        </text:changed-region>
        <text:changed-region xml:id="ct87154576" text:id="ct87154576">
          <text:deletion>
            <office:change-info>
              <dc:creator>Autor desconocido</dc:creator>
              <dc:date>2016-12-01T13:38:00</dc:date>
            </office:change-info>
            <text:p text:style-name="P1">-off</text:p>
          </text:deletion>
        </text:changed-region>
        <text:changed-region xml:id="ct79187440" text:id="ct79187440">
          <text:deletion>
            <office:change-info>
              <dc:creator>Autor desconocido</dc:creator>
              <dc:date>2016-12-01T13:38:00</dc:date>
            </office:change-info>
            <text:p text:style-name="P1">P</text:p>
          </text:deletion>
        </text:changed-region>
        <text:changed-region xml:id="ct77325280" text:id="ct77325280">
          <text:insertion>
            <office:change-info>
              <dc:creator>Autor desconocido</dc:creator>
              <dc:date>2016-12-01T13:38:00</dc:date>
            </office:change-info>
          </text:insertion>
        </text:changed-region>
        <text:changed-region xml:id="ct85862000" text:id="ct85862000">
          <text:insertion>
            <office:change-info>
              <dc:creator>iibm </dc:creator>
              <dc:date>2016-12-01T19:15:00</dc:date>
            </office:change-info>
          </text:insertion>
        </text:changed-region>
        <text:changed-region xml:id="ct87913440" text:id="ct87913440">
          <text:insertion>
            <office:change-info>
              <dc:creator>Autor desconocido</dc:creator>
              <dc:date>2016-12-01T13:38:00</dc:date>
            </office:change-info>
          </text:insertion>
        </text:changed-region>
        <text:changed-region xml:id="ct77450928" text:id="ct77450928">
          <text:deletion>
            <office:change-info>
              <dc:creator>Autor desconocido</dc:creator>
              <dc:date>2016-12-01T13:38:00</dc:date>
            </office:change-info>
            <text:p text:style-name="P1">and</text:p>
          </text:deletion>
        </text:changed-region>
        <text:changed-region xml:id="ct79898128" text:id="ct79898128">
          <text:deletion>
            <office:change-info>
              <dc:creator>Autor desconocido</dc:creator>
              <dc:date>2016-12-01T13:38:00</dc:date>
            </office:change-info>
            <text:p text:style-name="P1">choose</text:p>
          </text:deletion>
        </text:changed-region>
        <text:changed-region xml:id="ct78461632" text:id="ct78461632">
          <text:insertion>
            <office:change-info>
              <dc:creator>Autor desconocido</dc:creator>
              <dc:date>2016-12-01T13:38:00</dc:date>
            </office:change-info>
          </text:insertion>
        </text:changed-region>
        <text:changed-region xml:id="ct80107904" text:id="ct80107904">
          <text:deletion>
            <office:change-info>
              <dc:creator>Autor desconocido</dc:creator>
              <dc:date>2016-12-01T13:38:00</dc:date>
            </office:change-info>
            <text:p text:style-name="P1">ion</text:p>
          </text:deletion>
        </text:changed-region>
        <text:changed-region xml:id="ct86980752" text:id="ct86980752">
          <text:deletion>
            <office:change-info>
              <dc:creator>Autor desconocido</dc:creator>
              <dc:date>2016-12-01T13:39:00</dc:date>
            </office:change-info>
            <text:p text:style-name="P1">choose</text:p>
          </text:deletion>
        </text:changed-region>
        <text:changed-region xml:id="ct86917216" text:id="ct86917216">
          <text:insertion>
            <office:change-info>
              <dc:creator>Autor desconocido</dc:creator>
              <dc:date>2016-12-01T13:39:00</dc:date>
            </office:change-info>
          </text:insertion>
        </text:changed-region>
        <text:changed-region xml:id="ct77333504" text:id="ct77333504">
          <text:deletion>
            <office:change-info>
              <dc:creator>Autor desconocido</dc:creator>
              <dc:date>2016-12-01T13:39:00</dc:date>
            </office:change-info>
            <text:p text:style-name="P1">ion</text:p>
          </text:deletion>
        </text:changed-region>
        <text:changed-region xml:id="ct76925824" text:id="ct76925824">
          <text:insertion>
            <office:change-info>
              <dc:creator>Autor desconocido</dc:creator>
              <dc:date>2016-12-01T13:39:00</dc:date>
            </office:change-info>
          </text:insertion>
        </text:changed-region>
        <text:changed-region xml:id="ct73495792" text:id="ct73495792">
          <text:insertion>
            <office:change-info>
              <dc:creator>Autor desconocido</dc:creator>
              <dc:date>2016-12-01T13:39:00</dc:date>
            </office:change-info>
          </text:insertion>
        </text:changed-region>
        <text:changed-region xml:id="ct76641648" text:id="ct76641648">
          <text:insertion>
            <office:change-info>
              <dc:creator>Autor desconocido</dc:creator>
              <dc:date>2016-12-01T13:39:00</dc:date>
            </office:change-info>
          </text:insertion>
        </text:changed-region>
        <text:changed-region xml:id="ct74947552" text:id="ct74947552">
          <text:insertion>
            <office:change-info>
              <dc:creator>Autor desconocido</dc:creator>
              <dc:date>2016-12-01T13:39:00</dc:date>
            </office:change-info>
          </text:insertion>
        </text:changed-region>
        <text:changed-region xml:id="ct79404608" text:id="ct79404608">
          <text:deletion>
            <office:change-info>
              <dc:creator>Autor desconocido</dc:creator>
              <dc:date>2016-12-01T13:39:00</dc:date>
            </office:change-info>
            <text:p text:style-name="P1">-off</text:p>
          </text:deletion>
        </text:changed-region>
        <text:changed-region xml:id="ct80130064" text:id="ct80130064">
          <text:insertion>
            <office:change-info>
              <dc:creator>Autor desconocido</dc:creator>
              <dc:date>2016-12-01T13:39:00</dc:date>
            </office:change-info>
          </text:insertion>
        </text:changed-region>
        <text:changed-region xml:id="ct86280912" text:id="ct86280912">
          <text:deletion>
            <office:change-info>
              <dc:creator>Autor desconocido</dc:creator>
              <dc:date>2016-12-01T13:39:00</dc:date>
            </office:change-info>
            <text:p text:style-name="P1">pay-off</text:p>
          </text:deletion>
        </text:changed-region>
        <text:changed-region xml:id="ct79776064" text:id="ct79776064">
          <text:insertion>
            <office:change-info>
              <dc:creator>iibm </dc:creator>
              <dc:date>2016-12-01T19:16:00</dc:date>
            </office:change-info>
          </text:insertion>
        </text:changed-region>
        <text:changed-region xml:id="ct87287856" text:id="ct87287856">
          <text:insertion>
            <office:change-info>
              <dc:creator>Autor desconocido</dc:creator>
              <dc:date>2016-12-01T13:40:00</dc:date>
            </office:change-info>
          </text:insertion>
        </text:changed-region>
        <text:changed-region xml:id="ct86442224" text:id="ct86442224">
          <text:insertion>
            <office:change-info>
              <dc:creator>Autor desconocido</dc:creator>
              <dc:date>2016-12-01T13:40:00</dc:date>
            </office:change-info>
          </text:insertion>
        </text:changed-region>
        <text:changed-region xml:id="ct80896064" text:id="ct80896064">
          <text:insertion>
            <office:change-info>
              <dc:creator>Autor desconocido</dc:creator>
              <dc:date>2016-12-01T13:40:00</dc:date>
            </office:change-info>
          </text:insertion>
        </text:changed-region>
        <text:changed-region xml:id="ct80896256" text:id="ct80896256">
          <text:insertion>
            <office:change-info>
              <dc:creator>Autor desconocido</dc:creator>
              <dc:date>2016-12-01T13:41:00</dc:date>
            </office:change-info>
          </text:insertion>
        </text:changed-region>
        <text:changed-region xml:id="ct87192432" text:id="ct87192432">
          <text:insertion>
            <office:change-info>
              <dc:creator>Autor desconocido</dc:creator>
              <dc:date>2016-12-01T13:42:00</dc:date>
            </office:change-info>
          </text:insertion>
        </text:changed-region>
        <text:changed-region xml:id="ct87724384" text:id="ct87724384">
          <text:insertion>
            <office:change-info>
              <dc:creator>Autor desconocido</dc:creator>
              <dc:date>2016-12-01T13:42:00</dc:date>
            </office:change-info>
          </text:insertion>
        </text:changed-region>
        <text:changed-region xml:id="ct87538176" text:id="ct87538176">
          <text:insertion>
            <office:change-info>
              <dc:creator>Autor desconocido</dc:creator>
              <dc:date>2016-12-01T13:44:00</dc:date>
            </office:change-info>
          </text:insertion>
        </text:changed-region>
        <text:changed-region xml:id="ct86224672" text:id="ct86224672">
          <text:insertion>
            <office:change-info>
              <dc:creator>Autor desconocido</dc:creator>
              <dc:date>2016-12-01T14:05:00</dc:date>
            </office:change-info>
          </text:insertion>
        </text:changed-region>
        <text:changed-region xml:id="ct86824192" text:id="ct86824192">
          <text:insertion>
            <office:change-info>
              <dc:creator>Autor desconocido</dc:creator>
              <dc:date>2016-12-01T14:06:00</dc:date>
            </office:change-info>
          </text:insertion>
        </text:changed-region>
        <text:changed-region xml:id="ct60243616" text:id="ct60243616">
          <text:insertion>
            <office:change-info>
              <dc:creator>Autor desconocido</dc:creator>
              <dc:date>2016-12-01T13:44:00</dc:date>
            </office:change-info>
          </text:insertion>
        </text:changed-region>
        <text:changed-region xml:id="ct77707008" text:id="ct77707008">
          <text:deletion>
            <office:change-info>
              <dc:creator>Autor desconocido</dc:creator>
              <dc:date>2016-12-01T13:44:00</dc:date>
            </office:change-info>
            <text:p text:style-name="P1">,</text:p>
          </text:deletion>
        </text:changed-region>
        <text:changed-region xml:id="ct78274944" text:id="ct78274944">
          <text:deletion>
            <office:change-info>
              <dc:creator>Autor desconocido</dc:creator>
              <dc:date>2016-12-01T13:44:00</dc:date>
            </office:change-info>
            <text:p text:style-name="P1">and</text:p>
          </text:deletion>
        </text:changed-region>
        <text:changed-region xml:id="ct80853680" text:id="ct80853680">
          <text:deletion>
            <office:change-info>
              <dc:creator>Autor desconocido</dc:creator>
              <dc:date>2016-12-01T13:44:00</dc:date>
            </office:change-info>
            <text:p text:style-name="P1">give a sign</text:p>
          </text:deletion>
        </text:changed-region>
        <text:changed-region xml:id="ct87334912" text:id="ct87334912">
          <text:insertion>
            <office:change-info>
              <dc:creator>Autor desconocido</dc:creator>
              <dc:date>2016-12-01T13:44:00</dc:date>
            </office:change-info>
          </text:insertion>
        </text:changed-region>
        <text:changed-region xml:id="ct77849760" text:id="ct77849760">
          <text:insertion>
            <office:change-info>
              <dc:creator>Autor desconocido</dc:creator>
              <dc:date>2016-12-01T13:44:00</dc:date>
            </office:change-info>
          </text:insertion>
        </text:changed-region>
        <text:changed-region xml:id="ct80108928" text:id="ct80108928">
          <text:deletion>
            <office:change-info>
              <dc:creator>Autor desconocido</dc:creator>
              <dc:date>2016-12-01T13:44:00</dc:date>
            </office:change-info>
            <text:p text:style-name="P1">happen</text:p>
          </text:deletion>
        </text:changed-region>
        <text:changed-region xml:id="ct86262768" text:id="ct86262768">
          <text:insertion>
            <office:change-info>
              <dc:creator>iibm </dc:creator>
              <dc:date>2016-12-01T19:18:00</dc:date>
            </office:change-info>
          </text:insertion>
        </text:changed-region>
        <text:changed-region xml:id="ct86805280" text:id="ct86805280">
          <text:deletion>
            <office:change-info>
              <dc:creator>iibm </dc:creator>
              <dc:date>2016-12-01T19:18:00</dc:date>
            </office:change-info>
            <text:p text:style-name="P1">whether</text:p>
          </text:deletion>
        </text:changed-region>
        <text:changed-region xml:id="ct86938896" text:id="ct86938896">
          <text:insertion>
            <office:change-info>
              <dc:creator>iibm </dc:creator>
              <dc:date>2016-12-01T19:19:00</dc:date>
            </office:change-info>
          </text:insertion>
        </text:changed-region>
        <text:changed-region xml:id="ct80018960" text:id="ct80018960">
          <text:deletion>
            <office:change-info>
              <dc:creator>iibm </dc:creator>
              <dc:date>2016-12-01T19:19:00</dc:date>
            </office:change-info>
            <text:p text:style-name="P1">it </text:p>
          </text:deletion>
        </text:changed-region>
        <text:changed-region xml:id="ct88631616" text:id="ct88631616">
          <text:deletion>
            <office:change-info>
              <dc:creator>Autor desconocido</dc:creator>
              <dc:date>2016-12-01T13:54:00</dc:date>
            </office:change-info>
            <text:p text:style-name="P1">M. </text:p>
          </text:deletion>
        </text:changed-region>
        <text:changed-region xml:id="ct88202624" text:id="ct88202624">
          <text:insertion>
            <office:change-info>
              <dc:creator>Autor desconocido</dc:creator>
              <dc:date>2016-12-01T13:55:00</dc:date>
            </office:change-info>
          </text:insertion>
        </text:changed-region>
        <text:changed-region xml:id="ct88527536" text:id="ct88527536">
          <text:deletion>
            <office:change-info>
              <dc:creator>Autor desconocido</dc:creator>
              <dc:date>2016-12-01T13:55:00</dc:date>
            </office:change-info>
            <text:p text:style-name="P1">prisoner's dilemma</text:p>
          </text:deletion>
        </text:changed-region>
        <text:changed-region xml:id="ct87518976" text:id="ct87518976">
          <text:deletion>
            <office:change-info>
              <dc:creator>Autor desconocido</dc:creator>
              <dc:date>2016-12-01T13:55:00</dc:date>
            </office:change-info>
            <text:p text:style-name="P1">ing</text:p>
          </text:deletion>
        </text:changed-region>
        <text:changed-region xml:id="ct57272656" text:id="ct57272656">
          <text:insertion>
            <office:change-info>
              <dc:creator>Autor desconocido</dc:creator>
              <dc:date>2016-12-01T13:55:00</dc:date>
            </office:change-info>
          </text:insertion>
        </text:changed-region>
        <text:changed-region xml:id="ct88591728" text:id="ct88591728">
          <text:deletion>
            <office:change-info>
              <dc:creator>Autor desconocido</dc:creator>
              <dc:date>2016-12-01T13:55:00</dc:date>
            </office:change-info>
            <text:p text:style-name="P1">for once</text:p>
          </text:deletion>
        </text:changed-region>
        <text:changed-region xml:id="ct77703648" text:id="ct77703648">
          <text:insertion>
            <office:change-info>
              <dc:creator>Autor desconocido</dc:creator>
              <dc:date>2016-12-01T13:55:00</dc:date>
            </office:change-info>
          </text:insertion>
        </text:changed-region>
        <text:changed-region xml:id="ct77703840" text:id="ct77703840">
          <text:deletion>
            <office:change-info>
              <dc:creator>Autor desconocido</dc:creator>
              <dc:date>2016-12-01T14:06:00</dc:date>
            </office:change-info>
            <text:p text:style-name="P1">unique</text:p>
          </text:deletion>
        </text:changed-region>
        <text:changed-region xml:id="ct78885488" text:id="ct78885488">
          <text:insertion>
            <office:change-info>
              <dc:creator>Autor desconocido</dc:creator>
              <dc:date>2016-12-01T14:06:00</dc:date>
            </office:change-info>
          </text:insertion>
        </text:changed-region>
        <text:changed-region xml:id="ct78885680" text:id="ct78885680">
          <text:insertion>
            <office:change-info>
              <dc:creator>iibm </dc:creator>
              <dc:date>2016-12-01T19:22:00</dc:date>
            </office:change-info>
          </text:insertion>
        </text:changed-region>
        <text:changed-region xml:id="ct78460272" text:id="ct78460272">
          <text:deletion>
            <office:change-info>
              <dc:creator>iibm </dc:creator>
              <dc:date>2016-12-01T19:22:00</dc:date>
            </office:change-info>
            <text:p text:style-name="P1">e</text:p>
          </text:deletion>
        </text:changed-region>
        <text:changed-region xml:id="ct77607328" text:id="ct77607328">
          <text:insertion>
            <office:change-info>
              <dc:creator>Autor desconocido</dc:creator>
              <dc:date>2016-12-01T13:56:00</dc:date>
            </office:change-info>
          </text:insertion>
        </text:changed-region>
        <text:changed-region xml:id="ct77607520" text:id="ct77607520">
          <text:deletion>
            <office:change-info>
              <dc:creator>Autor desconocido</dc:creator>
              <dc:date>2016-12-01T13:57:00</dc:date>
            </office:change-info>
            <text:p text:style-name="P1">use</text:p>
          </text:deletion>
        </text:changed-region>
        <text:changed-region xml:id="ct86192688" text:id="ct86192688">
          <text:insertion>
            <office:change-info>
              <dc:creator>Autor desconocido</dc:creator>
              <dc:date>2016-12-01T13:57:00</dc:date>
            </office:change-info>
          </text:insertion>
        </text:changed-region>
        <text:changed-region xml:id="ct86192880" text:id="ct86192880">
          <text:deletion>
            <office:change-info>
              <dc:creator>Autor desconocido</dc:creator>
              <dc:date>2016-12-01T13:57:00</dc:date>
            </office:change-info>
            <text:p text:style-name="P1">that</text:p>
          </text:deletion>
        </text:changed-region>
        <text:changed-region xml:id="ct80988240" text:id="ct80988240">
          <text:insertion>
            <office:change-info>
              <dc:creator>Autor desconocido</dc:creator>
              <dc:date>2016-12-01T13:57:00</dc:date>
            </office:change-info>
          </text:insertion>
        </text:changed-region>
        <text:changed-region xml:id="ct80988432" text:id="ct80988432">
          <text:insertion>
            <office:change-info>
              <dc:creator>Autor desconocido</dc:creator>
              <dc:date>2016-12-01T13:57:00</dc:date>
            </office:change-info>
          </text:insertion>
        </text:changed-region>
        <text:changed-region xml:id="ct78126928" text:id="ct78126928">
          <text:insertion>
            <office:change-info>
              <dc:creator>Autor desconocido</dc:creator>
              <dc:date>2016-12-01T13:56:00</dc:date>
            </office:change-info>
          </text:insertion>
        </text:changed-region>
        <text:changed-region xml:id="ct78127120" text:id="ct78127120">
          <text:insertion>
            <office:change-info>
              <dc:creator>Autor desconocido</dc:creator>
              <dc:date>2016-12-01T13:56:00</dc:date>
            </office:change-info>
          </text:insertion>
        </text:changed-region>
        <text:changed-region xml:id="ct76875232" text:id="ct76875232">
          <text:deletion>
            <office:change-info>
              <dc:creator>iibm </dc:creator>
              <dc:date>2016-12-01T19:25:00</dc:date>
            </office:change-info>
            <text:p text:style-name="Preformatted_20_Text"/>
          </text:deletion>
        </text:changed-region>
        <text:changed-region xml:id="ct86284832" text:id="ct86284832">
          <text:deletion>
            <office:change-info>
              <dc:creator>iibm </dc:creator>
              <dc:date>2016-12-01T19:25:00</dc:date>
            </office:change-info>
            <text:p text:style-name="P1"><text:s/>that if one does not cooperate the option remains be the best option but it is the worst option</text:p>
          </text:deletion>
        </text:changed-region>
        <text:changed-region xml:id="ct77627248" text:id="ct77627248">
          <text:deletion>
            <office:change-info>
              <dc:creator>Autor desconocido</dc:creator>
              <dc:date>2016-12-01T13:57:00</dc:date>
            </office:change-info>
            <text:p text:style-name="P1">s</text:p>
          </text:deletion>
        </text:changed-region>
        <text:changed-region xml:id="ct76905920" text:id="ct76905920">
          <text:deletion>
            <office:change-info>
              <dc:creator>iibm </dc:creator>
              <dc:date>2016-12-01T19:25:00</dc:date>
            </office:change-info>
            <text:p text:style-name="P1"><text:s/>does not mean</text:p>
          </text:deletion>
        </text:changed-region>
        <text:changed-region xml:id="ct86755488" text:id="ct86755488">
          <text:deletion>
            <office:change-info>
              <dc:creator>Autor desconocido</dc:creator>
              <dc:date>2016-12-01T13:57:00</dc:date>
            </office:change-info>
            <text:p text:style-name="P1">It</text:p>
          </text:deletion>
        </text:changed-region>
        <text:changed-region xml:id="ct86961152" text:id="ct86961152">
          <text:deletion>
            <office:change-info>
              <dc:creator>iibm </dc:creator>
              <dc:date>2016-12-01T19:25:00</dc:date>
            </office:change-info>
            <text:p text:style-name="P1"><text:span text:style-name="T5">This</text:span></text:p>
          </text:deletion>
        </text:changed-region>
        <text:changed-region xml:id="ct76875424" text:id="ct76875424">
          <text:insertion>
            <office:change-info>
              <dc:creator>iibm </dc:creator>
              <dc:date>2016-12-01T19:26:00</dc:date>
            </office:change-info>
          </text:insertion>
        </text:changed-region>
        <text:changed-region xml:id="ct86562592" text:id="ct86562592">
          <text:insertion>
            <office:change-info>
              <dc:creator>Autor desconocido</dc:creator>
              <dc:date>2016-12-01T14:01:00</dc:date>
            </office:change-info>
          </text:insertion>
        </text:changed-region>
        <text:changed-region xml:id="ct77853408" text:id="ct77853408">
          <text:deletion>
            <office:change-info>
              <dc:creator>Autor desconocido</dc:creator>
              <dc:date>2016-12-01T14:01:00</dc:date>
            </office:change-info>
            <text:p text:style-name="P1">expose</text:p>
          </text:deletion>
        </text:changed-region>
        <text:changed-region xml:id="ct77675024" text:id="ct77675024">
          <text:insertion>
            <office:change-info>
              <dc:creator>Autor desconocido</dc:creator>
              <dc:date>2016-12-01T14:03:00</dc:date>
            </office:change-info>
          </text:insertion>
        </text:changed-region>
        <text:changed-region xml:id="ct77853632" text:id="ct77853632">
          <text:deletion>
            <office:change-info>
              <dc:creator>Autor desconocido</dc:creator>
              <dc:date>2016-12-01T14:02:00</dc:date>
            </office:change-info>
            <text:p text:style-name="P1">and</text:p>
          </text:deletion>
        </text:changed-region>
        <text:changed-region xml:id="ct77840320" text:id="ct77840320">
          <text:insertion>
            <office:change-info>
              <dc:creator>Autor desconocido</dc:creator>
              <dc:date>2016-12-01T14:03:00</dc:date>
            </office:change-info>
          </text:insertion>
        </text:changed-region>
        <text:changed-region xml:id="ct86425104" text:id="ct86425104">
          <text:deletion>
            <office:change-info>
              <dc:creator>iibm </dc:creator>
              <dc:date>2016-12-01T19:38:00</dc:date>
            </office:change-info>
            <text:p text:style-name="P1">:</text:p>
          </text:deletion>
        </text:changed-region>
        <text:changed-region xml:id="ct86425328" text:id="ct86425328">
          <text:deletion>
            <office:change-info>
              <dc:creator>Autor desconocido</dc:creator>
              <dc:date>2016-12-01T14:03:00</dc:date>
            </office:change-info>
            <text:p text:style-name="P1">and </text:p>
          </text:deletion>
        </text:changed-region>
        <text:changed-region xml:id="ct80472320" text:id="ct80472320">
          <text:insertion>
            <office:change-info>
              <dc:creator>iibm </dc:creator>
              <dc:date>2016-12-01T19:38:00</dc:date>
            </office:change-info>
          </text:insertion>
        </text:changed-region>
        <text:changed-region xml:id="ct80472512" text:id="ct80472512">
          <text:deletion>
            <office:change-info>
              <dc:creator>iibm </dc:creator>
              <dc:date>2016-12-01T19:38:00</dc:date>
            </office:change-info>
            <text:p text:style-name="P1">when </text:p>
          </text:deletion>
        </text:changed-region>
        <text:changed-region xml:id="ct76880528" text:id="ct76880528">
          <text:insertion>
            <office:change-info>
              <dc:creator>Autor desconocido</dc:creator>
              <dc:date>2016-12-01T14:03:00</dc:date>
            </office:change-info>
          </text:insertion>
        </text:changed-region>
        <text:changed-region xml:id="ct86065216" text:id="ct86065216">
          <text:deletion>
            <office:change-info>
              <dc:creator>Autor desconocido</dc:creator>
              <dc:date>2016-12-01T14:04:00</dc:date>
            </office:change-info>
            <text:p text:style-name="P1">, outcomes</text:p>
          </text:deletion>
        </text:changed-region>
        <text:changed-region xml:id="ct86065440" text:id="ct86065440">
          <text:insertion>
            <office:change-info>
              <dc:creator>iibm </dc:creator>
              <dc:date>2016-12-01T19:39:00</dc:date>
            </office:change-info>
          </text:insertion>
        </text:changed-region>
        <text:changed-region xml:id="ct78497040" text:id="ct78497040">
          <text:deletion>
            <office:change-info>
              <dc:creator>iibm </dc:creator>
              <dc:date>2016-12-01T19:39:00</dc:date>
            </office:change-info>
            <text:p text:style-name="P1"><text:s/>distinguish</text:p>
          </text:deletion>
        </text:changed-region>
        <text:changed-region xml:id="ct78497264" text:id="ct78497264">
          <text:insertion>
            <office:change-info>
              <dc:creator>iibm </dc:creator>
              <dc:date>2016-12-01T19:39:00</dc:date>
            </office:change-info>
          </text:insertion>
        </text:changed-region>
        <text:changed-region xml:id="ct77173200" text:id="ct77173200">
          <text:deletion>
            <office:change-info>
              <dc:creator>iibm </dc:creator>
              <dc:date>2016-12-01T19:39:00</dc:date>
            </office:change-info>
            <text:p text:style-name="P1"><text:span text:style-name="T6">the </text:span></text:p>
          </text:deletion>
        </text:changed-region>
        <text:changed-region xml:id="ct77173424" text:id="ct77173424">
          <text:insertion>
            <office:change-info>
              <dc:creator>iibm </dc:creator>
              <dc:date>2016-12-01T19:39:00</dc:date>
            </office:change-info>
          </text:insertion>
        </text:changed-region>
        <text:changed-region xml:id="ct78064592" text:id="ct78064592">
          <text:deletion>
            <office:change-info>
              <dc:creator>iibm </dc:creator>
              <dc:date>2016-12-01T19:39:00</dc:date>
            </office:change-info>
            <text:p text:style-name="P1">'s difference</text:p>
          </text:deletion>
        </text:changed-region>
        <text:changed-region xml:id="ct78686208" text:id="ct78686208">
          <text:insertion>
            <office:change-info>
              <dc:creator>Autor desconocido</dc:creator>
              <dc:date>2016-12-01T14:04:00</dc:date>
            </office:change-info>
          </text:insertion>
        </text:changed-region>
        <text:changed-region xml:id="ct78064816" text:id="ct78064816">
          <text:insertion>
            <office:change-info>
              <dc:creator>Autor desconocido</dc:creator>
              <dc:date>2016-12-01T14:05:00</dc:date>
            </office:change-info>
          </text:insertion>
        </text:changed-region>
        <text:changed-region xml:id="ct78686400" text:id="ct78686400">
          <text:deletion>
            <office:change-info>
              <dc:creator>Autor desconocido</dc:creator>
              <dc:date>2016-12-01T14:05:00</dc:date>
            </office:change-info>
            <text:p text:style-name="P1">becomes</text:p>
          </text:deletion>
        </text:changed-region>
        <text:changed-region xml:id="ct76873312" text:id="ct76873312">
          <text:insertion>
            <office:change-info>
              <dc:creator>Autor desconocido</dc:creator>
              <dc:date>2016-12-01T14:05:00</dc:date>
            </office:change-info>
          </text:insertion>
        </text:changed-region>
        <text:changed-region xml:id="ct76873504" text:id="ct76873504">
          <text:deletion>
            <office:change-info>
              <dc:creator>Autor desconocido</dc:creator>
              <dc:date>2016-12-01T14:06:00</dc:date>
            </office:change-info>
            <text:p text:style-name="P1">iterated </text:p>
          </text:deletion>
        </text:changed-region>
        <text:changed-region xml:id="ct77946176" text:id="ct77946176">
          <text:insertion>
            <office:change-info>
              <dc:creator>Autor desconocido</dc:creator>
              <dc:date>2016-12-01T14:06:00</dc:date>
            </office:change-info>
          </text:insertion>
        </text:changed-region>
        <text:changed-region xml:id="ct77946368" text:id="ct77946368">
          <text:deletion>
            <office:change-info>
              <dc:creator>Autor desconocido</dc:creator>
              <dc:date>2016-12-01T14:07:00</dc:date>
            </office:change-info>
            <text:p text:style-name="P1">gather</text:p>
          </text:deletion>
        </text:changed-region>
        <text:changed-region xml:id="ct73559040" text:id="ct73559040">
          <text:insertion>
            <office:change-info>
              <dc:creator>Autor desconocido</dc:creator>
              <dc:date>2016-12-01T14:07:00</dc:date>
            </office:change-info>
          </text:insertion>
        </text:changed-region>
        <text:changed-region xml:id="ct78519344" text:id="ct78519344">
          <text:deletion>
            <office:change-info>
              <dc:creator>Autor desconocido</dc:creator>
              <dc:date>2016-12-01T14:07:00</dc:date>
            </office:change-info>
            <text:p text:style-name="P1">and</text:p>
          </text:deletion>
        </text:changed-region>
        <text:changed-region xml:id="ct87636512" text:id="ct87636512">
          <text:insertion>
            <office:change-info>
              <dc:creator>Autor desconocido</dc:creator>
              <dc:date>2016-12-01T14:07:00</dc:date>
            </office:change-info>
          </text:insertion>
        </text:changed-region>
        <text:changed-region xml:id="ct86500032" text:id="ct86500032">
          <text:insertion>
            <office:change-info>
              <dc:creator>Autor desconocido</dc:creator>
              <dc:date>2016-12-01T14:08:00</dc:date>
            </office:change-info>
          </text:insertion>
        </text:changed-region>
        <text:changed-region xml:id="ct86500224" text:id="ct86500224">
          <text:deletion>
            <office:change-info>
              <dc:creator>Autor desconocido</dc:creator>
              <dc:date>2016-12-01T14:08:00</dc:date>
            </office:change-info>
            <text:p text:style-name="P1">It was</text:p>
          </text:deletion>
        </text:changed-region>
        <text:changed-region xml:id="ct87321232" text:id="ct87321232">
          <text:insertion>
            <office:change-info>
              <dc:creator>Autor desconocido</dc:creator>
              <dc:date>2016-12-01T14:08:00</dc:date>
            </office:change-info>
          </text:insertion>
        </text:changed-region>
        <text:changed-region xml:id="ct88137296" text:id="ct88137296">
          <text:insertion>
            <office:change-info>
              <dc:creator>Autor desconocido</dc:creator>
              <dc:date>2016-12-01T14:08:00</dc:date>
            </office:change-info>
          </text:insertion>
        </text:changed-region>
        <text:changed-region xml:id="ct87592432" text:id="ct87592432">
          <text:deletion>
            <office:change-info>
              <dc:creator>Autor desconocido</dc:creator>
              <dc:date>2016-12-01T14:09:00</dc:date>
            </office:change-info>
            <text:p text:style-name="P1">an individual that used</text:p>
          </text:deletion>
        </text:changed-region>
        <text:changed-region xml:id="ct79236880" text:id="ct79236880">
          <text:insertion>
            <office:change-info>
              <dc:creator>Autor desconocido</dc:creator>
              <dc:date>2016-12-01T14:09:00</dc:date>
            </office:change-info>
          </text:insertion>
        </text:changed-region>
        <text:changed-region xml:id="ct79237072" text:id="ct79237072">
          <text:deletion>
            <office:change-info>
              <dc:creator>Autor desconocido</dc:creator>
              <dc:date>2016-12-01T14:09:00</dc:date>
            </office:change-info>
            <text:p text:style-name="P1">des</text:p>
          </text:deletion>
        </text:changed-region>
        <text:changed-region xml:id="ct87577632" text:id="ct87577632">
          <text:deletion>
            <office:change-info>
              <dc:creator>Autor desconocido</dc:creator>
              <dc:date>2016-12-01T14:09:00</dc:date>
            </office:change-info>
            <text:p text:style-name="P1">to</text:p>
          </text:deletion>
        </text:changed-region>
        <text:changed-region xml:id="ct87628272" text:id="ct87628272">
          <text:insertion>
            <office:change-info>
              <dc:creator>Autor desconocido</dc:creator>
              <dc:date>2016-12-01T14:09:00</dc:date>
            </office:change-info>
          </text:insertion>
        </text:changed-region>
        <text:changed-region xml:id="ct80713968" text:id="ct80713968">
          <text:insertion>
            <office:change-info>
              <dc:creator>Autor desconocido</dc:creator>
              <dc:date>2016-12-01T14:10:00</dc:date>
            </office:change-info>
          </text:insertion>
        </text:changed-region>
        <text:changed-region xml:id="ct80714160" text:id="ct80714160">
          <text:deletion>
            <office:change-info>
              <dc:creator>Autor desconocido</dc:creator>
              <dc:date>2016-12-01T14:10:00</dc:date>
            </office:change-info>
            <text:p text:style-name="P1">roots inside that one</text:p>
          </text:deletion>
        </text:changed-region>
        <text:changed-region xml:id="ct81125296" text:id="ct81125296">
          <text:deletion>
            <office:change-info>
              <dc:creator>Autor desconocido</dc:creator>
              <dc:date>2016-12-01T14:10:00</dc:date>
            </office:change-info>
            <text:p text:style-name="P1">e</text:p>
          </text:deletion>
        </text:changed-region>
        <text:changed-region xml:id="ct77945936" text:id="ct77945936">
          <text:insertion>
            <office:change-info>
              <dc:creator>Autor desconocido</dc:creator>
              <dc:date>2016-12-01T14:10:00</dc:date>
            </office:change-info>
          </text:insertion>
        </text:changed-region>
        <text:changed-region xml:id="ct87813568" text:id="ct87813568">
          <text:insertion>
            <office:change-info>
              <dc:creator>Autor desconocido</dc:creator>
              <dc:date>2016-12-01T14:10:00</dc:date>
            </office:change-info>
          </text:insertion>
        </text:changed-region>
        <text:changed-region xml:id="ct87813760" text:id="ct87813760">
          <text:deletion>
            <office:change-info>
              <dc:creator>Autor desconocido</dc:creator>
              <dc:date>2016-12-01T14:10:00</dc:date>
            </office:change-info>
            <text:p text:style-name="P1">oponent</text:p>
          </text:deletion>
        </text:changed-region>
        <text:changed-region xml:id="ct86398656" text:id="ct86398656">
          <text:insertion>
            <office:change-info>
              <dc:creator>Autor desconocido</dc:creator>
              <dc:date>2016-12-01T14:11:00</dc:date>
            </office:change-info>
          </text:insertion>
        </text:changed-region>
        <text:changed-region xml:id="ct80336672" text:id="ct80336672">
          <text:deletion>
            <office:change-info>
              <dc:creator>Autor desconocido</dc:creator>
              <dc:date>2016-12-01T14:11:00</dc:date>
            </office:change-info>
            <text:p text:style-name="P4"><text:span text:style-name="T2">y</text:span></text:p>
          </text:deletion>
        </text:changed-region>
        <text:changed-region xml:id="ct77904864" text:id="ct77904864">
          <text:insertion>
            <office:change-info>
              <dc:creator>Autor desconocido</dc:creator>
              <dc:date>2016-12-01T14:11:00</dc:date>
            </office:change-info>
          </text:insertion>
        </text:changed-region>
        <text:changed-region xml:id="ct77593856" text:id="ct77593856">
          <text:deletion>
            <office:change-info>
              <dc:creator>iibm </dc:creator>
              <dc:date>2016-12-01T19:48:00</dc:date>
            </office:change-info>
            <text:p text:style-name="P4"><text:span text:style-name="T2"><text:s/></text:span></text:p>
          </text:deletion>
        </text:changed-region>
        <text:changed-region xml:id="ct77537072" text:id="ct77537072">
          <text:deletion>
            <office:change-info>
              <dc:creator>iibm </dc:creator>
              <dc:date>2016-12-01T19:48:00</dc:date>
            </office:change-info>
            <text:p text:style-name="P4"><text:span text:style-name="T2"><office:annotation office:name="__Annotation__654_1199360106"><dc:creator>Autor desconocido</dc:creator><dc:date>2016-12-01T14:12:13</dc:date><text:list text:continue-numbering="true" text:style-name=""><text:list-item><text:p>Acá estás poniendo el objetivo? No se entiende. </text:p></text:list-item></text:list></office:annotation></text:span></text:p>
          </text:deletion>
        </text:changed-region>
        <text:changed-region xml:id="ct78926912" text:id="ct78926912">
          <text:deletion>
            <office:change-info>
              <dc:creator>iibm </dc:creator>
              <dc:date>2016-12-01T19:48:00</dc:date>
            </office:change-info>
            <text:p text:style-name="P4"><text:span text:style-name="T2">Basically we want to comprise what abilities are essential for.</text:span></text:p>
          </text:deletion>
        </text:changed-region>
        <text:changed-region xml:id="ct77571024" text:id="ct77571024">
          <text:insertion>
            <office:change-info>
              <dc:creator>Autor desconocido</dc:creator>
              <dc:date>2016-12-01T14:12:00</dc:date>
            </office:change-info>
          </text:insertion>
        </text:changed-region>
        <text:changed-region xml:id="ct87929872" text:id="ct87929872">
          <text:deletion>
            <office:change-info>
              <dc:creator>Autor desconocido</dc:creator>
              <dc:date>2016-12-01T14:13:00</dc:date>
            </office:change-info>
            <text:p text:style-name="P4"><text:span text:style-name="T2">iterated prisoner's dilemma</text:span></text:p>
          </text:deletion>
        </text:changed-region>
        <text:changed-region xml:id="ct87506928" text:id="ct87506928">
          <text:insertion>
            <office:change-info>
              <dc:creator>Autor desconocido</dc:creator>
              <dc:date>2016-12-01T14:13:00</dc:date>
            </office:change-info>
          </text:insertion>
        </text:changed-region>
        <text:changed-region xml:id="ct88116272" text:id="ct88116272">
          <text:deletion>
            <office:change-info>
              <dc:creator>Autor desconocido</dc:creator>
              <dc:date>2016-12-01T14:13:00</dc:date>
            </office:change-info>
            <text:p text:style-name="P4"><text:span text:style-name="T2">ver</text:span></text:p>
          </text:deletion>
        </text:changed-region>
        <text:changed-region xml:id="ct86435280" text:id="ct86435280">
          <text:insertion>
            <office:change-info>
              <dc:creator>Autor desconocido</dc:creator>
              <dc:date>2016-12-01T14:13:00</dc:date>
            </office:change-info>
          </text:insertion>
        </text:changed-region>
        <text:changed-region xml:id="ct87577856" text:id="ct87577856">
          <text:insertion>
            <office:change-info>
              <dc:creator>Autor desconocido</dc:creator>
              <dc:date>2016-12-01T14:13:00</dc:date>
            </office:change-info>
          </text:insertion>
        </text:changed-region>
        <text:changed-region xml:id="ct81125520" text:id="ct81125520">
          <text:deletion>
            <office:change-info>
              <dc:creator>Autor desconocido</dc:creator>
              <dc:date>2016-12-01T14:13:00</dc:date>
            </office:change-info>
            <text:p text:style-name="P4"><text:span text:style-name="T2">so</text:span></text:p>
          </text:deletion>
        </text:changed-region>
        <text:changed-region xml:id="ct78519568" text:id="ct78519568">
          <text:insertion>
            <office:change-info>
              <dc:creator>Autor desconocido</dc:creator>
              <dc:date>2016-12-01T14:13:00</dc:date>
            </office:change-info>
          </text:insertion>
        </text:changed-region>
        <text:changed-region xml:id="ct87941088" text:id="ct87941088">
          <text:deletion>
            <office:change-info>
              <dc:creator>Autor desconocido</dc:creator>
              <dc:date>2016-12-01T14:13:00</dc:date>
            </office:change-info>
            <text:p text:style-name="P4"><text:span text:style-name="T2">outcomes</text:span></text:p>
          </text:deletion>
        </text:changed-region>
        <text:changed-region xml:id="ct79965232" text:id="ct79965232">
          <text:insertion>
            <office:change-info>
              <dc:creator>Autor desconocido</dc:creator>
              <dc:date>2016-12-01T14:13:00</dc:date>
            </office:change-info>
          </text:insertion>
        </text:changed-region>
        <text:changed-region xml:id="ct79373328" text:id="ct79373328">
          <text:insertion>
            <office:change-info>
              <dc:creator>Autor desconocido</dc:creator>
              <dc:date>2016-12-01T14:13:00</dc:date>
            </office:change-info>
          </text:insertion>
        </text:changed-region>
        <text:changed-region xml:id="ct87685936" text:id="ct87685936">
          <text:insertion>
            <office:change-info>
              <dc:creator>Autor desconocido</dc:creator>
              <dc:date>2016-12-01T14:13:00</dc:date>
            </office:change-info>
          </text:insertion>
        </text:changed-region>
        <text:changed-region xml:id="ct79505632" text:id="ct79505632">
          <text:deletion>
            <office:change-info>
              <dc:creator>Autor desconocido</dc:creator>
              <dc:date>2016-12-01T14:13:00</dc:date>
            </office:change-info>
            <text:p text:style-name="P4"><text:span text:style-name="T2">outcomes</text:span></text:p>
          </text:deletion>
        </text:changed-region>
        <text:changed-region xml:id="ct86316656" text:id="ct86316656">
          <text:deletion>
            <office:change-info>
              <dc:creator>Autor desconocido</dc:creator>
              <dc:date>2016-12-01T14:17:00</dc:date>
            </office:change-info>
            <text:p text:style-name="P4"><text:span text:style-name="T2">use</text:span></text:p>
          </text:deletion>
        </text:changed-region>
        <text:changed-region xml:id="ct58271520" text:id="ct58271520">
          <text:insertion>
            <office:change-info>
              <dc:creator>Autor desconocido</dc:creator>
              <dc:date>2016-12-01T14:17:00</dc:date>
            </office:change-info>
          </text:insertion>
        </text:changed-region>
        <text:changed-region xml:id="ct80057664" text:id="ct80057664">
          <text:deletion>
            <office:change-info>
              <dc:creator>Autor desconocido</dc:creator>
              <dc:date>2016-12-01T14:19:00</dc:date>
            </office:change-info>
            <text:p text:style-name="P4"><text:span text:style-name="T2">B</text:span></text:p>
          </text:deletion>
        </text:changed-region>
        <text:changed-region xml:id="ct87321424" text:id="ct87321424">
          <text:insertion>
            <office:change-info>
              <dc:creator>Autor desconocido</dc:creator>
              <dc:date>2016-12-01T14:19:00</dc:date>
            </office:change-info>
          </text:insertion>
        </text:changed-region>
        <text:changed-region xml:id="ct73559232" text:id="ct73559232">
          <text:insertion>
            <office:change-info>
              <dc:creator>Autor desconocido</dc:creator>
              <dc:date>2016-12-01T14:19:00</dc:date>
            </office:change-info>
          </text:insertion>
        </text:changed-region>
        <text:changed-region xml:id="ct87043440" text:id="ct87043440">
          <text:deletion>
            <office:change-info>
              <dc:creator>Autor desconocido</dc:creator>
              <dc:date>2016-12-01T14:17:00</dc:date>
            </office:change-info>
            <text:p text:style-name="P4"><text:span text:style-name="T2">on</text:span></text:p>
          </text:deletion>
        </text:changed-region>
        <text:changed-region xml:id="ct86686256" text:id="ct86686256">
          <text:insertion>
            <office:change-info>
              <dc:creator>Autor desconocido</dc:creator>
              <dc:date>2016-12-01T14:17:00</dc:date>
            </office:change-info>
          </text:insertion>
        </text:changed-region>
        <text:changed-region xml:id="ct87636704" text:id="ct87636704">
          <text:insertion>
            <office:change-info>
              <dc:creator>Autor desconocido</dc:creator>
              <dc:date>2016-12-01T14:16:00</dc:date>
            </office:change-info>
          </text:insertion>
        </text:changed-region>
        <text:changed-region xml:id="ct58375168" text:id="ct58375168">
          <text:deletion>
            <office:change-info>
              <dc:creator>Autor desconocido</dc:creator>
              <dc:date>2016-12-01T14:16:00</dc:date>
            </office:change-info>
            <text:p text:style-name="P4"><text:span text:style-name="T2">x</text:span></text:p>
          </text:deletion>
        </text:changed-region>
        <text:changed-region xml:id="ct86534016" text:id="ct86534016">
          <text:deletion>
            <office:change-info>
              <dc:creator>Autor desconocido</dc:creator>
              <dc:date>2016-12-01T14:16:00</dc:date>
            </office:change-info>
            <text:p text:style-name="P4"><text:span text:style-name="T2">is</text:span></text:p>
          </text:deletion>
        </text:changed-region>
        <text:changed-region xml:id="ct87628464" text:id="ct87628464">
          <text:insertion>
            <office:change-info>
              <dc:creator>Autor desconocido</dc:creator>
              <dc:date>2016-12-01T14:16:00</dc:date>
            </office:change-info>
          </text:insertion>
        </text:changed-region>
        <text:changed-region xml:id="ct77628272" text:id="ct77628272">
          <text:insertion>
            <office:change-info>
              <dc:creator>Autor desconocido</dc:creator>
              <dc:date>2016-12-01T14:17:00</dc:date>
            </office:change-info>
          </text:insertion>
        </text:changed-region>
        <text:changed-region xml:id="ct77528624" text:id="ct77528624">
          <text:deletion>
            <office:change-info>
              <dc:creator>Autor desconocido</dc:creator>
              <dc:date>2016-12-01T14:17:00</dc:date>
            </office:change-info>
            <text:p text:style-name="P4"><text:span text:style-name="T2">over</text:span></text:p>
          </text:deletion>
        </text:changed-region>
        <text:changed-region xml:id="ct87803008" text:id="ct87803008">
          <text:insertion>
            <office:change-info>
              <dc:creator>Autor desconocido</dc:creator>
              <dc:date>2016-12-01T14:17:00</dc:date>
            </office:change-info>
          </text:insertion>
        </text:changed-region>
        <text:changed-region xml:id="ct87803200" text:id="ct87803200">
          <text:deletion>
            <office:change-info>
              <dc:creator>Autor desconocido</dc:creator>
              <dc:date>2016-12-01T14:17:00</dc:date>
            </office:change-info>
            <text:p text:style-name="P4"><text:span text:style-name="T2">prisoner's dilemma</text:span></text:p>
          </text:deletion>
        </text:changed-region>
        <text:changed-region xml:id="ct86189968" text:id="ct86189968">
          <text:insertion>
            <office:change-info>
              <dc:creator>Autor desconocido</dc:creator>
              <dc:date>2016-12-01T14:19:00</dc:date>
            </office:change-info>
          </text:insertion>
        </text:changed-region>
        <text:changed-region xml:id="ct79794608" text:id="ct79794608">
          <text:deletion>
            <office:change-info>
              <dc:creator>Autor desconocido</dc:creator>
              <dc:date>2016-12-01T14:20:00</dc:date>
            </office:change-info>
            <text:p text:style-name="P4"><text:span text:style-name="T2">in </text:span></text:p>
          </text:deletion>
        </text:changed-region>
        <text:changed-region xml:id="ct86508848" text:id="ct86508848">
          <text:insertion>
            <office:change-info>
              <dc:creator>Autor desconocido</dc:creator>
              <dc:date>2016-12-01T14:20:00</dc:date>
            </office:change-info>
          </text:insertion>
        </text:changed-region>
        <text:changed-region xml:id="ct79690000" text:id="ct79690000">
          <text:insertion>
            <office:change-info>
              <dc:creator>Autor desconocido</dc:creator>
              <dc:date>2016-12-01T14:21:00</dc:date>
            </office:change-info>
          </text:insertion>
        </text:changed-region>
        <text:changed-region xml:id="ct79690192" text:id="ct79690192">
          <text:deletion>
            <office:change-info>
              <dc:creator>Autor desconocido</dc:creator>
              <dc:date>2016-12-01T14:21:00</dc:date>
            </office:change-info>
            <text:p text:style-name="P4"><text:span text:style-name="T2">et al.</text:span></text:p>
          </text:deletion>
        </text:changed-region>
        <text:changed-region xml:id="ct88040544" text:id="ct88040544">
          <text:insertion>
            <office:change-info>
              <dc:creator>Autor desconocido</dc:creator>
              <dc:date>2016-12-01T14:22:00</dc:date>
            </office:change-info>
          </text:insertion>
        </text:changed-region>
        <text:changed-region xml:id="ct87957200" text:id="ct87957200">
          <text:insertion>
            <office:change-info>
              <dc:creator>Autor desconocido</dc:creator>
              <dc:date>2016-12-01T14:21:00</dc:date>
            </office:change-info>
          </text:insertion>
        </text:changed-region>
        <text:changed-region xml:id="ct86442736" text:id="ct86442736">
          <text:insertion>
            <office:change-info>
              <dc:creator>Autor desconocido</dc:creator>
              <dc:date>2016-12-01T14:22:00</dc:date>
            </office:change-info>
          </text:insertion>
        </text:changed-region>
        <text:changed-region xml:id="ct85863952" text:id="ct85863952">
          <text:format-change>
            <office:change-info>
              <dc:creator>Autor desconocido</dc:creator>
              <dc:date>2016-12-01T14:21:00</dc:date>
            </office:change-info>
          </text:format-change>
        </text:changed-region>
        <text:changed-region xml:id="ct85864144" text:id="ct85864144">
          <text:deletion>
            <office:change-info>
              <dc:creator>Autor desconocido</dc:creator>
              <dc:date>2016-12-01T14:21:00</dc:date>
            </office:change-info>
            <text:p text:style-name="P4"><text:span text:style-name="T7">l</text:span></text:p>
          </text:deletion>
        </text:changed-region>
        <text:changed-region xml:id="ct87617616" text:id="ct87617616">
          <text:format-change>
            <office:change-info>
              <dc:creator>Autor desconocido</dc:creator>
              <dc:date>2016-12-01T14:21:00</dc:date>
            </office:change-info>
          </text:format-change>
        </text:changed-region>
        <text:changed-region xml:id="ct87689040" text:id="ct87689040">
          <text:insertion>
            <office:change-info>
              <dc:creator>Autor desconocido</dc:creator>
              <dc:date>2016-12-01T14:21:00</dc:date>
            </office:change-info>
          </text:insertion>
        </text:changed-region>
        <text:changed-region xml:id="ct86785632" text:id="ct86785632">
          <text:insertion>
            <office:change-info>
              <dc:creator>Autor desconocido</dc:creator>
              <dc:date>2016-12-01T14:21:00</dc:date>
            </office:change-info>
          </text:insertion>
        </text:changed-region>
        <text:changed-region xml:id="ct86785824" text:id="ct86785824">
          <text:deletion>
            <office:change-info>
              <dc:creator>Autor desconocido</dc:creator>
              <dc:date>2016-12-01T14:21:00</dc:date>
            </office:change-info>
            <text:p text:style-name="P4"><text:span text:style-name="T2">,</text:span></text:p>
          </text:deletion>
        </text:changed-region>
        <text:changed-region xml:id="ct77093904" text:id="ct77093904">
          <text:insertion>
            <office:change-info>
              <dc:creator>Autor desconocido</dc:creator>
              <dc:date>2016-12-01T14:21:00</dc:date>
            </office:change-info>
          </text:insertion>
        </text:changed-region>
        <text:changed-region xml:id="ct86169440" text:id="ct86169440">
          <text:insertion>
            <office:change-info>
              <dc:creator>Autor desconocido</dc:creator>
              <dc:date>2016-12-01T14:21:00</dc:date>
            </office:change-info>
          </text:insertion>
        </text:changed-region>
        <text:changed-region xml:id="ct86169632" text:id="ct86169632">
          <text:deletion>
            <office:change-info>
              <dc:creator>Autor desconocido</dc:creator>
              <dc:date>2016-12-01T14:21:00</dc:date>
            </office:change-info>
            <text:p text:style-name="P4"><text:span text:style-name="T2">,</text:span></text:p>
          </text:deletion>
        </text:changed-region>
        <text:changed-region xml:id="ct87516128" text:id="ct87516128">
          <text:format-change>
            <office:change-info>
              <dc:creator>Autor desconocido</dc:creator>
              <dc:date>2016-12-01T14:21:00</dc:date>
            </office:change-info>
          </text:format-change>
        </text:changed-region>
        <text:changed-region xml:id="ct76612640" text:id="ct76612640">
          <text:insertion>
            <office:change-info>
              <dc:creator>Autor desconocido</dc:creator>
              <dc:date>2016-12-01T14:21:00</dc:date>
            </office:change-info>
          </text:insertion>
        </text:changed-region>
        <text:changed-region xml:id="ct87326784" text:id="ct87326784">
          <text:insertion>
            <office:change-info>
              <dc:creator>Autor desconocido</dc:creator>
              <dc:date>2016-12-01T14:21:00</dc:date>
            </office:change-info>
          </text:insertion>
        </text:changed-region>
        <text:changed-region xml:id="ct87326976" text:id="ct87326976">
          <text:deletion>
            <office:change-info>
              <dc:creator>Autor desconocido</dc:creator>
              <dc:date>2016-12-01T14:21:00</dc:date>
            </office:change-info>
            <text:p text:style-name="P4"><text:span text:style-name="T2">,</text:span></text:p>
          </text:deletion>
        </text:changed-region>
        <text:changed-region xml:id="ct87575264" text:id="ct87575264">
          <text:format-change>
            <office:change-info>
              <dc:creator>Autor desconocido</dc:creator>
              <dc:date>2016-12-01T14:22:00</dc:date>
            </office:change-info>
          </text:format-change>
        </text:changed-region>
        <text:changed-region xml:id="ct80165872" text:id="ct80165872">
          <text:insertion>
            <office:change-info>
              <dc:creator>Autor desconocido</dc:creator>
              <dc:date>2016-12-01T14:22:00</dc:date>
            </office:change-info>
          </text:insertion>
        </text:changed-region>
        <text:changed-region xml:id="ct79420016" text:id="ct79420016">
          <text:insertion>
            <office:change-info>
              <dc:creator>iibm </dc:creator>
              <dc:date>2016-12-01T20:35:00</dc:date>
            </office:change-info>
          </text:insertion>
        </text:changed-region>
        <text:changed-region xml:id="ct86718512" text:id="ct86718512">
          <text:insertion>
            <office:change-info>
              <dc:creator>iibm </dc:creator>
              <dc:date>2016-12-01T20:36:00</dc:date>
            </office:change-info>
          </text:insertion>
        </text:changed-region>
        <text:changed-region xml:id="ct77648672" text:id="ct77648672">
          <text:insertion>
            <office:change-info>
              <dc:creator>Autor desconocido</dc:creator>
              <dc:date>2016-12-01T14:22:00</dc:date>
            </office:change-info>
          </text:insertion>
        </text:changed-region>
        <text:changed-region xml:id="ct80992976" text:id="ct80992976">
          <text:insertion>
            <office:change-info>
              <dc:creator>iibm </dc:creator>
              <dc:date>2016-12-01T20:36:00</dc:date>
            </office:change-info>
          </text:insertion>
        </text:changed-region>
        <text:changed-region xml:id="ct86662256" text:id="ct86662256">
          <text:insertion>
            <office:change-info>
              <dc:creator>Autor desconocido</dc:creator>
              <dc:date>2016-12-01T14:23:00</dc:date>
            </office:change-info>
          </text:insertion>
        </text:changed-region>
        <text:changed-region xml:id="ct86731616" text:id="ct86731616">
          <text:deletion>
            <office:change-info>
              <dc:creator>Autor desconocido</dc:creator>
              <dc:date>2016-12-01T14:23:00</dc:date>
            </office:change-info>
            <text:p text:style-name="P4"><text:span text:style-name="T2"><text:s/>kind of</text:span></text:p>
          </text:deletion>
        </text:changed-region>
        <text:changed-region xml:id="ct46222336" text:id="ct46222336">
          <text:insertion>
            <office:change-info>
              <dc:creator>Autor desconocido</dc:creator>
              <dc:date>2016-12-01T14:23:00</dc:date>
            </office:change-info>
          </text:insertion>
        </text:changed-region>
        <text:changed-region xml:id="ct73423600" text:id="ct73423600">
          <text:insertion>
            <office:change-info>
              <dc:creator>Autor desconocido</dc:creator>
              <dc:date>2016-12-01T14:23:00</dc:date>
            </office:change-info>
          </text:insertion>
        </text:changed-region>
        <text:changed-region xml:id="ct73599488" text:id="ct73599488">
          <text:deletion>
            <office:change-info>
              <dc:creator>Autor desconocido</dc:creator>
              <dc:date>2016-12-01T14:23:00</dc:date>
            </office:change-info>
            <text:p text:style-name="P4"><text:span text:style-name="T2">ned</text:span></text:p>
          </text:deletion>
        </text:changed-region>
        <text:changed-region xml:id="ct73494592" text:id="ct73494592">
          <text:insertion>
            <office:change-info>
              <dc:creator>Autor desconocido</dc:creator>
              <dc:date>2016-12-01T14:24:00</dc:date>
            </office:change-info>
          </text:insertion>
        </text:changed-region>
        <text:changed-region xml:id="ct80937024" text:id="ct80937024">
          <text:insertion>
            <office:change-info>
              <dc:creator>Autor desconocido</dc:creator>
              <dc:date>2016-12-01T14:24:00</dc:date>
            </office:change-info>
          </text:insertion>
        </text:changed-region>
        <text:changed-region xml:id="ct46318320" text:id="ct46318320">
          <text:insertion>
            <office:change-info>
              <dc:creator>iibm </dc:creator>
              <dc:date>2016-12-01T20:42:00</dc:date>
            </office:change-info>
          </text:insertion>
        </text:changed-region>
        <text:changed-region xml:id="ct77089456" text:id="ct77089456">
          <text:insertion>
            <office:change-info>
              <dc:creator>iibm </dc:creator>
              <dc:date>2016-12-01T20:43:00</dc:date>
            </office:change-info>
          </text:insertion>
        </text:changed-region>
        <text:changed-region xml:id="ct76797616" text:id="ct76797616">
          <text:insertion>
            <office:change-info>
              <dc:creator>Autor desconocido</dc:creator>
              <dc:date>2016-12-01T14:24:00</dc:date>
            </office:change-info>
          </text:insertion>
        </text:changed-region>
        <text:changed-region xml:id="ct76797808" text:id="ct76797808">
          <text:deletion>
            <office:change-info>
              <dc:creator>Autor desconocido</dc:creator>
              <dc:date>2016-12-01T14:24:00</dc:date>
            </office:change-info>
            <text:p text:style-name="P4"><text:span text:style-name="T2">over</text:span></text:p>
          </text:deletion>
        </text:changed-region>
        <text:changed-region xml:id="ct87265216" text:id="ct87265216">
          <text:insertion>
            <office:change-info>
              <dc:creator>Autor desconocido</dc:creator>
              <dc:date>2016-12-01T14:24:00</dc:date>
            </office:change-info>
          </text:insertion>
        </text:changed-region>
        <text:changed-region xml:id="ct87033024" text:id="ct87033024">
          <text:deletion>
            <office:change-info>
              <dc:creator>Autor desconocido</dc:creator>
              <dc:date>2016-12-01T14:24:00</dc:date>
            </office:change-info>
            <text:p text:style-name="P4"><text:span text:style-name="T2">But in</text:span></text:p>
          </text:deletion>
        </text:changed-region>
        <text:changed-region xml:id="ct85721616" text:id="ct85721616">
          <text:insertion>
            <office:change-info>
              <dc:creator>Autor desconocido</dc:creator>
              <dc:date>2016-12-01T14:24:00</dc:date>
            </office:change-info>
          </text:insertion>
        </text:changed-region>
        <text:changed-region xml:id="ct85721872" text:id="ct85721872">
          <text:deletion>
            <office:change-info>
              <dc:creator>Autor desconocido</dc:creator>
              <dc:date>2016-12-01T14:24:00</dc:date>
            </office:change-info>
            <text:p text:style-name="P4"><text:span text:style-name="T2">et. al.</text:span></text:p>
          </text:deletion>
        </text:changed-region>
        <text:changed-region xml:id="ct80875344" text:id="ct80875344">
          <text:insertion>
            <office:change-info>
              <dc:creator>iibm </dc:creator>
              <dc:date>2016-12-01T20:46:00</dc:date>
            </office:change-info>
          </text:insertion>
        </text:changed-region>
        <text:changed-region xml:id="ct87512752" text:id="ct87512752">
          <text:insertion>
            <office:change-info>
              <dc:creator>iibm </dc:creator>
              <dc:date>2016-12-01T21:17:00</dc:date>
            </office:change-info>
          </text:insertion>
        </text:changed-region>
        <text:changed-region xml:id="ct86714144" text:id="ct86714144">
          <text:deletion>
            <office:change-info>
              <dc:creator>iibm </dc:creator>
              <dc:date>2016-12-01T21:17:00</dc:date>
            </office:change-info>
            <text:p text:style-name="P4"><text:span text:style-name="T2"><text:s/>treatment</text:span></text:p>
          </text:deletion>
        </text:changed-region>
        <text:changed-region xml:id="ct86663168" text:id="ct86663168">
          <text:deletion>
            <office:change-info>
              <dc:creator>iibm </dc:creator>
              <dc:date>2016-12-01T20:47:00</dc:date>
            </office:change-info>
            <text:p text:style-name="P4"><text:span text:style-name="T2">e</text:span></text:p>
          </text:deletion>
        </text:changed-region>
        <text:changed-region xml:id="ct86662944" text:id="ct86662944">
          <text:deletion>
            <office:change-info>
              <dc:creator>iibm </dc:creator>
              <dc:date>2016-12-01T20:46:00</dc:date>
            </office:change-info>
            <text:p text:style-name="P4"><text:span text:style-name="T2">thes</text:span></text:p>
          </text:deletion>
        </text:changed-region>
        <text:changed-region xml:id="ct86843216" text:id="ct86843216">
          <text:insertion>
            <office:change-info>
              <dc:creator>iibm </dc:creator>
              <dc:date>2016-12-01T21:20:00</dc:date>
            </office:change-info>
          </text:insertion>
        </text:changed-region>
        <text:changed-region xml:id="ct87031072" text:id="ct87031072">
          <text:insertion>
            <office:change-info>
              <dc:creator>iibm </dc:creator>
              <dc:date>2016-12-01T21:26:00</dc:date>
            </office:change-info>
          </text:insertion>
        </text:changed-region>
        <text:changed-region xml:id="ct79150976" text:id="ct79150976">
          <text:deletion>
            <office:change-info>
              <dc:creator>iibm </dc:creator>
              <dc:date>2016-12-01T21:20:00</dc:date>
            </office:change-info>
            <text:p text:style-name="P4"><text:span text:style-name="T2">after each accumulation blocks</text:span></text:p>
          </text:deletion>
        </text:changed-region>
        <text:changed-region xml:id="ct76899248" text:id="ct76899248">
          <text:insertion>
            <office:change-info>
              <dc:creator>iibm </dc:creator>
              <dc:date>2016-12-01T20:50:00</dc:date>
            </office:change-info>
          </text:insertion>
        </text:changed-region>
        <text:changed-region xml:id="ct86643808" text:id="ct86643808">
          <text:insertion>
            <office:change-info>
              <dc:creator>iibm </dc:creator>
              <dc:date>2016-12-01T21:21:00</dc:date>
            </office:change-info>
          </text:insertion>
        </text:changed-region>
        <text:changed-region xml:id="ct77740864" text:id="ct77740864">
          <text:insertion>
            <office:change-info>
              <dc:creator>iibm </dc:creator>
              <dc:date>2016-12-01T21:22:00</dc:date>
            </office:change-info>
          </text:insertion>
        </text:changed-region>
        <text:changed-region xml:id="ct77303344" text:id="ct77303344">
          <text:insertion>
            <office:change-info>
              <dc:creator>iibm </dc:creator>
              <dc:date>2016-12-01T21:23:00</dc:date>
            </office:change-info>
          </text:insertion>
        </text:changed-region>
        <text:changed-region xml:id="ct44270896" text:id="ct44270896">
          <text:insertion>
            <office:change-info>
              <dc:creator>iibm </dc:creator>
              <dc:date>2016-12-01T21:24:00</dc:date>
            </office:change-info>
          </text:insertion>
        </text:changed-region>
        <text:changed-region xml:id="ct90408384" text:id="ct90408384">
          <text:deletion>
            <office:change-info>
              <dc:creator>Autor desconocido</dc:creator>
              <dc:date>2016-12-01T14:26:00</dc:date>
            </office:change-info>
            <text:p text:style-name="P4"><text:span text:style-name="T2">s</text:span></text:p>
          </text:deletion>
        </text:changed-region>
        <text:changed-region xml:id="ct78961440" text:id="ct78961440">
          <text:insertion>
            <office:change-info>
              <dc:creator>Autor desconocido</dc:creator>
              <dc:date>2016-12-01T14:26:00</dc:date>
            </office:change-info>
          </text:insertion>
        </text:changed-region>
        <text:changed-region xml:id="ct80043632" text:id="ct80043632">
          <text:insertion>
            <office:change-info>
              <dc:creator>Autor desconocido</dc:creator>
              <dc:date>2016-12-01T14:27:00</dc:date>
            </office:change-info>
          </text:insertion>
        </text:changed-region>
        <text:changed-region xml:id="ct77068256" text:id="ct77068256">
          <text:deletion>
            <office:change-info>
              <dc:creator>Autor desconocido</dc:creator>
              <dc:date>2016-12-01T14:27:00</dc:date>
            </office:change-info>
            <text:p text:style-name="P4"><text:span text:style-name="T2">et al. </text:span></text:p>
          </text:deletion>
        </text:changed-region>
        <text:changed-region xml:id="ct79008800" text:id="ct79008800">
          <text:insertion>
            <office:change-info>
              <dc:creator>Autor desconocido</dc:creator>
              <dc:date>2016-12-01T14:27:00</dc:date>
            </office:change-info>
          </text:insertion>
        </text:changed-region>
        <text:changed-region xml:id="ct80066016" text:id="ct80066016">
          <text:deletion>
            <office:change-info>
              <dc:creator>Autor desconocido</dc:creator>
              <dc:date>2016-12-01T14:27:00</dc:date>
            </office:change-info>
            <text:p text:style-name="P4"><text:span text:style-name="T2">found that </text:span></text:p>
          </text:deletion>
        </text:changed-region>
        <text:changed-region xml:id="ct86862128" text:id="ct86862128">
          <text:insertion>
            <office:change-info>
              <dc:creator>Autor desconocido</dc:creator>
              <dc:date>2016-12-01T14:27:00</dc:date>
            </office:change-info>
          </text:insertion>
        </text:changed-region>
        <text:changed-region xml:id="ct79233520" text:id="ct79233520">
          <text:insertion>
            <office:change-info>
              <dc:creator>iibm </dc:creator>
              <dc:date>2016-12-01T21:39:00</dc:date>
            </office:change-info>
          </text:insertion>
        </text:changed-region>
        <text:changed-region xml:id="ct80066240" text:id="ct80066240">
          <text:deletion>
            <office:change-info>
              <dc:creator>Autor desconocido</dc:creator>
              <dc:date>2016-12-01T14:28:00</dc:date>
            </office:change-info>
            <text:p text:style-name="P4"><text:span text:style-name="T2">over</text:span></text:p>
          </text:deletion>
        </text:changed-region>
        <text:changed-region xml:id="ct88660960" text:id="ct88660960">
          <text:insertion>
            <office:change-info>
              <dc:creator>Autor desconocido</dc:creator>
              <dc:date>2016-12-01T14:28:00</dc:date>
            </office:change-info>
          </text:insertion>
        </text:changed-region>
        <text:changed-region xml:id="ct78880304" text:id="ct78880304">
          <text:deletion>
            <office:change-info>
              <dc:creator>Autor desconocido</dc:creator>
              <dc:date>2016-12-01T14:28:00</dc:date>
            </office:change-info>
            <text:p text:style-name="P4"><text:span text:style-name="T2">C</text:span></text:p>
          </text:deletion>
        </text:changed-region>
        <text:changed-region xml:id="ct77677504" text:id="ct77677504">
          <text:insertion>
            <office:change-info>
              <dc:creator>Autor desconocido</dc:creator>
              <dc:date>2016-12-01T14:28:00</dc:date>
            </office:change-info>
          </text:insertion>
        </text:changed-region>
        <text:changed-region xml:id="ct90384832" text:id="ct90384832">
          <text:deletion>
            <office:change-info>
              <dc:creator>Autor desconocido</dc:creator>
              <dc:date>2016-12-01T14:28:00</dc:date>
            </office:change-info>
            <text:p text:style-name="P4"><text:span text:style-name="T2">c</text:span></text:p>
          </text:deletion>
        </text:changed-region>
        <text:changed-region xml:id="ct76859824" text:id="ct76859824">
          <text:insertion>
            <office:change-info>
              <dc:creator>Autor desconocido</dc:creator>
              <dc:date>2016-12-01T14:28:00</dc:date>
            </office:change-info>
          </text:insertion>
        </text:changed-region>
        <text:changed-region xml:id="ct80944640" text:id="ct80944640">
          <text:format-change>
            <office:change-info>
              <dc:creator>Autor desconocido</dc:creator>
              <dc:date>2016-12-01T14:28:00</dc:date>
            </office:change-info>
          </text:format-change>
        </text:changed-region>
        <text:changed-region xml:id="ct88086080" text:id="ct88086080">
          <text:deletion>
            <office:change-info>
              <dc:creator>Autor desconocido</dc:creator>
              <dc:date>2016-12-01T14:29:00</dc:date>
            </office:change-info>
            <text:p text:style-name="P4"><text:span text:style-name="T2">for</text:span></text:p>
          </text:deletion>
        </text:changed-region>
        <text:changed-region xml:id="ct87692480" text:id="ct87692480">
          <text:insertion>
            <office:change-info>
              <dc:creator>Autor desconocido</dc:creator>
              <dc:date>2016-12-01T14:29:00</dc:date>
            </office:change-info>
          </text:insertion>
        </text:changed-region>
        <text:changed-region xml:id="ct86661984" text:id="ct86661984">
          <text:deletion>
            <office:change-info>
              <dc:creator>Autor desconocido</dc:creator>
              <dc:date>2016-12-01T14:29:00</dc:date>
            </office:change-info>
            <text:p text:style-name="P4"><text:span text:style-name="T2">s</text:span></text:p>
          </text:deletion>
        </text:changed-region>
        <text:changed-region xml:id="ct80992704" text:id="ct80992704">
          <text:insertion>
            <office:change-info>
              <dc:creator>Autor desconocido</dc:creator>
              <dc:date>2016-12-01T14:29:00</dc:date>
            </office:change-info>
          </text:insertion>
        </text:changed-region>
        <text:changed-region xml:id="ct87078656" text:id="ct87078656">
          <text:deletion>
            <office:change-info>
              <dc:creator>Autor desconocido</dc:creator>
              <dc:date>2016-12-01T14:29:00</dc:date>
            </office:change-info>
            <text:p text:style-name="P4"><text:span text:style-name="T2">They got that</text:span></text:p>
          </text:deletion>
        </text:changed-region>
        <text:changed-region xml:id="ct79008528" text:id="ct79008528">
          <text:deletion>
            <office:change-info>
              <dc:creator>Autor desconocido</dc:creator>
              <dc:date>2016-12-01T14:29:00</dc:date>
            </office:change-info>
            <text:p text:style-name="P4"><text:span text:style-name="T2">an</text:span></text:p>
          </text:deletion>
        </text:changed-region>
        <text:changed-region xml:id="ct87456624" text:id="ct87456624">
          <text:insertion>
            <office:change-info>
              <dc:creator>Autor desconocido</dc:creator>
              <dc:date>2016-12-01T14:29:00</dc:date>
            </office:change-info>
          </text:insertion>
        </text:changed-region>
        <text:changed-region xml:id="ct77134448" text:id="ct77134448">
          <text:insertion>
            <office:change-info>
              <dc:creator>Autor desconocido</dc:creator>
              <dc:date>2016-12-01T14:30:00</dc:date>
            </office:change-info>
          </text:insertion>
        </text:changed-region>
        <text:changed-region xml:id="ct80379360" text:id="ct80379360">
          <text:insertion>
            <office:change-info>
              <dc:creator>Autor desconocido</dc:creator>
              <dc:date>2016-12-01T14:30:00</dc:date>
            </office:change-info>
          </text:insertion>
        </text:changed-region>
        <text:changed-region xml:id="ct86955008" text:id="ct86955008">
          <text:insertion>
            <office:change-info>
              <dc:creator>Autor desconocido</dc:creator>
              <dc:date>2016-12-01T14:30:00</dc:date>
            </office:change-info>
          </text:insertion>
        </text:changed-region>
        <text:changed-region xml:id="ct91290448" text:id="ct91290448">
          <text:deletion>
            <office:change-info>
              <dc:creator>Autor desconocido</dc:creator>
              <dc:date>2016-12-01T14:30:00</dc:date>
            </office:change-info>
            <text:p text:style-name="P4"><text:span text:style-name="T2"><text:s/>et al.</text:span></text:p>
          </text:deletion>
        </text:changed-region>
        <text:changed-region xml:id="ct58230800" text:id="ct58230800">
          <text:deletion>
            <office:change-info>
              <dc:creator>Autor desconocido</dc:creator>
              <dc:date>2016-12-01T14:31:00</dc:date>
            </office:change-info>
            <text:p text:style-name="P4"><text:span text:style-name="T2">e</text:span></text:p>
          </text:deletion>
        </text:changed-region>
        <text:changed-region xml:id="ct85845984" text:id="ct85845984">
          <text:insertion>
            <office:change-info>
              <dc:creator>Autor desconocido</dc:creator>
              <dc:date>2016-12-01T14:31:00</dc:date>
            </office:change-info>
          </text:insertion>
        </text:changed-region>
        <text:changed-region xml:id="ct78892960" text:id="ct78892960">
          <text:insertion>
            <office:change-info>
              <dc:creator>Autor desconocido</dc:creator>
              <dc:date>2016-12-01T14:31:00</dc:date>
            </office:change-info>
          </text:insertion>
        </text:changed-region>
        <text:changed-region xml:id="ct86435472" text:id="ct86435472">
          <text:insertion>
            <office:change-info>
              <dc:creator>Autor desconocido</dc:creator>
              <dc:date>2016-12-01T14:31:00</dc:date>
            </office:change-info>
          </text:insertion>
        </text:changed-region>
        <text:changed-region xml:id="ct88116464" text:id="ct88116464">
          <text:insertion>
            <office:change-info>
              <dc:creator>Autor desconocido</dc:creator>
              <dc:date>2016-12-01T14:32:00</dc:date>
            </office:change-info>
          </text:insertion>
        </text:changed-region>
        <text:changed-region xml:id="ct86579472" text:id="ct86579472">
          <text:insertion>
            <office:change-info>
              <dc:creator>Autor desconocido</dc:creator>
              <dc:date>2016-12-01T14:32:00</dc:date>
            </office:change-info>
          </text:insertion>
        </text:changed-region>
        <text:changed-region xml:id="ct79692736" text:id="ct79692736">
          <text:insertion>
            <office:change-info>
              <dc:creator>iibm </dc:creator>
              <dc:date>2016-12-01T21:55:00</dc:date>
            </office:change-info>
          </text:insertion>
        </text:changed-region>
        <text:changed-region xml:id="ct86425856" text:id="ct86425856">
          <text:insertion>
            <office:change-info>
              <dc:creator>iibm </dc:creator>
              <dc:date>2016-12-01T21:57:00</dc:date>
            </office:change-info>
          </text:insertion>
        </text:changed-region>
        <text:changed-region xml:id="ct78244928" text:id="ct78244928">
          <text:deletion>
            <office:change-info>
              <dc:creator>iibm </dc:creator>
              <dc:date>2016-12-01T21:55:00</dc:date>
            </office:change-info>
            <text:p text:style-name="P4"><text:span text:style-name="T2">at</text:span></text:p>
          </text:deletion>
        </text:changed-region>
        <text:changed-region xml:id="ct87354432" text:id="ct87354432">
          <text:insertion>
            <office:change-info>
              <dc:creator>iibm </dc:creator>
              <dc:date>2016-12-01T21:55:00</dc:date>
            </office:change-info>
          </text:insertion>
        </text:changed-region>
        <text:changed-region xml:id="ct87864208" text:id="ct87864208">
          <text:insertion>
            <office:change-info>
              <dc:creator>iibm </dc:creator>
              <dc:date>2016-12-01T21:57:00</dc:date>
            </office:change-info>
          </text:insertion>
        </text:changed-region>
        <text:changed-region xml:id="ct91369744" text:id="ct91369744">
          <text:deletion>
            <office:change-info>
              <dc:creator>iibm </dc:creator>
              <dc:date>2016-12-01T21:55:00</dc:date>
            </office:change-info>
            <text:p text:style-name="P4"><text:span text:style-name="T2">at</text:span></text:p>
          </text:deletion>
        </text:changed-region>
        <text:changed-region xml:id="ct74763488" text:id="ct74763488">
          <text:deletion>
            <office:change-info>
              <dc:creator>Autor desconocido</dc:creator>
              <dc:date>2016-12-01T14:33:00</dc:date>
            </office:change-info>
            <text:p text:style-name="P5">y</text:p>
          </text:deletion>
        </text:changed-region>
        <text:changed-region xml:id="ct60235632" text:id="ct60235632">
          <text:insertion>
            <office:change-info>
              <dc:creator>Autor desconocido</dc:creator>
              <dc:date>2016-12-01T14:33:00</dc:date>
            </office:change-info>
          </text:insertion>
        </text:changed-region>
        <text:changed-region xml:id="ct78065648" text:id="ct78065648">
          <text:insertion>
            <office:change-info>
              <dc:creator>iibm </dc:creator>
              <dc:date>2016-12-01T22:02:00</dc:date>
            </office:change-info>
          </text:insertion>
        </text:changed-region>
        <text:changed-region xml:id="ct87503744" text:id="ct87503744">
          <text:deletion>
            <office:change-info>
              <dc:creator>iibm </dc:creator>
              <dc:date>2016-12-01T22:02:00</dc:date>
            </office:change-info>
            <text:p text:style-name="P5"><text:span text:style-name="T8"><office:annotation><dc:creator>Autor desconocido</dc:creator><dc:date>2016-12-01T14:33:43</dc:date><text:p text:style-name="P31"><text:span text:style-name="T58">Alguna cita?</text:span></text:p></office:annotation></text:span></text:p>
          </text:deletion>
        </text:changed-region>
        <text:changed-region xml:id="ct86614400" text:id="ct86614400">
          <text:deletion>
            <office:change-info>
              <dc:creator>Autor desconocido</dc:creator>
              <dc:date>2016-12-01T14:33:00</dc:date>
            </office:change-info>
            <text:p text:style-name="P5">kind of</text:p>
          </text:deletion>
        </text:changed-region>
        <text:changed-region xml:id="ct76784912" text:id="ct76784912">
          <text:deletion>
            <office:change-info>
              <dc:creator>Autor desconocido</dc:creator>
              <dc:date>2016-12-01T14:34:00</dc:date>
            </office:change-info>
            <text:p text:style-name="P5">able to</text:p>
          </text:deletion>
        </text:changed-region>
        <text:changed-region xml:id="ct77803136" text:id="ct77803136">
          <text:deletion>
            <office:change-info>
              <dc:creator>Autor desconocido</dc:creator>
              <dc:date>2016-12-01T14:34:00</dc:date>
            </office:change-info>
            <text:p text:style-name="P5">they </text:p>
          </text:deletion>
        </text:changed-region>
        <text:changed-region xml:id="ct87480864" text:id="ct87480864">
          <text:insertion>
            <office:change-info>
              <dc:creator>Autor desconocido</dc:creator>
              <dc:date>2016-12-01T14:34:00</dc:date>
            </office:change-info>
          </text:insertion>
        </text:changed-region>
        <text:changed-region xml:id="ct77926944" text:id="ct77926944">
          <text:insertion>
            <office:change-info>
              <dc:creator>Autor desconocido</dc:creator>
              <dc:date>2016-12-01T14:34:00</dc:date>
            </office:change-info>
          </text:insertion>
        </text:changed-region>
        <text:changed-region xml:id="ct80261184" text:id="ct80261184">
          <text:deletion>
            <office:change-info>
              <dc:creator>Autor desconocido</dc:creator>
              <dc:date>2016-12-01T14:34:00</dc:date>
            </office:change-info>
            <text:p text:style-name="P5">,</text:p>
          </text:deletion>
        </text:changed-region>
        <text:changed-region xml:id="ct87772336" text:id="ct87772336">
          <text:insertion>
            <office:change-info>
              <dc:creator>Autor desconocido</dc:creator>
              <dc:date>2016-12-01T14:34:00</dc:date>
            </office:change-info>
          </text:insertion>
        </text:changed-region>
        <text:changed-region xml:id="ct76778080" text:id="ct76778080">
          <text:insertion>
            <office:change-info>
              <dc:creator>Autor desconocido</dc:creator>
              <dc:date>2016-12-01T14:34:00</dc:date>
            </office:change-info>
          </text:insertion>
        </text:changed-region>
        <text:changed-region xml:id="ct73494784" text:id="ct73494784">
          <text:deletion>
            <office:change-info>
              <dc:creator>Autor desconocido</dc:creator>
              <dc:date>2016-12-01T14:34:00</dc:date>
            </office:change-info>
            <text:p text:style-name="P5">but the </text:p>
          </text:deletion>
        </text:changed-region>
        <text:changed-region xml:id="ct87210448" text:id="ct87210448">
          <text:insertion>
            <office:change-info>
              <dc:creator>Autor desconocido</dc:creator>
              <dc:date>2016-12-01T14:34:00</dc:date>
            </office:change-info>
          </text:insertion>
        </text:changed-region>
        <text:changed-region xml:id="ct79794832" text:id="ct79794832">
          <text:insertion>
            <office:change-info>
              <dc:creator>Autor desconocido</dc:creator>
              <dc:date>2016-12-01T14:35:00</dc:date>
            </office:change-info>
          </text:insertion>
        </text:changed-region>
        <text:changed-region xml:id="ct87680576" text:id="ct87680576">
          <text:insertion>
            <office:change-info>
              <dc:creator>iibm </dc:creator>
              <dc:date>2016-12-01T22:03:00</dc:date>
            </office:change-info>
          </text:insertion>
        </text:changed-region>
        <text:changed-region xml:id="ct77089648" text:id="ct77089648">
          <text:insertion>
            <office:change-info>
              <dc:creator>Autor desconocido</dc:creator>
              <dc:date>2016-12-01T14:35:00</dc:date>
            </office:change-info>
          </text:insertion>
        </text:changed-region>
        <text:changed-region xml:id="ct77460176" text:id="ct77460176">
          <text:deletion>
            <office:change-info>
              <dc:creator>Autor desconocido</dc:creator>
              <dc:date>2016-12-01T14:35:00</dc:date>
            </office:change-info>
            <text:p text:style-name="P5">question is</text:p>
          </text:deletion>
        </text:changed-region>
        <text:changed-region xml:id="ct46222528" text:id="ct46222528">
          <text:insertion>
            <office:change-info>
              <dc:creator>Autor desconocido</dc:creator>
              <dc:date>2016-12-01T14:35:00</dc:date>
            </office:change-info>
          </text:insertion>
        </text:changed-region>
        <text:changed-region xml:id="ct77395376" text:id="ct77395376">
          <text:deletion>
            <office:change-info>
              <dc:creator>Autor desconocido</dc:creator>
              <dc:date>2016-12-01T14:35:00</dc:date>
            </office:change-info>
            <text:p text:style-name="P5">capabilities</text:p>
          </text:deletion>
        </text:changed-region>
        <text:changed-region xml:id="ct77551152" text:id="ct77551152">
          <text:insertion>
            <office:change-info>
              <dc:creator>Autor desconocido</dc:creator>
              <dc:date>2016-12-01T14:35:00</dc:date>
            </office:change-info>
          </text:insertion>
        </text:changed-region>
        <text:changed-region xml:id="ct44271088" text:id="ct44271088">
          <text:deletion>
            <office:change-info>
              <dc:creator>Autor desconocido</dc:creator>
              <dc:date>2016-12-01T14:36:00</dc:date>
            </office:change-info>
            <text:p text:style-name="P5">For the same way that monkeys experiments</text:p>
          </text:deletion>
        </text:changed-region>
        <text:changed-region xml:id="ct87031264" text:id="ct87031264">
          <text:insertion>
            <office:change-info>
              <dc:creator>Autor desconocido</dc:creator>
              <dc:date>2016-12-01T14:36:00</dc:date>
            </office:change-info>
          </text:insertion>
        </text:changed-region>
        <text:changed-region xml:id="ct86189632" text:id="ct86189632">
          <text:format-change>
            <office:change-info>
              <dc:creator>Autor desconocido</dc:creator>
              <dc:date>2016-12-01T14:36:00</dc:date>
            </office:change-info>
          </text:format-change>
        </text:changed-region>
        <text:changed-region xml:id="ct76899520" text:id="ct76899520">
          <text:insertion>
            <office:change-info>
              <dc:creator>Autor desconocido</dc:creator>
              <dc:date>2016-12-01T14:40:00</dc:date>
            </office:change-info>
          </text:insertion>
        </text:changed-region>
        <text:changed-region xml:id="ct86508560" text:id="ct86508560">
          <text:insertion>
            <office:change-info>
              <dc:creator>Autor desconocido</dc:creator>
              <dc:date>2016-12-01T14:36:00</dc:date>
            </office:change-info>
          </text:insertion>
        </text:changed-region>
        <text:changed-region xml:id="ct73599712" text:id="ct73599712">
          <text:deletion>
            <office:change-info>
              <dc:creator>Autor desconocido</dc:creator>
              <dc:date>2016-12-01T14:37:00</dc:date>
            </office:change-info>
            <text:p text:style-name="P5">in which either</text:p>
          </text:deletion>
        </text:changed-region>
        <text:changed-region xml:id="ct78697136" text:id="ct78697136">
          <text:insertion>
            <office:change-info>
              <dc:creator>Autor desconocido</dc:creator>
              <dc:date>2016-12-01T14:38:00</dc:date>
            </office:change-info>
          </text:insertion>
        </text:changed-region>
        <text:changed-region xml:id="ct86731840" text:id="ct86731840">
          <text:insertion>
            <office:change-info>
              <dc:creator>Autor desconocido</dc:creator>
              <dc:date>2016-12-01T14:38:00</dc:date>
            </office:change-info>
          </text:insertion>
        </text:changed-region>
        <text:changed-region xml:id="ct87033248" text:id="ct87033248">
          <text:deletion>
            <office:change-info>
              <dc:creator>Autor desconocido</dc:creator>
              <dc:date>2016-12-01T14:38:00</dc:date>
            </office:change-info>
            <text:p text:style-name="P5">to</text:p>
          </text:deletion>
        </text:changed-region>
        <text:changed-region xml:id="ct86190160" text:id="ct86190160">
          <text:insertion>
            <office:change-info>
              <dc:creator>Autor desconocido</dc:creator>
              <dc:date>2016-12-01T14:38:00</dc:date>
            </office:change-info>
          </text:insertion>
        </text:changed-region>
        <text:changed-region xml:id="ct80166064" text:id="ct80166064">
          <text:insertion>
            <office:change-info>
              <dc:creator>Autor desconocido</dc:creator>
              <dc:date>2016-12-01T14:39:00</dc:date>
            </office:change-info>
          </text:insertion>
        </text:changed-region>
        <text:changed-region xml:id="ct79151200" text:id="ct79151200">
          <text:deletion>
            <office:change-info>
              <dc:creator>Autor desconocido</dc:creator>
              <dc:date>2016-12-01T14:39:00</dc:date>
            </office:change-info>
            <text:p text:style-name="P5">a</text:p>
          </text:deletion>
        </text:changed-region>
        <text:changed-region xml:id="ct86569616" text:id="ct86569616">
          <text:insertion>
            <office:change-info>
              <dc:creator>Autor desconocido</dc:creator>
              <dc:date>2016-12-01T14:39:00</dc:date>
            </office:change-info>
          </text:insertion>
        </text:changed-region>
        <text:changed-region xml:id="ct77094096" text:id="ct77094096">
          <text:insertion>
            <office:change-info>
              <dc:creator>Autor desconocido</dc:creator>
              <dc:date>2016-12-01T14:39:00</dc:date>
            </office:change-info>
          </text:insertion>
        </text:changed-region>
        <text:changed-region xml:id="ct87957392" text:id="ct87957392">
          <text:deletion>
            <office:change-info>
              <dc:creator>Autor desconocido</dc:creator>
              <dc:date>2016-12-01T14:41:00</dc:date>
            </office:change-info>
            <text:p text:style-name="P5"><text:s/>over a like-Wall&amp;Menders chamber scaled for rats</text:p>
          </text:deletion>
        </text:changed-region>
        <text:changed-region xml:id="ct86873344" text:id="ct86873344">
          <text:insertion>
            <office:change-info>
              <dc:creator>Autor desconocido</dc:creator>
              <dc:date>2016-12-01T14:41:00</dc:date>
            </office:change-info>
          </text:insertion>
        </text:changed-region>
        <text:changed-region xml:id="ct76719888" text:id="ct76719888">
          <text:insertion>
            <office:change-info>
              <dc:creator>iibm </dc:creator>
              <dc:date>2016-12-01T22:07:00</dc:date>
            </office:change-info>
          </text:insertion>
        </text:changed-region>
        <text:changed-region xml:id="ct87923728" text:id="ct87923728">
          <text:deletion>
            <office:change-info>
              <dc:creator>iibm </dc:creator>
              <dc:date>2016-12-01T22:07:00</dc:date>
            </office:change-info>
            <text:p text:style-name="P5">E</text:p>
          </text:deletion>
        </text:changed-region>
        <text:changed-region xml:id="ct87814560" text:id="ct87814560">
          <text:insertion>
            <office:change-info>
              <dc:creator>Autor desconocido</dc:creator>
              <dc:date>2016-12-01T14:43:00</dc:date>
            </office:change-info>
          </text:insertion>
        </text:changed-region>
        <text:changed-region xml:id="ct86951104" text:id="ct86951104">
          <text:deletion>
            <office:change-info>
              <dc:creator>Autor desconocido</dc:creator>
              <dc:date>2016-12-01T14:43:00</dc:date>
            </office:change-info>
            <text:p text:style-name="P5">.</text:p>
          </text:deletion>
        </text:changed-region>
        <text:changed-region xml:id="ct79852720" text:id="ct79852720">
          <text:insertion>
            <office:change-info>
              <dc:creator>Autor desconocido</dc:creator>
              <dc:date>2016-12-01T14:43:00</dc:date>
            </office:change-info>
          </text:insertion>
        </text:changed-region>
        <text:changed-region xml:id="ct77094544" text:id="ct77094544">
          <text:deletion>
            <office:change-info>
              <dc:creator>Autor desconocido</dc:creator>
              <dc:date>2016-12-01T14:43:00</dc:date>
            </office:change-info>
            <text:p text:style-name="P5">T</text:p>
          </text:deletion>
        </text:changed-region>
        <text:changed-region xml:id="ct77068480" text:id="ct77068480">
          <text:insertion>
            <office:change-info>
              <dc:creator>Autor desconocido</dc:creator>
              <dc:date>2016-12-01T14:43:00</dc:date>
            </office:change-info>
          </text:insertion>
        </text:changed-region>
        <text:changed-region xml:id="ct85725712" text:id="ct85725712">
          <text:insertion>
            <office:change-info>
              <dc:creator>Autor desconocido</dc:creator>
              <dc:date>2016-12-01T14:43:00</dc:date>
            </office:change-info>
          </text:insertion>
        </text:changed-region>
        <text:changed-region xml:id="ct77577248" text:id="ct77577248">
          <text:deletion>
            <office:change-info>
              <dc:creator>Autor desconocido</dc:creator>
              <dc:date>2016-12-01T14:44:00</dc:date>
            </office:change-info>
            <text:p text:style-name="P5">in which a humans</text:p>
          </text:deletion>
        </text:changed-region>
        <text:changed-region xml:id="ct78169824" text:id="ct78169824">
          <text:insertion>
            <office:change-info>
              <dc:creator>Autor desconocido</dc:creator>
              <dc:date>2016-12-01T14:44:00</dc:date>
            </office:change-info>
          </text:insertion>
        </text:changed-region>
        <text:changed-region xml:id="ct76612832" text:id="ct76612832">
          <text:insertion>
            <office:change-info>
              <dc:creator>Autor desconocido</dc:creator>
              <dc:date>2016-12-01T14:44:00</dc:date>
            </office:change-info>
          </text:insertion>
        </text:changed-region>
        <text:changed-region xml:id="ct88075280" text:id="ct88075280">
          <text:insertion>
            <office:change-info>
              <dc:creator>Autor desconocido</dc:creator>
              <dc:date>2016-12-01T14:44:00</dc:date>
            </office:change-info>
          </text:insertion>
        </text:changed-region>
        <text:changed-region xml:id="ct87617808" text:id="ct87617808">
          <text:deletion>
            <office:change-info>
              <dc:creator>Autor desconocido</dc:creator>
              <dc:date>2016-12-01T14:44:00</dc:date>
            </office:change-info>
            <text:p text:style-name="P5"><text:s/>on experiment</text:p>
          </text:deletion>
        </text:changed-region>
        <text:changed-region xml:id="ct86442928" text:id="ct86442928">
          <text:insertion>
            <office:change-info>
              <dc:creator>Autor desconocido</dc:creator>
              <dc:date>2016-12-01T14:45:00</dc:date>
            </office:change-info>
          </text:insertion>
        </text:changed-region>
        <text:changed-region xml:id="ct48638464" text:id="ct48638464">
          <text:insertion>
            <office:change-info>
              <dc:creator>Autor desconocido</dc:creator>
              <dc:date>2016-12-01T14:46:00</dc:date>
            </office:change-info>
          </text:insertion>
        </text:changed-region>
        <text:changed-region xml:id="ct86843408" text:id="ct86843408">
          <text:insertion>
            <office:change-info>
              <dc:creator>Autor desconocido</dc:creator>
              <dc:date>2016-12-01T14:46:00</dc:date>
            </office:change-info>
          </text:insertion>
        </text:changed-region>
        <text:changed-region xml:id="ct85706992" text:id="ct85706992">
          <text:insertion>
            <office:change-info>
              <dc:creator>Autor desconocido</dc:creator>
              <dc:date>2016-12-01T14:46:00</dc:date>
            </office:change-info>
          </text:insertion>
        </text:changed-region>
        <text:changed-region xml:id="ct78587232" text:id="ct78587232">
          <text:deletion>
            <office:change-info>
              <dc:creator>Autor desconocido</dc:creator>
              <dc:date>2016-12-01T14:47:00</dc:date>
            </office:change-info>
            <text:p text:style-name="P5">We could make a comment about this last experiment over the perspective of </text:p>
          </text:deletion>
        </text:changed-region>
        <text:changed-region xml:id="ct77648864" text:id="ct77648864">
          <text:insertion>
            <office:change-info>
              <dc:creator>Autor desconocido</dc:creator>
              <dc:date>2016-12-01T14:47:00</dc:date>
            </office:change-info>
          </text:insertion>
        </text:changed-region>
        <text:changed-region xml:id="ct86822288" text:id="ct86822288">
          <text:insertion>
            <office:change-info>
              <dc:creator>Autor desconocido</dc:creator>
              <dc:date>2016-12-01T14:47:00</dc:date>
            </office:change-info>
          </text:insertion>
        </text:changed-region>
        <text:changed-region xml:id="ct87575456" text:id="ct87575456">
          <text:deletion>
            <office:change-info>
              <dc:creator>Autor desconocido</dc:creator>
              <dc:date>2016-12-01T14:47:00</dc:date>
            </office:change-info>
            <text:p text:style-name="P5">owing to</text:p>
          </text:deletion>
        </text:changed-region>
        <text:changed-region xml:id="ct78961632" text:id="ct78961632">
          <text:insertion>
            <office:change-info>
              <dc:creator>Autor desconocido</dc:creator>
              <dc:date>2016-12-01T14:49:00</dc:date>
            </office:change-info>
          </text:insertion>
        </text:changed-region>
        <text:changed-region xml:id="ct86950336" text:id="ct86950336">
          <text:deletion>
            <office:change-info>
              <dc:creator>Autor desconocido</dc:creator>
              <dc:date>2016-12-01T14:47:00</dc:date>
            </office:change-info>
            <text:p text:style-name="P5">s</text:p>
          </text:deletion>
        </text:changed-region>
        <text:changed-region xml:id="ct79420208" text:id="ct79420208">
          <text:insertion>
            <office:change-info>
              <dc:creator>Autor desconocido</dc:creator>
              <dc:date>2016-12-01T14:47:00</dc:date>
            </office:change-info>
          </text:insertion>
        </text:changed-region>
        <text:changed-region xml:id="ct77706224" text:id="ct77706224">
          <text:insertion>
            <office:change-info>
              <dc:creator>Autor desconocido</dc:creator>
              <dc:date>2016-12-01T14:49:00</dc:date>
            </office:change-info>
          </text:insertion>
        </text:changed-region>
        <text:changed-region xml:id="ct86538592" text:id="ct86538592">
          <text:deletion>
            <office:change-info>
              <dc:creator>Autor desconocido</dc:creator>
              <dc:date>2016-12-01T14:48:00</dc:date>
            </office:change-info>
            <text:p text:style-name="P5">s</text:p>
          </text:deletion>
        </text:changed-region>
        <text:changed-region xml:id="ct76777536" text:id="ct76777536">
          <text:insertion>
            <office:change-info>
              <dc:creator>Autor desconocido</dc:creator>
              <dc:date>2016-12-01T14:48:00</dc:date>
            </office:change-info>
          </text:insertion>
        </text:changed-region>
        <text:changed-region xml:id="ct86718704" text:id="ct86718704">
          <text:deletion>
            <office:change-info>
              <dc:creator>Autor desconocido</dc:creator>
              <dc:date>2016-12-01T14:48:00</dc:date>
            </office:change-info>
            <text:p text:style-name="P5">e</text:p>
          </text:deletion>
        </text:changed-region>
        <text:changed-region xml:id="ct88040736" text:id="ct88040736">
          <text:insertion>
            <office:change-info>
              <dc:creator>Autor desconocido</dc:creator>
              <dc:date>2016-12-01T14:48:00</dc:date>
            </office:change-info>
          </text:insertion>
        </text:changed-region>
        <text:changed-region xml:id="ct77531952" text:id="ct77531952">
          <text:deletion>
            <office:change-info>
              <dc:creator>Autor desconocido</dc:creator>
              <dc:date>2016-12-01T14:49:00</dc:date>
            </office:change-info>
            <text:p text:style-name="P5">s</text:p>
          </text:deletion>
        </text:changed-region>
        <text:changed-region xml:id="ct87099040" text:id="ct87099040">
          <text:insertion>
            <office:change-info>
              <dc:creator>Autor desconocido</dc:creator>
              <dc:date>2016-12-01T14:50:00</dc:date>
            </office:change-info>
          </text:insertion>
        </text:changed-region>
        <text:changed-region xml:id="ct87740528" text:id="ct87740528">
          <text:insertion>
            <office:change-info>
              <dc:creator>Autor desconocido</dc:creator>
              <dc:date>2016-12-01T14:50:00</dc:date>
            </office:change-info>
          </text:insertion>
        </text:changed-region>
        <text:changed-region xml:id="ct80388720" text:id="ct80388720">
          <text:insertion>
            <office:change-info>
              <dc:creator>Autor desconocido</dc:creator>
              <dc:date>2016-12-01T14:50:00</dc:date>
            </office:change-info>
          </text:insertion>
        </text:changed-region>
        <text:changed-region xml:id="ct87516320" text:id="ct87516320">
          <text:deletion>
            <office:change-info>
              <dc:creator>Autor desconocido</dc:creator>
              <dc:date>2016-12-01T14:50:00</dc:date>
            </office:change-info>
            <text:p text:style-name="P5">rats</text:p>
          </text:deletion>
        </text:changed-region>
        <text:changed-region xml:id="ct77554000" text:id="ct77554000">
          <text:insertion>
            <office:change-info>
              <dc:creator>Autor desconocido</dc:creator>
              <dc:date>2016-12-01T14:50:00</dc:date>
            </office:change-info>
          </text:insertion>
        </text:changed-region>
        <text:changed-region xml:id="ct87580208" text:id="ct87580208">
          <text:deletion>
            <office:change-info>
              <dc:creator>Autor desconocido</dc:creator>
              <dc:date>2016-12-01T14:50:00</dc:date>
            </office:change-info>
            <text:p text:style-name="P5">s</text:p>
          </text:deletion>
        </text:changed-region>
        <text:changed-region xml:id="ct80872480" text:id="ct80872480">
          <text:insertion>
            <office:change-info>
              <dc:creator>Autor desconocido</dc:creator>
              <dc:date>2016-12-01T14:50:00</dc:date>
            </office:change-info>
          </text:insertion>
        </text:changed-region>
        <text:changed-region xml:id="ct77741056" text:id="ct77741056">
          <text:insertion>
            <office:change-info>
              <dc:creator>Autor desconocido</dc:creator>
              <dc:date>2016-12-01T14:51:00</dc:date>
            </office:change-info>
          </text:insertion>
        </text:changed-region>
        <text:changed-region xml:id="ct87172800" text:id="ct87172800">
          <text:insertion>
            <office:change-info>
              <dc:creator>Autor desconocido</dc:creator>
              <dc:date>2016-12-01T14:51:00</dc:date>
            </office:change-info>
          </text:insertion>
        </text:changed-region>
        <text:changed-region xml:id="ct87510192" text:id="ct87510192">
          <text:deletion>
            <office:change-info>
              <dc:creator>Autor desconocido</dc:creator>
              <dc:date>2016-12-01T14:51:00</dc:date>
            </office:change-info>
            <text:p text:style-name="P5">et al. </text:p>
          </text:deletion>
        </text:changed-region>
        <text:changed-region xml:id="ct90697504" text:id="ct90697504">
          <text:insertion>
            <office:change-info>
              <dc:creator>Autor desconocido</dc:creator>
              <dc:date>2016-12-01T14:51:00</dc:date>
            </office:change-info>
          </text:insertion>
        </text:changed-region>
        <text:changed-region xml:id="ct88042432" text:id="ct88042432">
          <text:insertion>
            <office:change-info>
              <dc:creator>Autor desconocido</dc:creator>
              <dc:date>2016-12-01T14:51:00</dc:date>
            </office:change-info>
          </text:insertion>
        </text:changed-region>
        <text:changed-region xml:id="ct86714336" text:id="ct86714336">
          <text:insertion>
            <office:change-info>
              <dc:creator>Autor desconocido</dc:creator>
              <dc:date>2016-12-01T14:51:00</dc:date>
            </office:change-info>
          </text:insertion>
        </text:changed-region>
        <text:changed-region xml:id="ct80010752" text:id="ct80010752">
          <text:insertion>
            <office:change-info>
              <dc:creator>Autor desconocido</dc:creator>
              <dc:date>2016-12-01T14:52:00</dc:date>
            </office:change-info>
          </text:insertion>
        </text:changed-region>
        <text:changed-region xml:id="ct86618960" text:id="ct86618960">
          <text:insertion>
            <office:change-info>
              <dc:creator>Autor desconocido</dc:creator>
              <dc:date>2016-12-01T14:52:00</dc:date>
            </office:change-info>
          </text:insertion>
        </text:changed-region>
        <text:changed-region xml:id="ct90092064" text:id="ct90092064">
          <text:deletion>
            <office:change-info>
              <dc:creator>Autor desconocido</dc:creator>
              <dc:date>2016-12-01T14:52:00</dc:date>
            </office:change-info>
            <text:p text:style-name="P5">s</text:p>
          </text:deletion>
        </text:changed-region>
        <text:changed-region xml:id="ct46194080" text:id="ct46194080">
          <text:insertion>
            <office:change-info>
              <dc:creator>Autor desconocido</dc:creator>
              <dc:date>2016-12-01T14:52:00</dc:date>
            </office:change-info>
          </text:insertion>
        </text:changed-region>
        <text:changed-region xml:id="ct80937216" text:id="ct80937216">
          <text:deletion>
            <office:change-info>
              <dc:creator>Autor desconocido</dc:creator>
              <dc:date>2016-12-01T14:52:00</dc:date>
            </office:change-info>
            <text:p text:style-name="P5">to</text:p>
          </text:deletion>
        </text:changed-region>
        <text:changed-region xml:id="ct87144176" text:id="ct87144176">
          <text:insertion>
            <office:change-info>
              <dc:creator>Autor desconocido</dc:creator>
              <dc:date>2016-12-01T14:52:00</dc:date>
            </office:change-info>
          </text:insertion>
        </text:changed-region>
        <text:changed-region xml:id="ct80875536" text:id="ct80875536">
          <text:insertion>
            <office:change-info>
              <dc:creator>Autor desconocido</dc:creator>
              <dc:date>2016-12-01T14:52:00</dc:date>
            </office:change-info>
          </text:insertion>
        </text:changed-region>
        <text:changed-region xml:id="ct46194272" text:id="ct46194272">
          <text:insertion>
            <office:change-info>
              <dc:creator>Autor desconocido</dc:creator>
              <dc:date>2016-12-01T14:54:00</dc:date>
            </office:change-info>
          </text:insertion>
        </text:changed-region>
        <text:changed-region xml:id="ct77328880" text:id="ct77328880">
          <text:deletion>
            <office:change-info>
              <dc:creator>Autor desconocido</dc:creator>
              <dc:date>2016-12-01T14:52:00</dc:date>
            </office:change-info>
            <text:p text:style-name="P6">of</text:p>
          </text:deletion>
        </text:changed-region>
        <text:changed-region xml:id="ct86901440" text:id="ct86901440">
          <text:insertion>
            <office:change-info>
              <dc:creator>Autor desconocido</dc:creator>
              <dc:date>2016-12-01T14:52:00</dc:date>
            </office:change-info>
          </text:insertion>
        </text:changed-region>
        <text:changed-region xml:id="ct78595536" text:id="ct78595536">
          <text:insertion>
            <office:change-info>
              <dc:creator>Autor desconocido</dc:creator>
              <dc:date>2016-12-01T14:52:00</dc:date>
            </office:change-info>
          </text:insertion>
        </text:changed-region>
        <text:changed-region xml:id="ct77781056" text:id="ct77781056">
          <text:deletion>
            <office:change-info>
              <dc:creator>Autor desconocido</dc:creator>
              <dc:date>2016-12-01T14:52:00</dc:date>
            </office:change-info>
            <text:p text:style-name="P6">over</text:p>
          </text:deletion>
        </text:changed-region>
        <text:changed-region xml:id="ct79160480" text:id="ct79160480">
          <text:insertion>
            <office:change-info>
              <dc:creator>Autor desconocido</dc:creator>
              <dc:date>2016-12-01T14:52:00</dc:date>
            </office:change-info>
          </text:insertion>
        </text:changed-region>
        <text:changed-region xml:id="ct30949536" text:id="ct30949536">
          <text:deletion>
            <office:change-info>
              <dc:creator>Autor desconocido</dc:creator>
              <dc:date>2016-12-01T14:52:00</dc:date>
            </office:change-info>
            <text:p text:style-name="P6">t</text:p>
          </text:deletion>
        </text:changed-region>
        <text:changed-region xml:id="ct88192080" text:id="ct88192080">
          <text:insertion>
            <office:change-info>
              <dc:creator>Autor desconocido</dc:creator>
              <dc:date>2016-12-01T14:53:00</dc:date>
            </office:change-info>
          </text:insertion>
        </text:changed-region>
        <text:changed-region xml:id="ct78643856" text:id="ct78643856">
          <text:insertion>
            <office:change-info>
              <dc:creator>Autor desconocido</dc:creator>
              <dc:date>2016-12-01T14:53:00</dc:date>
            </office:change-info>
          </text:insertion>
        </text:changed-region>
        <text:changed-region xml:id="ct88577888" text:id="ct88577888">
          <text:deletion>
            <office:change-info>
              <dc:creator>Autor desconocido</dc:creator>
              <dc:date>2016-12-01T14:53:00</dc:date>
            </office:change-info>
            <text:p text:style-name="P6">that they</text:p>
          </text:deletion>
        </text:changed-region>
        <text:changed-region xml:id="ct77303536" text:id="ct77303536">
          <text:insertion>
            <office:change-info>
              <dc:creator>Autor desconocido</dc:creator>
              <dc:date>2016-12-01T14:53:00</dc:date>
            </office:change-info>
          </text:insertion>
        </text:changed-region>
        <text:changed-region xml:id="ct80809264" text:id="ct80809264">
          <text:insertion>
            <office:change-info>
              <dc:creator>Autor desconocido</dc:creator>
              <dc:date>2016-12-01T14:54:00</dc:date>
            </office:change-info>
          </text:insertion>
        </text:changed-region>
        <text:changed-region xml:id="ct75559856" text:id="ct75559856">
          <text:deletion>
            <office:change-info>
              <dc:creator>Autor desconocido</dc:creator>
              <dc:date>2016-12-01T14:54:00</dc:date>
            </office:change-info>
            <text:p text:style-name="P6">, because rats don't receive punishment for either punishment or temptation outcomes</text:p>
          </text:deletion>
        </text:changed-region>
        <text:changed-region xml:id="ct85839312" text:id="ct85839312">
          <text:deletion>
            <office:change-info>
              <dc:creator>Autor desconocido</dc:creator>
              <dc:date>2016-12-01T14:54:00</dc:date>
            </office:change-info>
            <text:p text:style-name="P1">is</text:p>
          </text:deletion>
        </text:changed-region>
        <text:changed-region xml:id="ct79959200" text:id="ct79959200">
          <text:insertion>
            <office:change-info>
              <dc:creator>Autor desconocido</dc:creator>
              <dc:date>2016-12-01T14:54:00</dc:date>
            </office:change-info>
          </text:insertion>
        </text:changed-region>
        <text:changed-region xml:id="ct79507760" text:id="ct79507760">
          <text:deletion>
            <office:change-info>
              <dc:creator>Autor desconocido</dc:creator>
              <dc:date>2016-12-01T14:55:00</dc:date>
            </office:change-info>
            <text:p text:style-name="P1">iterating prisoner dilemma, </text:p>
          </text:deletion>
        </text:changed-region>
        <text:changed-region xml:id="ct87135616" text:id="ct87135616">
          <text:insertion>
            <office:change-info>
              <dc:creator>Autor desconocido</dc:creator>
              <dc:date>2016-12-01T14:55:00</dc:date>
            </office:change-info>
          </text:insertion>
        </text:changed-region>
        <text:changed-region xml:id="ct78469376" text:id="ct78469376">
          <text:deletion>
            <office:change-info>
              <dc:creator>Autor desconocido</dc:creator>
              <dc:date>2016-12-01T14:55:00</dc:date>
            </office:change-info>
            <text:p text:style-name="P1">and </text:p>
          </text:deletion>
        </text:changed-region>
        <text:changed-region xml:id="ct86436352" text:id="ct86436352">
          <text:insertion>
            <office:change-info>
              <dc:creator>Autor desconocido</dc:creator>
              <dc:date>2016-12-01T14:56:00</dc:date>
            </office:change-info>
          </text:insertion>
        </text:changed-region>
        <text:changed-region xml:id="ct86875648" text:id="ct86875648">
          <text:insertion>
            <office:change-info>
              <dc:creator>iibm </dc:creator>
              <dc:date>2016-12-01T22:16:00</dc:date>
            </office:change-info>
          </text:insertion>
        </text:changed-region>
        <text:changed-region xml:id="ct76735184" text:id="ct76735184">
          <text:insertion>
            <office:change-info>
              <dc:creator>Autor desconocido</dc:creator>
              <dc:date>2016-12-01T14:56:00</dc:date>
            </office:change-info>
          </text:insertion>
        </text:changed-region>
        <text:changed-region xml:id="ct86879616" text:id="ct86879616">
          <text:deletion>
            <office:change-info>
              <dc:creator>Autor desconocido</dc:creator>
              <dc:date>2016-12-01T14:56:00</dc:date>
            </office:change-info>
            <text:p text:style-name="P1">size up</text:p>
          </text:deletion>
        </text:changed-region>
        <text:changed-region xml:id="ct80798304" text:id="ct80798304">
          <text:insertion>
            <office:change-info>
              <dc:creator>Autor desconocido</dc:creator>
              <dc:date>2016-12-01T14:56:00</dc:date>
            </office:change-info>
          </text:insertion>
        </text:changed-region>
        <text:changed-region xml:id="ct80354240" text:id="ct80354240">
          <text:insertion>
            <office:change-info>
              <dc:creator>Autor desconocido</dc:creator>
              <dc:date>2016-12-01T14:56:00</dc:date>
            </office:change-info>
          </text:insertion>
        </text:changed-region>
        <text:changed-region xml:id="ct80043824" text:id="ct80043824">
          <text:deletion>
            <office:change-info>
              <dc:creator>Autor desconocido</dc:creator>
              <dc:date>2016-12-01T14:56:00</dc:date>
            </office:change-info>
            <text:p text:style-name="P1">s</text:p>
          </text:deletion>
        </text:changed-region>
        <text:changed-region xml:id="ct90408576" text:id="ct90408576">
          <text:insertion>
            <office:change-info>
              <dc:creator>Autor desconocido</dc:creator>
              <dc:date>2016-12-01T14:56:00</dc:date>
            </office:change-info>
          </text:insertion>
        </text:changed-region>
        <text:changed-region xml:id="ct78554672" text:id="ct78554672">
          <text:deletion>
            <office:change-info>
              <dc:creator>Autor desconocido</dc:creator>
              <dc:date>2016-12-01T14:56:00</dc:date>
            </office:change-info>
            <text:p text:style-name="P1">s</text:p>
          </text:deletion>
        </text:changed-region>
        <text:changed-region xml:id="ct80194224" text:id="ct80194224">
          <text:insertion>
            <office:change-info>
              <dc:creator>Autor desconocido</dc:creator>
              <dc:date>2016-12-01T14:56:00</dc:date>
            </office:change-info>
          </text:insertion>
        </text:changed-region>
        <text:changed-region xml:id="ct79897456" text:id="ct79897456">
          <text:insertion>
            <office:change-info>
              <dc:creator>Autor desconocido</dc:creator>
              <dc:date>2016-12-01T14:56:00</dc:date>
            </office:change-info>
          </text:insertion>
        </text:changed-region>
        <text:changed-region xml:id="ct78301296" text:id="ct78301296">
          <text:deletion>
            <office:change-info>
              <dc:creator>Autor desconocido</dc:creator>
              <dc:date>2016-12-01T14:56:00</dc:date>
            </office:change-info>
            <text:p text:style-name="P1">i</text:p>
          </text:deletion>
        </text:changed-region>
        <text:changed-region xml:id="ct86576032" text:id="ct86576032">
          <text:insertion>
            <office:change-info>
              <dc:creator>Autor desconocido</dc:creator>
              <dc:date>2016-12-01T14:56:00</dc:date>
            </office:change-info>
          </text:insertion>
        </text:changed-region>
        <text:changed-region xml:id="ct46212320" text:id="ct46212320">
          <text:deletion>
            <office:change-info>
              <dc:creator>Autor desconocido</dc:creator>
              <dc:date>2016-12-01T14:56:00</dc:date>
            </office:change-info>
            <text:p text:style-name="P1">all</text:p>
          </text:deletion>
        </text:changed-region>
        <text:changed-region xml:id="ct85813696" text:id="ct85813696">
          <text:insertion>
            <office:change-info>
              <dc:creator>Autor desconocido</dc:creator>
              <dc:date>2016-12-01T14:56:00</dc:date>
            </office:change-info>
          </text:insertion>
        </text:changed-region>
        <text:changed-region xml:id="ct88008752" text:id="ct88008752">
          <text:insertion>
            <office:change-info>
              <dc:creator>Autor desconocido</dc:creator>
              <dc:date>2016-12-01T14:56:00</dc:date>
            </office:change-info>
          </text:insertion>
        </text:changed-region>
        <text:changed-region xml:id="ct78924240" text:id="ct78924240">
          <text:deletion>
            <office:change-info>
              <dc:creator>Autor desconocido</dc:creator>
              <dc:date>2016-12-01T14:56:00</dc:date>
            </office:change-info>
            <text:p text:style-name="P1">are</text:p>
          </text:deletion>
        </text:changed-region>
        <text:changed-region xml:id="ct79218416" text:id="ct79218416">
          <text:deletion>
            <office:change-info>
              <dc:creator>Autor desconocido</dc:creator>
              <dc:date>2016-12-01T14:57:00</dc:date>
            </office:change-info>
            <text:p text:style-name="P1">ly</text:p>
          </text:deletion>
        </text:changed-region>
        <text:changed-region xml:id="ct88575312" text:id="ct88575312">
          <text:insertion>
            <office:change-info>
              <dc:creator>Autor desconocido</dc:creator>
              <dc:date>2016-12-01T14:57:00</dc:date>
            </office:change-info>
          </text:insertion>
        </text:changed-region>
        <text:changed-region xml:id="ct79742176" text:id="ct79742176">
          <text:insertion>
            <office:change-info>
              <dc:creator>Autor desconocido</dc:creator>
              <dc:date>2016-12-01T14:58:00</dc:date>
            </office:change-info>
          </text:insertion>
        </text:changed-region>
        <text:changed-region xml:id="ct80829712" text:id="ct80829712">
          <text:deletion>
            <office:change-info>
              <dc:creator>Autor desconocido</dc:creator>
              <dc:date>2016-12-01T14:58:00</dc:date>
            </office:change-info>
            <text:p text:style-name="P1">all</text:p>
          </text:deletion>
        </text:changed-region>
        <text:changed-region xml:id="ct87462400" text:id="ct87462400">
          <text:insertion>
            <office:change-info>
              <dc:creator>Autor desconocido</dc:creator>
              <dc:date>2016-12-01T14:57:00</dc:date>
            </office:change-info>
          </text:insertion>
        </text:changed-region>
        <text:changed-region xml:id="ct87462592" text:id="ct87462592">
          <text:insertion>
            <office:change-info>
              <dc:creator>Autor desconocido</dc:creator>
              <dc:date>2016-12-01T14:57:00</dc:date>
            </office:change-info>
          </text:insertion>
        </text:changed-region>
        <text:changed-region xml:id="ct91343584" text:id="ct91343584">
          <text:insertion>
            <office:change-info>
              <dc:creator>Autor desconocido</dc:creator>
              <dc:date>2016-12-01T14:57:00</dc:date>
            </office:change-info>
          </text:insertion>
        </text:changed-region>
        <text:changed-region xml:id="ct91343776" text:id="ct91343776">
          <text:deletion>
            <office:change-info>
              <dc:creator>Autor desconocido</dc:creator>
              <dc:date>2016-12-01T14:57:00</dc:date>
            </office:change-info>
            <text:p text:style-name="P1">et al.</text:p>
          </text:deletion>
        </text:changed-region>
        <text:changed-region xml:id="ct86498496" text:id="ct86498496">
          <text:insertion>
            <office:change-info>
              <dc:creator>Autor desconocido</dc:creator>
              <dc:date>2016-12-01T14:58:00</dc:date>
            </office:change-info>
          </text:insertion>
        </text:changed-region>
        <text:changed-region xml:id="ct86498688" text:id="ct86498688">
          <text:deletion>
            <office:change-info>
              <dc:creator>Autor desconocido</dc:creator>
              <dc:date>2016-12-01T14:58:00</dc:date>
            </office:change-info>
            <text:p text:style-name="P1">as</text:p>
          </text:deletion>
        </text:changed-region>
        <text:changed-region xml:id="ct77572192" text:id="ct77572192">
          <text:deletion>
            <office:change-info>
              <dc:creator>Autor desconocido</dc:creator>
              <dc:date>2016-12-01T14:57:00</dc:date>
            </office:change-info>
            <text:p text:style-name="P1">l</text:p>
          </text:deletion>
        </text:changed-region>
        <text:changed-region xml:id="ct77572384" text:id="ct77572384">
          <text:insertion>
            <office:change-info>
              <dc:creator>Autor desconocido</dc:creator>
              <dc:date>2016-12-01T14:58:00</dc:date>
            </office:change-info>
          </text:insertion>
        </text:changed-region>
        <text:changed-region xml:id="ct78347872" text:id="ct78347872">
          <text:deletion>
            <office:change-info>
              <dc:creator>Autor desconocido</dc:creator>
              <dc:date>2016-12-01T14:58:00</dc:date>
            </office:change-info>
            <text:p text:style-name="P1">-</text:p>
          </text:deletion>
        </text:changed-region>
        <text:changed-region xml:id="ct77703168" text:id="ct77703168">
          <text:insertion>
            <office:change-info>
              <dc:creator>Autor desconocido</dc:creator>
              <dc:date>2016-12-01T14:58:00</dc:date>
            </office:change-info>
          </text:insertion>
        </text:changed-region>
        <text:changed-region xml:id="ct81144928" text:id="ct81144928">
          <text:deletion>
            <office:change-info>
              <dc:creator>Autor desconocido</dc:creator>
              <dc:date>2016-12-01T14:58:00</dc:date>
            </office:change-info>
            <text:p text:style-name="P1">e</text:p>
          </text:deletion>
        </text:changed-region>
        <text:changed-region xml:id="ct81145120" text:id="ct81145120">
          <text:insertion>
            <office:change-info>
              <dc:creator>Autor desconocido</dc:creator>
              <dc:date>2016-12-01T14:58:00</dc:date>
            </office:change-info>
          </text:insertion>
        </text:changed-region>
        <text:changed-region xml:id="ct87750176" text:id="ct87750176">
          <text:insertion>
            <office:change-info>
              <dc:creator>Autor desconocido</dc:creator>
              <dc:date>2016-12-01T14:58:00</dc:date>
            </office:change-info>
          </text:insertion>
        </text:changed-region>
        <text:changed-region xml:id="ct86443456" text:id="ct86443456">
          <text:deletion>
            <office:change-info>
              <dc:creator>Autor desconocido</dc:creator>
              <dc:date>2016-12-01T14:59:00</dc:date>
            </office:change-info>
            <text:p text:style-name="P1"><text:s/>in</text:p>
          </text:deletion>
        </text:changed-region>
        <text:changed-region xml:id="ct91293840" text:id="ct91293840">
          <text:insertion>
            <office:change-info>
              <dc:creator>Autor desconocido</dc:creator>
              <dc:date>2016-12-01T14:59:00</dc:date>
            </office:change-info>
          </text:insertion>
        </text:changed-region>
        <text:changed-region xml:id="ct77834816" text:id="ct77834816">
          <text:insertion>
            <office:change-info>
              <dc:creator>Autor desconocido</dc:creator>
              <dc:date>2016-12-01T14:59:00</dc:date>
            </office:change-info>
          </text:insertion>
        </text:changed-region>
        <text:changed-region xml:id="ct77835008" text:id="ct77835008">
          <text:deletion>
            <office:change-info>
              <dc:creator>Autor desconocido</dc:creator>
              <dc:date>2016-12-01T14:59:00</dc:date>
            </office:change-info>
            <text:p text:style-name="P1">f</text:p>
          </text:deletion>
        </text:changed-region>
        <text:changed-region xml:id="ct49756720" text:id="ct49756720">
          <text:insertion>
            <office:change-info>
              <dc:creator>Autor desconocido</dc:creator>
              <dc:date>2016-12-01T14:59:00</dc:date>
            </office:change-info>
          </text:insertion>
        </text:changed-region>
        <text:changed-region xml:id="ct89825472" text:id="ct89825472">
          <text:insertion>
            <office:change-info>
              <dc:creator>Autor desconocido</dc:creator>
              <dc:date>2016-12-01T14:59:00</dc:date>
            </office:change-info>
          </text:insertion>
        </text:changed-region>
        <text:changed-region xml:id="ct87408880" text:id="ct87408880">
          <text:insertion>
            <office:change-info>
              <dc:creator>Autor desconocido</dc:creator>
              <dc:date>2016-12-01T14:59:00</dc:date>
            </office:change-info>
          </text:insertion>
        </text:changed-region>
        <text:changed-region xml:id="ct80099104" text:id="ct80099104">
          <text:insertion>
            <office:change-info>
              <dc:creator>Autor desconocido</dc:creator>
              <dc:date>2016-12-01T14:59:00</dc:date>
            </office:change-info>
          </text:insertion>
        </text:changed-region>
        <text:changed-region xml:id="ct87846416" text:id="ct87846416">
          <text:insertion>
            <office:change-info>
              <dc:creator>Autor desconocido</dc:creator>
              <dc:date>2016-12-01T14:59:00</dc:date>
            </office:change-info>
          </text:insertion>
        </text:changed-region>
        <text:changed-region xml:id="ct87846608" text:id="ct87846608">
          <text:deletion>
            <office:change-info>
              <dc:creator>Autor desconocido</dc:creator>
              <dc:date>2016-12-01T14:59:00</dc:date>
            </office:change-info>
            <text:p text:style-name="P1">The best </text:p>
          </text:deletion>
        </text:changed-region>
        <text:changed-region xml:id="ct88002752" text:id="ct88002752">
          <text:insertion>
            <office:change-info>
              <dc:creator>Autor desconocido</dc:creator>
              <dc:date>2016-12-01T14:59:00</dc:date>
            </office:change-info>
          </text:insertion>
        </text:changed-region>
        <text:changed-region xml:id="ct78133312" text:id="ct78133312">
          <text:deletion>
            <office:change-info>
              <dc:creator>Autor desconocido</dc:creator>
              <dc:date>2016-12-01T15:00:00</dc:date>
            </office:change-info>
            <text:p text:style-name="P1">that</text:p>
          </text:deletion>
        </text:changed-region>
        <text:changed-region xml:id="ct78133536" text:id="ct78133536">
          <text:insertion>
            <office:change-info>
              <dc:creator>Autor desconocido</dc:creator>
              <dc:date>2016-12-01T15:00:00</dc:date>
            </office:change-info>
          </text:insertion>
        </text:changed-region>
        <text:changed-region xml:id="ct85704896" text:id="ct85704896">
          <text:insertion>
            <office:change-info>
              <dc:creator>Autor desconocido</dc:creator>
              <dc:date>2016-12-01T15:01:00</dc:date>
            </office:change-info>
          </text:insertion>
        </text:changed-region>
        <text:changed-region xml:id="ct85705088" text:id="ct85705088">
          <text:insertion>
            <office:change-info>
              <dc:creator>iibm </dc:creator>
              <dc:date>2016-12-01T22:20:00</dc:date>
            </office:change-info>
          </text:insertion>
        </text:changed-region>
        <text:changed-region xml:id="ct85706112" text:id="ct85706112">
          <text:deletion>
            <office:change-info>
              <dc:creator>iibm </dc:creator>
              <dc:date>2016-12-01T22:20:00</dc:date>
            </office:change-info>
            <text:p text:style-name="P1">cooperative</text:p>
          </text:deletion>
        </text:changed-region>
        <text:changed-region xml:id="ct77568320" text:id="ct77568320">
          <text:insertion>
            <office:change-info>
              <dc:creator>Autor desconocido</dc:creator>
              <dc:date>2016-12-01T15:01:00</dc:date>
            </office:change-info>
          </text:insertion>
        </text:changed-region>
        <text:changed-region xml:id="ct77654576" text:id="ct77654576">
          <text:insertion>
            <office:change-info>
              <dc:creator>Autor desconocido</dc:creator>
              <dc:date>2016-12-01T14:59:00</dc:date>
            </office:change-info>
          </text:insertion>
        </text:changed-region>
        <text:changed-region xml:id="ct86239120" text:id="ct86239120">
          <text:insertion>
            <office:change-info>
              <dc:creator>Autor desconocido</dc:creator>
              <dc:date>2016-12-01T15:01:00</dc:date>
            </office:change-info>
          </text:insertion>
        </text:changed-region>
        <text:changed-region xml:id="ct87324576" text:id="ct87324576">
          <text:deletion>
            <office:change-info>
              <dc:creator>Autor desconocido</dc:creator>
              <dc:date>2016-12-01T14:59:00</dc:date>
            </office:change-info>
            <text:p text:style-name="P1">is a little over the</text:p>
          </text:deletion>
        </text:changed-region>
        <text:changed-region xml:id="ct87324800" text:id="ct87324800">
          <text:insertion>
            <office:change-info>
              <dc:creator>Autor desconocido</dc:creator>
              <dc:date>2016-12-01T15:00:00</dc:date>
            </office:change-info>
          </text:insertion>
        </text:changed-region>
        <text:changed-region xml:id="ct87678448" text:id="ct87678448">
          <text:deletion>
            <office:change-info>
              <dc:creator>Autor desconocido</dc:creator>
              <dc:date>2016-12-01T15:01:00</dc:date>
            </office:change-info>
            <text:p text:style-name="P1"><text:s/>near to 60%</text:p>
          </text:deletion>
        </text:changed-region>
        <text:changed-region xml:id="ct86587184" text:id="ct86587184">
          <text:deletion>
            <office:change-info>
              <dc:creator>Autor desconocido</dc:creator>
              <dc:date>2016-12-01T15:01:00</dc:date>
            </office:change-info>
            <text:p text:style-name="P1">the</text:p>
          </text:deletion>
        </text:changed-region>
        <text:changed-region xml:id="ct86014128" text:id="ct86014128">
          <text:insertion>
            <office:change-info>
              <dc:creator>Autor desconocido</dc:creator>
              <dc:date>2016-12-01T15:01:00</dc:date>
            </office:change-info>
          </text:insertion>
        </text:changed-region>
        <text:changed-region xml:id="ct80120624" text:id="ct80120624">
          <text:insertion>
            <office:change-info>
              <dc:creator>Autor desconocido</dc:creator>
              <dc:date>2016-12-01T15:01:00</dc:date>
            </office:change-info>
          </text:insertion>
        </text:changed-region>
        <text:changed-region xml:id="ct86624640" text:id="ct86624640">
          <text:deletion>
            <office:change-info>
              <dc:creator>Autor desconocido</dc:creator>
              <dc:date>2016-12-01T15:01:00</dc:date>
            </office:change-info>
            <text:p text:style-name="P1">s</text:p>
          </text:deletion>
        </text:changed-region>
        <text:changed-region xml:id="ct77568512" text:id="ct77568512">
          <text:insertion>
            <office:change-info>
              <dc:creator>Autor desconocido</dc:creator>
              <dc:date>2016-12-01T15:01:00</dc:date>
            </office:change-info>
          </text:insertion>
        </text:changed-region>
        <text:changed-region xml:id="ct79231024" text:id="ct79231024">
          <text:insertion>
            <office:change-info>
              <dc:creator>Autor desconocido</dc:creator>
              <dc:date>2016-12-01T15:01:00</dc:date>
            </office:change-info>
          </text:insertion>
        </text:changed-region>
        <text:changed-region xml:id="ct87012480" text:id="ct87012480">
          <text:insertion>
            <office:change-info>
              <dc:creator>Autor desconocido</dc:creator>
              <dc:date>2016-12-01T15:01:00</dc:date>
            </office:change-info>
          </text:insertion>
        </text:changed-region>
        <text:changed-region xml:id="ct80799648" text:id="ct80799648">
          <text:deletion>
            <office:change-info>
              <dc:creator>Autor desconocido</dc:creator>
              <dc:date>2016-12-01T15:01:00</dc:date>
            </office:change-info>
            <text:p text:style-name="P1">we need</text:p>
          </text:deletion>
        </text:changed-region>
        <text:changed-region xml:id="ct80968864" text:id="ct80968864">
          <text:deletion>
            <office:change-info>
              <dc:creator>Autor desconocido</dc:creator>
              <dc:date>2016-12-01T15:02:00</dc:date>
            </office:change-info>
            <text:p text:style-name="P1">mimic</text:p>
          </text:deletion>
        </text:changed-region>
        <text:changed-region xml:id="ct87833696" text:id="ct87833696">
          <text:deletion>
            <office:change-info>
              <dc:creator>Autor desconocido</dc:creator>
              <dc:date>2016-12-01T15:02:00</dc:date>
            </office:change-info>
            <text:p text:style-name="P1">s</text:p>
          </text:deletion>
        </text:changed-region>
        <text:changed-region xml:id="ct88503024" text:id="ct88503024">
          <text:insertion>
            <office:change-info>
              <dc:creator>Autor desconocido</dc:creator>
              <dc:date>2016-12-01T15:02:00</dc:date>
            </office:change-info>
          </text:insertion>
        </text:changed-region>
        <text:changed-region xml:id="ct79417696" text:id="ct79417696">
          <text:deletion>
            <office:change-info>
              <dc:creator>Autor desconocido</dc:creator>
              <dc:date>2016-12-01T15:02:00</dc:date>
            </office:change-info>
            <text:p text:style-name="P1">&amp;</text:p>
          </text:deletion>
        </text:changed-region>
        <text:changed-region xml:id="ct79186752" text:id="ct79186752">
          <text:insertion>
            <office:change-info>
              <dc:creator>Autor desconocido</dc:creator>
              <dc:date>2016-12-01T15:02:00</dc:date>
            </office:change-info>
          </text:insertion>
        </text:changed-region>
        <text:changed-region xml:id="ct88069232" text:id="ct88069232">
          <text:insertion>
            <office:change-info>
              <dc:creator>Autor desconocido</dc:creator>
              <dc:date>2016-12-01T15:02:00</dc:date>
            </office:change-info>
          </text:insertion>
        </text:changed-region>
        <text:changed-region xml:id="ct79186272" text:id="ct79186272">
          <text:deletion>
            <office:change-info>
              <dc:creator>Autor desconocido</dc:creator>
              <dc:date>2016-12-01T15:02:00</dc:date>
            </office:change-info>
            <text:p text:style-name="P1">s</text:p>
          </text:deletion>
        </text:changed-region>
        <text:changed-region xml:id="ct87176784" text:id="ct87176784">
          <text:insertion>
            <office:change-info>
              <dc:creator>Autor desconocido</dc:creator>
              <dc:date>2016-12-01T15:02:00</dc:date>
            </office:change-info>
          </text:insertion>
        </text:changed-region>
        <text:changed-region xml:id="ct87208960" text:id="ct87208960">
          <text:deletion>
            <office:change-info>
              <dc:creator>Autor desconocido</dc:creator>
              <dc:date>2016-12-01T15:02:00</dc:date>
            </office:change-info>
            <text:p text:style-name="P1">,</text:p>
          </text:deletion>
        </text:changed-region>
        <text:changed-region xml:id="ct87389056" text:id="ct87389056">
          <text:insertion>
            <office:change-info>
              <dc:creator>Autor desconocido</dc:creator>
              <dc:date>2016-12-01T15:03:00</dc:date>
            </office:change-info>
          </text:insertion>
        </text:changed-region>
        <text:changed-region xml:id="ct87389248" text:id="ct87389248">
          <text:insertion>
            <office:change-info>
              <dc:creator>Autor desconocido</dc:creator>
              <dc:date>2016-12-01T15:03:00</dc:date>
            </office:change-info>
          </text:insertion>
        </text:changed-region>
        <text:changed-region xml:id="ct86364256" text:id="ct86364256">
          <text:deletion>
            <office:change-info>
              <dc:creator>Autor desconocido</dc:creator>
              <dc:date>2016-12-01T15:03:00</dc:date>
            </office:change-info>
            <text:p text:style-name="P1"><text:s/>Larose &amp; Dubois</text:p>
          </text:deletion>
        </text:changed-region>
        <text:changed-region xml:id="ct86364448" text:id="ct86364448">
          <text:deletion>
            <office:change-info>
              <dc:creator>Autor desconocido</dc:creator>
              <dc:date>2016-12-01T15:03:00</dc:date>
            </office:change-info>
            <text:p text:style-name="P1">,</text:p>
          </text:deletion>
        </text:changed-region>
        <text:changed-region xml:id="ct86022640" text:id="ct86022640">
          <text:insertion>
            <office:change-info>
              <dc:creator>Autor desconocido</dc:creator>
              <dc:date>2016-12-01T15:03:00</dc:date>
            </office:change-info>
          </text:insertion>
        </text:changed-region>
        <text:changed-region xml:id="ct86022832" text:id="ct86022832">
          <text:deletion>
            <office:change-info>
              <dc:creator>Autor desconocido</dc:creator>
              <dc:date>2016-12-01T15:03:00</dc:date>
            </office:change-info>
            <text:p text:style-name="P1">v</text:p>
          </text:deletion>
        </text:changed-region>
        <text:changed-region xml:id="ct79264640" text:id="ct79264640">
          <text:insertion>
            <office:change-info>
              <dc:creator>Autor desconocido</dc:creator>
              <dc:date>2016-12-01T15:03:00</dc:date>
            </office:change-info>
          </text:insertion>
        </text:changed-region>
        <text:changed-region xml:id="ct79264832" text:id="ct79264832">
          <text:insertion>
            <office:change-info>
              <dc:creator>Autor desconocido</dc:creator>
              <dc:date>2016-12-01T15:03:00</dc:date>
            </office:change-info>
          </text:insertion>
        </text:changed-region>
        <text:changed-region xml:id="ct77083184" text:id="ct77083184">
          <text:deletion>
            <office:change-info>
              <dc:creator>Autor desconocido</dc:creator>
              <dc:date>2016-12-01T15:03:00</dc:date>
            </office:change-info>
            <text:p text:style-name="P1">Gordo, Sucena &amp; Moita</text:p>
          </text:deletion>
        </text:changed-region>
        <text:changed-region xml:id="ct77083376" text:id="ct77083376">
          <text:insertion>
            <office:change-info>
              <dc:creator>Autor desconocido</dc:creator>
              <dc:date>2016-12-01T15:04:00</dc:date>
            </office:change-info>
          </text:insertion>
        </text:changed-region>
        <text:changed-region xml:id="ct79588880" text:id="ct79588880">
          <text:deletion>
            <office:change-info>
              <dc:creator>Autor desconocido</dc:creator>
              <dc:date>2016-12-01T15:04:00</dc:date>
            </office:change-info>
            <text:p text:style-name="P1">et al. using a</text:p>
          </text:deletion>
        </text:changed-region>
        <text:changed-region xml:id="ct79589072" text:id="ct79589072">
          <text:insertion>
            <office:change-info>
              <dc:creator>Autor desconocido</dc:creator>
              <dc:date>2016-12-01T15:04:00</dc:date>
            </office:change-info>
          </text:insertion>
        </text:changed-region>
        <text:changed-region xml:id="ct79626448" text:id="ct79626448">
          <text:insertion>
            <office:change-info>
              <dc:creator>Autor desconocido</dc:creator>
              <dc:date>2016-12-01T15:05:00</dc:date>
            </office:change-info>
          </text:insertion>
        </text:changed-region>
        <text:changed-region xml:id="ct79626640" text:id="ct79626640">
          <text:insertion>
            <office:change-info>
              <dc:creator>iibm </dc:creator>
              <dc:date>2016-12-01T22:24:00</dc:date>
            </office:change-info>
          </text:insertion>
        </text:changed-region>
        <text:changed-region xml:id="ct88497600" text:id="ct88497600">
          <text:deletion>
            <office:change-info>
              <dc:creator>iibm </dc:creator>
              <dc:date>2016-12-01T22:24:00</dc:date>
            </office:change-info>
            <text:p text:style-name="P1"><text:span text:style-name="T9">r</text:span></text:p>
          </text:deletion>
        </text:changed-region>
        <text:changed-region xml:id="ct88497792" text:id="ct88497792">
          <text:insertion>
            <office:change-info>
              <dc:creator>Autor desconocido</dc:creator>
              <dc:date>2016-12-01T15:05:00</dc:date>
            </office:change-info>
          </text:insertion>
        </text:changed-region>
        <text:changed-region xml:id="ct46151328" text:id="ct46151328">
          <text:deletion>
            <office:change-info>
              <dc:creator>Autor desconocido</dc:creator>
              <dc:date>2016-12-01T15:05:00</dc:date>
            </office:change-info>
            <text:p text:style-name="P1">and neither</text:p>
          </text:deletion>
        </text:changed-region>
        <text:changed-region xml:id="ct46151520" text:id="ct46151520">
          <text:deletion>
            <office:change-info>
              <dc:creator>Autor desconocido</dc:creator>
              <dc:date>2016-12-01T15:05:00</dc:date>
            </office:change-info>
            <text:p text:style-name="P1">a</text:p>
          </text:deletion>
        </text:changed-region>
        <text:changed-region xml:id="ct87625472" text:id="ct87625472">
          <text:insertion>
            <office:change-info>
              <dc:creator>Autor desconocido</dc:creator>
              <dc:date>2016-12-01T15:05:00</dc:date>
            </office:change-info>
          </text:insertion>
        </text:changed-region>
        <text:changed-region xml:id="ct87625664" text:id="ct87625664">
          <text:insertion>
            <office:change-info>
              <dc:creator>Autor desconocido</dc:creator>
              <dc:date>2016-12-01T15:05:00</dc:date>
            </office:change-info>
          </text:insertion>
        </text:changed-region>
        <text:changed-region xml:id="ct87922416" text:id="ct87922416">
          <text:deletion>
            <office:change-info>
              <dc:creator>Autor desconocido</dc:creator>
              <dc:date>2016-12-01T15:05:00</dc:date>
            </office:change-info>
            <text:p text:style-name="P1">Our</text:p>
          </text:deletion>
        </text:changed-region>
        <text:changed-region xml:id="ct87922608" text:id="ct87922608">
          <text:insertion>
            <office:change-info>
              <dc:creator>Autor desconocido</dc:creator>
              <dc:date>2016-12-01T15:06:00</dc:date>
            </office:change-info>
          </text:insertion>
        </text:changed-region>
        <text:changed-region xml:id="ct78656800" text:id="ct78656800">
          <text:deletion>
            <office:change-info>
              <dc:creator>Autor desconocido</dc:creator>
              <dc:date>2016-12-01T15:06:00</dc:date>
            </office:change-info>
            <text:p text:style-name="P1">is over</text:p>
          </text:deletion>
        </text:changed-region>
        <text:changed-region xml:id="ct78656992" text:id="ct78656992">
          <text:insertion>
            <office:change-info>
              <dc:creator>Autor desconocido</dc:creator>
              <dc:date>2016-12-01T15:06:00</dc:date>
            </office:change-info>
          </text:insertion>
        </text:changed-region>
        <text:changed-region xml:id="ct76897264" text:id="ct76897264">
          <text:deletion>
            <office:change-info>
              <dc:creator>Autor desconocido</dc:creator>
              <dc:date>2016-12-01T15:06:00</dc:date>
            </office:change-info>
            <text:p text:style-name="P1">m</text:p>
          </text:deletion>
        </text:changed-region>
        <text:changed-region xml:id="ct76897456" text:id="ct76897456">
          <text:insertion>
            <office:change-info>
              <dc:creator>Autor desconocido</dc:creator>
              <dc:date>2016-12-01T15:06:00</dc:date>
            </office:change-info>
          </text:insertion>
        </text:changed-region>
        <text:changed-region xml:id="ct78248960" text:id="ct78248960">
          <text:deletion>
            <office:change-info>
              <dc:creator>Autor desconocido</dc:creator>
              <dc:date>2016-12-01T15:06:00</dc:date>
            </office:change-info>
            <text:p text:style-name="P1">gave evidence</text:p>
          </text:deletion>
        </text:changed-region>
        <text:changed-region xml:id="ct78249152" text:id="ct78249152">
          <text:insertion>
            <office:change-info>
              <dc:creator>Autor desconocido</dc:creator>
              <dc:date>2016-12-01T15:06:00</dc:date>
            </office:change-info>
          </text:insertion>
        </text:changed-region>
        <text:changed-region xml:id="ct77079584" text:id="ct77079584">
          <text:insertion>
            <office:change-info>
              <dc:creator>Autor desconocido</dc:creator>
              <dc:date>2016-12-01T15:06:00</dc:date>
            </office:change-info>
          </text:insertion>
        </text:changed-region>
        <text:changed-region xml:id="ct77079776" text:id="ct77079776">
          <text:deletion>
            <office:change-info>
              <dc:creator>Autor desconocido</dc:creator>
              <dc:date>2016-12-01T15:06:00</dc:date>
            </office:change-info>
            <text:p text:style-name="P1">s</text:p>
          </text:deletion>
        </text:changed-region>
        <text:changed-region xml:id="ct87328624" text:id="ct87328624">
          <text:deletion>
            <office:change-info>
              <dc:creator>Autor desconocido</dc:creator>
              <dc:date>2016-12-01T15:06:00</dc:date>
            </office:change-info>
            <text:p text:style-name="P1">s</text:p>
          </text:deletion>
        </text:changed-region>
        <text:changed-region xml:id="ct87328848" text:id="ct87328848">
          <text:insertion>
            <office:change-info>
              <dc:creator>Autor desconocido</dc:creator>
              <dc:date>2016-12-01T15:06:00</dc:date>
            </office:change-info>
          </text:insertion>
        </text:changed-region>
        <text:changed-region xml:id="ct86811504" text:id="ct86811504">
          <text:insertion>
            <office:change-info>
              <dc:creator>Autor desconocido</dc:creator>
              <dc:date>2016-12-01T15:06:00</dc:date>
            </office:change-info>
          </text:insertion>
        </text:changed-region>
        <text:changed-region xml:id="ct78518896" text:id="ct78518896">
          <text:insertion>
            <office:change-info>
              <dc:creator>Autor desconocido</dc:creator>
              <dc:date>2016-12-01T15:06:00</dc:date>
            </office:change-info>
          </text:insertion>
        </text:changed-region>
        <text:changed-region xml:id="ct86430928" text:id="ct86430928">
          <text:insertion>
            <office:change-info>
              <dc:creator>Autor desconocido</dc:creator>
              <dc:date>2016-12-01T15:07:00</dc:date>
            </office:change-info>
          </text:insertion>
        </text:changed-region>
        <text:changed-region xml:id="ct79683008" text:id="ct79683008">
          <text:deletion>
            <office:change-info>
              <dc:creator>Autor desconocido</dc:creator>
              <dc:date>2016-12-01T15:07:00</dc:date>
            </office:change-info>
            <text:p text:style-name="P1">d</text:p>
          </text:deletion>
        </text:changed-region>
        <text:changed-region xml:id="ct74119504" text:id="ct74119504">
          <text:insertion>
            <office:change-info>
              <dc:creator>Autor desconocido</dc:creator>
              <dc:date>2016-12-01T15:07:00</dc:date>
            </office:change-info>
          </text:insertion>
        </text:changed-region>
        <text:changed-region xml:id="ct76669680" text:id="ct76669680">
          <text:insertion>
            <office:change-info>
              <dc:creator>Autor desconocido</dc:creator>
              <dc:date>2016-12-01T15:07:00</dc:date>
            </office:change-info>
          </text:insertion>
        </text:changed-region>
        <text:changed-region xml:id="ct80099296" text:id="ct80099296">
          <text:deletion>
            <office:change-info>
              <dc:creator>Autor desconocido</dc:creator>
              <dc:date>2016-12-01T15:07:00</dc:date>
            </office:change-info>
            <text:p text:style-name="P1"><text:s/>and </text:p>
          </text:deletion>
        </text:changed-region>
        <text:changed-region xml:id="ct85789312" text:id="ct85789312">
          <text:insertion>
            <office:change-info>
              <dc:creator>Autor desconocido</dc:creator>
              <dc:date>2016-12-01T15:07:00</dc:date>
            </office:change-info>
          </text:insertion>
        </text:changed-region>
        <text:changed-region xml:id="ct75057424" text:id="ct75057424">
          <text:deletion>
            <office:change-info>
              <dc:creator>Autor desconocido</dc:creator>
              <dc:date>2016-12-01T15:07:00</dc:date>
            </office:change-info>
            <text:p text:style-name="P7">But w</text:p>
          </text:deletion>
        </text:changed-region>
        <text:changed-region xml:id="ct79231216" text:id="ct79231216">
          <text:insertion>
            <office:change-info>
              <dc:creator>Autor desconocido</dc:creator>
              <dc:date>2016-12-01T15:07:00</dc:date>
            </office:change-info>
          </text:insertion>
        </text:changed-region>
        <text:changed-region xml:id="ct87382016" text:id="ct87382016">
          <text:insertion>
            <office:change-info>
              <dc:creator>Autor desconocido</dc:creator>
              <dc:date>2016-12-01T15:07:00</dc:date>
            </office:change-info>
          </text:insertion>
        </text:changed-region>
        <text:changed-region xml:id="ct78154256" text:id="ct78154256">
          <text:insertion>
            <office:change-info>
              <dc:creator>Autor desconocido</dc:creator>
              <dc:date>2016-12-01T15:07:00</dc:date>
            </office:change-info>
          </text:insertion>
        </text:changed-region>
        <text:changed-region xml:id="ct78700224" text:id="ct78700224">
          <text:insertion>
            <office:change-info>
              <dc:creator>Autor desconocido</dc:creator>
              <dc:date>2016-12-01T15:09:00</dc:date>
            </office:change-info>
          </text:insertion>
        </text:changed-region>
        <text:changed-region xml:id="ct77874128" text:id="ct77874128">
          <text:deletion>
            <office:change-info>
              <dc:creator>Autor desconocido</dc:creator>
              <dc:date>2016-12-01T15:09:00</dc:date>
            </office:change-info>
            <text:p text:style-name="P7">We considering about </text:p>
          </text:deletion>
        </text:changed-region>
        <text:changed-region xml:id="ct87329360" text:id="ct87329360">
          <text:insertion>
            <office:change-info>
              <dc:creator>Autor desconocido</dc:creator>
              <dc:date>2016-12-01T15:09:00</dc:date>
            </office:change-info>
          </text:insertion>
        </text:changed-region>
        <text:changed-region xml:id="ct76876512" text:id="ct76876512">
          <text:insertion>
            <office:change-info>
              <dc:creator>Autor desconocido</dc:creator>
              <dc:date>2016-12-01T15:10:00</dc:date>
            </office:change-info>
          </text:insertion>
        </text:changed-region>
        <text:changed-region xml:id="ct78270480" text:id="ct78270480">
          <text:insertion>
            <office:change-info>
              <dc:creator>Autor desconocido</dc:creator>
              <dc:date>2016-12-01T15:09:00</dc:date>
            </office:change-info>
          </text:insertion>
        </text:changed-region>
        <text:changed-region xml:id="ct78149920" text:id="ct78149920">
          <text:deletion>
            <office:change-info>
              <dc:creator>Autor desconocido</dc:creator>
              <dc:date>2016-12-01T15:10:00</dc:date>
            </office:change-info>
            <text:p text:style-name="P7">result in which the</text:p>
          </text:deletion>
        </text:changed-region>
        <text:changed-region xml:id="ct86922880" text:id="ct86922880">
          <text:insertion>
            <office:change-info>
              <dc:creator>Autor desconocido</dc:creator>
              <dc:date>2016-12-01T15:10:00</dc:date>
            </office:change-info>
          </text:insertion>
        </text:changed-region>
        <text:changed-region xml:id="ct86067408" text:id="ct86067408">
          <text:deletion>
            <office:change-info>
              <dc:creator>Autor desconocido</dc:creator>
              <dc:date>2016-12-01T15:10:00</dc:date>
            </office:change-info>
            <text:p text:style-name="P7">reach</text:p>
          </text:deletion>
        </text:changed-region>
        <text:changed-region xml:id="ct88631280" text:id="ct88631280">
          <text:insertion>
            <office:change-info>
              <dc:creator>Autor desconocido</dc:creator>
              <dc:date>2016-12-01T15:10:00</dc:date>
            </office:change-info>
          </text:insertion>
        </text:changed-region>
        <text:changed-region xml:id="ct86811696" text:id="ct86811696">
          <text:insertion>
            <office:change-info>
              <dc:creator>Autor desconocido</dc:creator>
              <dc:date>2016-12-01T15:11:00</dc:date>
            </office:change-info>
          </text:insertion>
        </text:changed-region>
        <text:changed-region xml:id="ct77570224" text:id="ct77570224">
          <text:deletion>
            <office:change-info>
              <dc:creator>Autor desconocido</dc:creator>
              <dc:date>2016-12-01T15:11:00</dc:date>
            </office:change-info>
            <text:p text:style-name="P7">and think that is maybe</text:p>
          </text:deletion>
        </text:changed-region>
        <text:changed-region xml:id="ct80795344" text:id="ct80795344">
          <text:insertion>
            <office:change-info>
              <dc:creator>Autor desconocido</dc:creator>
              <dc:date>2016-12-01T15:11:00</dc:date>
            </office:change-info>
          </text:insertion>
        </text:changed-region>
        <text:changed-region xml:id="ct86668656" text:id="ct86668656">
          <text:insertion>
            <office:change-info>
              <dc:creator>Autor desconocido</dc:creator>
              <dc:date>2016-12-01T15:11:00</dc:date>
            </office:change-info>
          </text:insertion>
        </text:changed-region>
        <text:changed-region xml:id="ct86943232" text:id="ct86943232">
          <text:deletion>
            <office:change-info>
              <dc:creator>Autor desconocido</dc:creator>
              <dc:date>2016-12-01T15:11:00</dc:date>
            </office:change-info>
            <text:p text:style-name="P7">for</text:p>
          </text:deletion>
        </text:changed-region>
        <text:changed-region xml:id="ct86943424" text:id="ct86943424">
          <text:insertion>
            <office:change-info>
              <dc:creator>Autor desconocido</dc:creator>
              <dc:date>2016-12-01T15:11:00</dc:date>
            </office:change-info>
          </text:insertion>
        </text:changed-region>
        <text:changed-region xml:id="ct46314208" text:id="ct46314208">
          <text:deletion>
            <office:change-info>
              <dc:creator>Autor desconocido</dc:creator>
              <dc:date>2016-12-01T15:11:00</dc:date>
            </office:change-info>
            <text:p text:style-name="P7">de</text:p>
          </text:deletion>
        </text:changed-region>
        <text:changed-region xml:id="ct46314400" text:id="ct46314400">
          <text:insertion>
            <office:change-info>
              <dc:creator>Autor desconocido</dc:creator>
              <dc:date>2016-12-01T15:11:00</dc:date>
            </office:change-info>
          </text:insertion>
        </text:changed-region>
        <text:changed-region xml:id="ct78123040" text:id="ct78123040">
          <text:insertion>
            <office:change-info>
              <dc:creator>Autor desconocido</dc:creator>
              <dc:date>2016-12-01T15:12:00</dc:date>
            </office:change-info>
          </text:insertion>
        </text:changed-region>
        <text:changed-region xml:id="ct78123232" text:id="ct78123232">
          <text:deletion>
            <office:change-info>
              <dc:creator>Autor desconocido</dc:creator>
              <dc:date>2016-12-01T15:12:00</dc:date>
            </office:change-info>
            <text:p text:style-name="P7">t</text:p>
          </text:deletion>
        </text:changed-region>
        <text:changed-region xml:id="ct76718928" text:id="ct76718928">
          <text:insertion>
            <office:change-info>
              <dc:creator>Autor desconocido</dc:creator>
              <dc:date>2016-12-01T15:12:00</dc:date>
            </office:change-info>
          </text:insertion>
        </text:changed-region>
        <text:changed-region xml:id="ct85964560" text:id="ct85964560">
          <text:insertion>
            <office:change-info>
              <dc:creator>Autor desconocido</dc:creator>
              <dc:date>2016-12-01T15:12:00</dc:date>
            </office:change-info>
          </text:insertion>
        </text:changed-region>
        <text:changed-region xml:id="ct86466032" text:id="ct86466032">
          <text:insertion>
            <office:change-info>
              <dc:creator>Autor desconocido</dc:creator>
              <dc:date>2016-12-01T15:12:00</dc:date>
            </office:change-info>
          </text:insertion>
        </text:changed-region>
        <text:changed-region xml:id="ct85964752" text:id="ct85964752">
          <text:insertion>
            <office:change-info>
              <dc:creator>Autor desconocido</dc:creator>
              <dc:date>2016-12-01T15:12:00</dc:date>
            </office:change-info>
          </text:insertion>
        </text:changed-region>
        <text:changed-region xml:id="ct77354704" text:id="ct77354704">
          <text:insertion>
            <office:change-info>
              <dc:creator>iibm </dc:creator>
              <dc:date>2016-12-01T19:52:00</dc:date>
            </office:change-info>
          </text:insertion>
        </text:changed-region>
        <text:changed-region xml:id="ct77354896" text:id="ct77354896">
          <text:insertion>
            <office:change-info>
              <dc:creator>Autor desconocido</dc:creator>
              <dc:date>2016-12-01T15:12:00</dc:date>
            </office:change-info>
          </text:insertion>
        </text:changed-region>
        <text:changed-region xml:id="ct87778688" text:id="ct87778688">
          <text:insertion>
            <office:change-info>
              <dc:creator>Autor desconocido</dc:creator>
              <dc:date>2016-12-01T15:13:00</dc:date>
            </office:change-info>
          </text:insertion>
        </text:changed-region>
        <text:changed-region xml:id="ct87778880" text:id="ct87778880">
          <text:insertion>
            <office:change-info>
              <dc:creator>Autor desconocido</dc:creator>
              <dc:date>2016-12-01T15:12:00</dc:date>
            </office:change-info>
          </text:insertion>
        </text:changed-region>
        <text:changed-region xml:id="ct86867056" text:id="ct86867056">
          <text:deletion>
            <office:change-info>
              <dc:creator>Autor desconocido</dc:creator>
              <dc:date>2016-12-01T15:13:00</dc:date>
            </office:change-info>
            <text:p text:style-name="P7"><text:s/>amounts</text:p>
          </text:deletion>
        </text:changed-region>
        <text:changed-region xml:id="ct79238080" text:id="ct79238080">
          <text:insertion>
            <office:change-info>
              <dc:creator>iibm </dc:creator>
              <dc:date>2016-12-01T19:53:00</dc:date>
            </office:change-info>
          </text:insertion>
        </text:changed-region>
        <text:changed-region xml:id="ct77626592" text:id="ct77626592">
          <text:insertion>
            <office:change-info>
              <dc:creator>iibm </dc:creator>
              <dc:date>2016-12-01T19:59:00</dc:date>
            </office:change-info>
          </text:insertion>
        </text:changed-region>
        <text:changed-region xml:id="ct75074496" text:id="ct75074496">
          <text:insertion>
            <office:change-info>
              <dc:creator>iibm </dc:creator>
              <dc:date>2016-12-01T20:00:00</dc:date>
            </office:change-info>
          </text:insertion>
        </text:changed-region>
        <text:changed-region xml:id="ct79283088" text:id="ct79283088">
          <text:insertion>
            <office:change-info>
              <dc:creator>iibm </dc:creator>
              <dc:date>2016-12-01T20:02:00</dc:date>
            </office:change-info>
          </text:insertion>
        </text:changed-region>
        <text:changed-region xml:id="ct86437488" text:id="ct86437488">
          <text:insertion>
            <office:change-info>
              <dc:creator>iibm </dc:creator>
              <dc:date>2016-12-01T20:03:00</dc:date>
            </office:change-info>
          </text:insertion>
        </text:changed-region>
        <text:changed-region xml:id="ct88577632" text:id="ct88577632">
          <text:deletion>
            <office:change-info>
              <dc:creator>iibm </dc:creator>
              <dc:date>2016-12-01T20:03:00</dc:date>
            </office:change-info>
            <text:p text:style-name="P7">As a result, we found that</text:p>
          </text:deletion>
        </text:changed-region>
        <text:changed-region xml:id="ct80235520" text:id="ct80235520">
          <text:insertion>
            <office:change-info>
              <dc:creator>iibm </dc:creator>
              <dc:date>2016-12-01T20:03:00</dc:date>
            </office:change-info>
          </text:insertion>
        </text:changed-region>
        <text:changed-region xml:id="ct79164656" text:id="ct79164656">
          <text:deletion>
            <office:change-info>
              <dc:creator>iibm </dc:creator>
              <dc:date>2016-12-01T20:03:00</dc:date>
            </office:change-info>
            <text:p text:style-name="P7">ing</text:p>
          </text:deletion>
        </text:changed-region>
        <text:changed-region xml:id="ct77189488" text:id="ct77189488">
          <text:insertion>
            <office:change-info>
              <dc:creator>Autor desconocido</dc:creator>
              <dc:date>2016-12-01T15:13:00</dc:date>
            </office:change-info>
          </text:insertion>
        </text:changed-region>
        <text:changed-region xml:id="ct77262432" text:id="ct77262432">
          <text:deletion>
            <office:change-info>
              <dc:creator>Autor desconocido</dc:creator>
              <dc:date>2016-12-01T15:13:00</dc:date>
            </office:change-info>
            <text:p text:style-name="P7">terated Prisoner's Dilemma</text:p>
          </text:deletion>
        </text:changed-region>
        <text:changed-region xml:id="ct78700480" text:id="ct78700480">
          <text:insertion>
            <office:change-info>
              <dc:creator>Autor desconocido</dc:creator>
              <dc:date>2016-12-01T15:13:00</dc:date>
            </office:change-info>
          </text:insertion>
        </text:changed-region>
        <text:changed-region xml:id="ct87851728" text:id="ct87851728">
          <text:insertion>
            <office:change-info>
              <dc:creator>iibm </dc:creator>
              <dc:date>2016-12-01T19:56:00</dc:date>
            </office:change-info>
          </text:insertion>
        </text:changed-region>
        <text:changed-region xml:id="ct86437200" text:id="ct86437200">
          <text:deletion>
            <office:change-info>
              <dc:creator>iibm </dc:creator>
              <dc:date>2016-12-01T19:56:00</dc:date>
            </office:change-info>
            <text:p text:style-name="P7">penalty for released reciprocation</text:p>
          </text:deletion>
        </text:changed-region>
        <text:changed-region xml:id="ct76929888" text:id="ct76929888">
          <text:insertion>
            <office:change-info>
              <dc:creator>iibm </dc:creator>
              <dc:date>2016-12-01T19:57:00</dc:date>
            </office:change-info>
          </text:insertion>
        </text:changed-region>
        <text:changed-region xml:id="ct78746192" text:id="ct78746192">
          <text:insertion>
            <office:change-info>
              <dc:creator>iibm </dc:creator>
              <dc:date>2016-12-01T20:05:00</dc:date>
            </office:change-info>
          </text:insertion>
        </text:changed-region>
        <text:changed-region xml:id="ct86602016" text:id="ct86602016">
          <text:insertion>
            <office:change-info>
              <dc:creator>iibm </dc:creator>
              <dc:date>2016-12-01T20:06:00</dc:date>
            </office:change-info>
          </text:insertion>
        </text:changed-region>
        <text:changed-region xml:id="ct77705872" text:id="ct77705872">
          <text:deletion>
            <office:change-info>
              <dc:creator>iibm </dc:creator>
              <dc:date>2016-12-01T20:06:00</dc:date>
            </office:change-info>
            <text:p text:style-name="P7"><text:s/></text:p>
          </text:deletion>
        </text:changed-region>
        <text:changed-region xml:id="ct80797968" text:id="ct80797968">
          <text:deletion>
            <office:change-info>
              <dc:creator>Autor desconocido</dc:creator>
              <dc:date>2016-12-01T15:15:00</dc:date>
            </office:change-info>
            <text:p text:style-name="P1">M</text:p>
          </text:deletion>
        </text:changed-region>
        <text:changed-region xml:id="ct76672768" text:id="ct76672768">
          <text:insertion>
            <office:change-info>
              <dc:creator>Autor desconocido</dc:creator>
              <dc:date>2016-12-01T15:15:00</dc:date>
            </office:change-info>
          </text:insertion>
        </text:changed-region>
        <text:changed-region xml:id="ct46163152" text:id="ct46163152">
          <text:insertion>
            <office:change-info>
              <dc:creator>Autor desconocido</dc:creator>
              <dc:date>2016-12-01T15:15:00</dc:date>
            </office:change-info>
          </text:insertion>
        </text:changed-region>
        <text:changed-region xml:id="ct76890240" text:id="ct76890240">
          <text:deletion>
            <office:change-info>
              <dc:creator>Autor desconocido</dc:creator>
              <dc:date>2016-12-01T15:15:00</dc:date>
            </office:change-info>
            <text:p text:style-name="P8"/>
            <text:p text:style-name="P8"/>
          </text:deletion>
        </text:changed-region>
        <text:changed-region xml:id="ct86547536" text:id="ct86547536">
          <text:insertion>
            <office:change-info>
              <dc:creator>Autor desconocido</dc:creator>
              <dc:date>2016-12-01T15:14:00</dc:date>
            </office:change-info>
          </text:insertion>
        </text:changed-region>
        <text:changed-region xml:id="ct78051360" text:id="ct78051360">
          <text:insertion>
            <office:change-info>
              <dc:creator>Autor desconocido</dc:creator>
              <dc:date>2016-12-01T15:19:00</dc:date>
            </office:change-info>
          </text:insertion>
        </text:changed-region>
        <text:changed-region xml:id="ct77820128" text:id="ct77820128">
          <text:insertion>
            <office:change-info>
              <dc:creator>Autor desconocido</dc:creator>
              <dc:date>2016-12-01T15:14:00</dc:date>
            </office:change-info>
          </text:insertion>
        </text:changed-region>
        <text:changed-region xml:id="ct87459584" text:id="ct87459584">
          <text:deletion>
            <office:change-info>
              <dc:creator>Autor desconocido</dc:creator>
              <dc:date>2016-12-01T15:14:00</dc:date>
            </office:change-info>
            <text:p text:style-name="P9">l</text:p>
          </text:deletion>
        </text:changed-region>
        <text:changed-region xml:id="ct76719120" text:id="ct76719120">
          <text:deletion>
            <office:change-info>
              <dc:creator>Autor desconocido</dc:creator>
              <dc:date>2016-12-01T15:16:00</dc:date>
            </office:change-info>
            <text:p text:style-name="P9">-</text:p>
          </text:deletion>
        </text:changed-region>
        <text:changed-region xml:id="ct85863152" text:id="ct85863152">
          <text:insertion>
            <office:change-info>
              <dc:creator>Autor desconocido</dc:creator>
              <dc:date>2016-12-01T15:19:00</dc:date>
            </office:change-info>
          </text:insertion>
        </text:changed-region>
        <text:changed-region xml:id="ct77767808" text:id="ct77767808">
          <text:deletion>
            <office:change-info>
              <dc:creator>Autor desconocido</dc:creator>
              <dc:date>2016-12-01T15:19:00</dc:date>
            </office:change-info>
            <text:p text:style-name="P9">(Charles Rivers....) were used</text:p>
          </text:deletion>
        </text:changed-region>
        <text:changed-region xml:id="ct77768000" text:id="ct77768000">
          <text:deletion>
            <office:change-info>
              <dc:creator>Autor desconocido</dc:creator>
              <dc:date>2016-12-01T15:20:00</dc:date>
            </office:change-info>
            <text:p text:style-name="P9">used like</text:p>
          </text:deletion>
        </text:changed-region>
        <text:changed-region xml:id="ct77757168" text:id="ct77757168">
          <text:insertion>
            <office:change-info>
              <dc:creator>Autor desconocido</dc:creator>
              <dc:date>2016-12-01T15:20:00</dc:date>
            </office:change-info>
          </text:insertion>
        </text:changed-region>
        <text:changed-region xml:id="ct87295488" text:id="ct87295488">
          <text:deletion>
            <office:change-info>
              <dc:creator>Autor desconocido</dc:creator>
              <dc:date>2016-12-01T15:20:00</dc:date>
            </office:change-info>
            <text:p text:style-name="P9">like</text:p>
          </text:deletion>
        </text:changed-region>
        <text:changed-region xml:id="ct87295680" text:id="ct87295680">
          <text:insertion>
            <office:change-info>
              <dc:creator>Autor desconocido</dc:creator>
              <dc:date>2016-12-01T15:21:00</dc:date>
            </office:change-info>
          </text:insertion>
        </text:changed-region>
        <text:changed-region xml:id="ct76687536" text:id="ct76687536">
          <text:insertion>
            <office:change-info>
              <dc:creator>Autor desconocido</dc:creator>
              <dc:date>2016-12-01T15:21:00</dc:date>
            </office:change-info>
          </text:insertion>
        </text:changed-region>
        <text:changed-region xml:id="ct74670880" text:id="ct74670880">
          <text:insertion>
            <office:change-info>
              <dc:creator>Autor desconocido</dc:creator>
              <dc:date>2016-12-01T15:22:00</dc:date>
            </office:change-info>
          </text:insertion>
        </text:changed-region>
        <text:changed-region xml:id="ct88645712" text:id="ct88645712">
          <text:insertion>
            <office:change-info>
              <dc:creator>Autor desconocido</dc:creator>
              <dc:date>2016-12-01T15:21:00</dc:date>
            </office:change-info>
          </text:insertion>
        </text:changed-region>
        <text:changed-region xml:id="ct76687728" text:id="ct76687728">
          <text:deletion>
            <office:change-info>
              <dc:creator>Autor desconocido</dc:creator>
              <dc:date>2016-12-01T15:21:00</dc:date>
            </office:change-info>
            <text:p text:style-name="P9">ddressing</text:p>
          </text:deletion>
        </text:changed-region>
        <text:changed-region xml:id="ct86390160" text:id="ct86390160">
          <text:insertion>
            <office:change-info>
              <dc:creator>Autor desconocido</dc:creator>
              <dc:date>2016-12-01T15:21:00</dc:date>
            </office:change-info>
          </text:insertion>
        </text:changed-region>
        <text:changed-region xml:id="ct86390352" text:id="ct86390352">
          <text:deletion>
            <office:change-info>
              <dc:creator>Autor desconocido</dc:creator>
              <dc:date>2016-12-01T15:21:00</dc:date>
            </office:change-info>
            <text:p text:style-name="P9">and</text:p>
          </text:deletion>
        </text:changed-region>
        <text:changed-region xml:id="ct77628624" text:id="ct77628624">
          <text:insertion>
            <office:change-info>
              <dc:creator>Autor desconocido</dc:creator>
              <dc:date>2016-12-01T15:21:00</dc:date>
            </office:change-info>
          </text:insertion>
        </text:changed-region>
        <text:changed-region xml:id="ct77628816" text:id="ct77628816">
          <text:insertion>
            <office:change-info>
              <dc:creator>Autor desconocido</dc:creator>
              <dc:date>2016-12-01T15:21:00</dc:date>
            </office:change-info>
          </text:insertion>
        </text:changed-region>
        <text:changed-region xml:id="ct88148016" text:id="ct88148016">
          <text:insertion>
            <office:change-info>
              <dc:creator>Autor desconocido</dc:creator>
              <dc:date>2016-12-01T15:23:00</dc:date>
            </office:change-info>
          </text:insertion>
        </text:changed-region>
        <text:changed-region xml:id="ct88148208" text:id="ct88148208">
          <text:insertion>
            <office:change-info>
              <dc:creator>Autor desconocido</dc:creator>
              <dc:date>2016-12-01T15:23:00</dc:date>
            </office:change-info>
          </text:insertion>
        </text:changed-region>
        <text:changed-region xml:id="ct85713056" text:id="ct85713056">
          <text:insertion>
            <office:change-info>
              <dc:creator>Autor desconocido</dc:creator>
              <dc:date>2016-12-01T15:23:00</dc:date>
            </office:change-info>
          </text:insertion>
        </text:changed-region>
        <text:changed-region xml:id="ct85713248" text:id="ct85713248">
          <text:insertion>
            <office:change-info>
              <dc:creator>Autor desconocido</dc:creator>
              <dc:date>2016-12-01T15:23:00</dc:date>
            </office:change-info>
          </text:insertion>
        </text:changed-region>
        <text:changed-region xml:id="ct76778688" text:id="ct76778688">
          <text:deletion>
            <office:change-info>
              <dc:creator>Autor desconocido</dc:creator>
              <dc:date>2016-12-01T15:24:00</dc:date>
            </office:change-info>
            <text:p text:style-name="P9">deprivation schedule, and to subject rats daily food intake was restricted</text:p>
          </text:deletion>
        </text:changed-region>
        <text:changed-region xml:id="ct79610624" text:id="ct79610624">
          <text:insertion>
            <office:change-info>
              <dc:creator>Autor desconocido</dc:creator>
              <dc:date>2016-12-01T15:24:00</dc:date>
            </office:change-info>
          </text:insertion>
        </text:changed-region>
        <text:changed-region xml:id="ct79610816" text:id="ct79610816">
          <text:deletion>
            <office:change-info>
              <dc:creator>Autor desconocido</dc:creator>
              <dc:date>2016-12-01T15:24:00</dc:date>
            </office:change-info>
            <text:p text:style-name="P9">keep</text:p>
          </text:deletion>
        </text:changed-region>
        <text:changed-region xml:id="ct77700192" text:id="ct77700192">
          <text:insertion>
            <office:change-info>
              <dc:creator>Autor desconocido</dc:creator>
              <dc:date>2016-12-01T15:24:00</dc:date>
            </office:change-info>
          </text:insertion>
        </text:changed-region>
        <text:changed-region xml:id="ct88476304" text:id="ct88476304">
          <text:insertion>
            <office:change-info>
              <dc:creator>Autor desconocido</dc:creator>
              <dc:date>2016-12-01T15:25:00</dc:date>
            </office:change-info>
          </text:insertion>
        </text:changed-region>
        <text:changed-region xml:id="ct90847184" text:id="ct90847184">
          <text:deletion>
            <office:change-info>
              <dc:creator>Autor desconocido</dc:creator>
              <dc:date>2016-12-01T15:25:00</dc:date>
            </office:change-info>
            <text:p text:style-name="P9">and to</text:p>
          </text:deletion>
        </text:changed-region>
        <text:changed-region xml:id="ct86484880" text:id="ct86484880">
          <text:insertion>
            <office:change-info>
              <dc:creator>Autor desconocido</dc:creator>
              <dc:date>2016-12-01T15:25:00</dc:date>
            </office:change-info>
          </text:insertion>
        </text:changed-region>
        <text:changed-region xml:id="ct76777296" text:id="ct76777296">
          <text:insertion>
            <office:change-info>
              <dc:creator>Autor desconocido</dc:creator>
              <dc:date>2016-12-01T15:25:00</dc:date>
            </office:change-info>
          </text:insertion>
        </text:changed-region>
        <text:changed-region xml:id="ct90847408" text:id="ct90847408">
          <text:deletion>
            <office:change-info>
              <dc:creator>Autor desconocido</dc:creator>
              <dc:date>2016-12-01T15:25:00</dc:date>
            </office:change-info>
            <text:p text:style-name="P9"><text:s/>rats at between 80-85% of free feeding body weight</text:p>
          </text:deletion>
        </text:changed-region>
        <text:changed-region xml:id="ct86870128" text:id="ct86870128">
          <text:insertion>
            <office:change-info>
              <dc:creator>Autor desconocido</dc:creator>
              <dc:date>2016-12-01T15:25:00</dc:date>
            </office:change-info>
          </text:insertion>
        </text:changed-region>
        <text:changed-region xml:id="ct77599760" text:id="ct77599760">
          <text:insertion>
            <office:change-info>
              <dc:creator>Autor desconocido</dc:creator>
              <dc:date>2016-12-01T15:26:00</dc:date>
            </office:change-info>
          </text:insertion>
        </text:changed-region>
        <text:changed-region xml:id="ct91370496" text:id="ct91370496">
          <text:deletion>
            <office:change-info>
              <dc:creator>Autor desconocido</dc:creator>
              <dc:date>2016-12-01T15:25:00</dc:date>
            </office:change-info>
            <text:p text:style-name="P9"><text:span text:style-name="T10">The housing room had an average temperature of 22°C and 12:12h light:dark cycle on at </text:span></text:p>
          </text:deletion>
        </text:changed-region>
        <text:changed-region xml:id="ct79375296" text:id="ct79375296">
          <text:deletion>
            <office:change-info>
              <dc:creator>Autor desconocido</dc:creator>
              <dc:date>2016-12-01T15:16:00</dc:date>
            </office:change-info>
            <text:p text:style-name="P9"><text:span text:style-name="T10">20:00 hours</text:span></text:p>
          </text:deletion>
        </text:changed-region>
        <text:changed-region xml:id="ct79375072" text:id="ct79375072">
          <text:deletion>
            <office:change-info>
              <dc:creator>Autor desconocido</dc:creator>
              <dc:date>2016-12-01T15:25:00</dc:date>
            </office:change-info>
            <text:p text:style-name="P9"><text:span text:style-name="T10">.</text:span></text:p>
          </text:deletion>
        </text:changed-region>
        <text:changed-region xml:id="ct87682048" text:id="ct87682048">
          <text:deletion>
            <office:change-info>
              <dc:creator>Autor desconocido</dc:creator>
              <dc:date>2016-12-01T15:26:00</dc:date>
            </office:change-info>
            <text:p text:style-name="P9"/>
            <text:p text:style-name="P9"><text:span text:style-name="T10"/></text:p>
          </text:deletion>
        </text:changed-region>
        <text:changed-region xml:id="ct77358880" text:id="ct77358880">
          <text:insertion>
            <office:change-info>
              <dc:creator>iibm </dc:creator>
              <dc:date>2016-12-01T22:38:00</dc:date>
            </office:change-info>
          </text:insertion>
        </text:changed-region>
        <text:changed-region xml:id="ct78243872" text:id="ct78243872">
          <text:insertion>
            <office:change-info>
              <dc:creator>Autor desconocido</dc:creator>
              <dc:date>2016-12-01T15:26:00</dc:date>
            </office:change-info>
          </text:insertion>
        </text:changed-region>
        <text:changed-region xml:id="ct78608960" text:id="ct78608960">
          <text:insertion>
            <office:change-info>
              <dc:creator>Autor desconocido</dc:creator>
              <dc:date>2016-12-01T15:27:00</dc:date>
            </office:change-info>
          </text:insertion>
        </text:changed-region>
        <text:changed-region xml:id="ct78049008" text:id="ct78049008">
          <text:insertion>
            <office:change-info>
              <dc:creator>iibm </dc:creator>
              <dc:date>2016-12-01T22:34:00</dc:date>
            </office:change-info>
          </text:insertion>
        </text:changed-region>
        <text:changed-region xml:id="ct76930624" text:id="ct76930624">
          <text:deletion>
            <office:change-info>
              <dc:creator>iibm </dc:creator>
              <dc:date>2016-12-01T22:31:00</dc:date>
            </office:change-info>
            <text:p text:style-name="P10"><text:span text:style-name="T11">equipped with an input (DIG 710/711) and output (DIG 720/721/722) card for data acquisition and processing; </text:span><text:span text:style-name="T12">two</text:span><text:span text:style-name="T11"> automated retractable lever; </text:span><text:span text:style-name="T12">two stimulus lights over each lever</text:span><text:span text:style-name="T11">;an automated feeder </text:span><text:span text:style-name="T12">in the center and </text:span><text:span text:style-name="T11">white noise (random signal with a flat power spectral density)</text:span></text:p>
          </text:deletion>
        </text:changed-region>
        <text:changed-region xml:id="ct91370720" text:id="ct91370720">
          <text:deletion>
            <office:change-info>
              <dc:creator>Autor desconocido</dc:creator>
              <dc:date>2016-12-01T15:28:00</dc:date>
            </office:change-info>
            <text:p text:style-name="P10">used </text:p>
          </text:deletion>
        </text:changed-region>
        <text:changed-region xml:id="ct74670608" text:id="ct74670608">
          <text:insertion>
            <office:change-info>
              <dc:creator>Autor desconocido</dc:creator>
              <dc:date>2016-12-01T15:28:00</dc:date>
            </office:change-info>
          </text:insertion>
        </text:changed-region>
        <text:changed-region xml:id="ct87689616" text:id="ct87689616">
          <text:deletion>
            <office:change-info>
              <dc:creator>Autor desconocido</dc:creator>
              <dc:date>2016-12-01T15:28:00</dc:date>
            </office:change-info>
            <text:p text:style-name="P10">opposite standard operant</text:p>
          </text:deletion>
        </text:changed-region>
        <text:changed-region xml:id="ct76778880" text:id="ct76778880">
          <text:insertion>
            <office:change-info>
              <dc:creator>Autor desconocido</dc:creator>
              <dc:date>2016-12-01T15:26:00</dc:date>
            </office:change-info>
          </text:insertion>
        </text:changed-region>
        <text:changed-region xml:id="ct76750464" text:id="ct76750464">
          <text:deletion>
            <office:change-info>
              <dc:creator>Autor desconocido</dc:creator>
              <dc:date>2016-12-01T15:28:00</dc:date>
            </office:change-info>
            <text:p text:style-name="P10">by Med-Association (Product ENV-008)</text:p>
          </text:deletion>
        </text:changed-region>
        <text:changed-region xml:id="ct88543072" text:id="ct88543072">
          <text:insertion>
            <office:change-info>
              <dc:creator>Autor desconocido</dc:creator>
              <dc:date>2016-12-01T15:29:00</dc:date>
            </office:change-info>
          </text:insertion>
        </text:changed-region>
        <text:changed-region xml:id="ct86245312" text:id="ct86245312">
          <text:deletion>
            <office:change-info>
              <dc:creator>Autor desconocido</dc:creator>
              <dc:date>2016-12-01T15:29:00</dc:date>
            </office:change-info>
            <text:p text:style-name="P10">s</text:p>
          </text:deletion>
        </text:changed-region>
        <text:changed-region xml:id="ct86578560" text:id="ct86578560">
          <text:deletion>
            <office:change-info>
              <dc:creator>Autor desconocido</dc:creator>
              <dc:date>2016-12-01T15:29:00</dc:date>
            </office:change-info>
            <text:p text:style-name="P10">an</text:p>
          </text:deletion>
        </text:changed-region>
        <text:changed-region xml:id="ct86386128" text:id="ct86386128">
          <text:insertion>
            <office:change-info>
              <dc:creator>Autor desconocido</dc:creator>
              <dc:date>2016-12-01T15:29:00</dc:date>
            </office:change-info>
          </text:insertion>
        </text:changed-region>
        <text:changed-region xml:id="ct86578752" text:id="ct86578752">
          <text:deletion>
            <office:change-info>
              <dc:creator>Autor desconocido</dc:creator>
              <dc:date>2016-12-01T15:31:00</dc:date>
            </office:change-info>
            <text:p text:style-name="P10">Each standard chamber was equipped with two side by side lever and two stimulus light over each lever and a feeder in the center. </text:p>
          </text:deletion>
        </text:changed-region>
        <text:changed-region xml:id="ct78129632" text:id="ct78129632">
          <text:insertion>
            <office:change-info>
              <dc:creator>iibm </dc:creator>
              <dc:date>2016-12-01T22:28:00</dc:date>
            </office:change-info>
          </text:insertion>
        </text:changed-region>
        <text:changed-region xml:id="ct78010608" text:id="ct78010608">
          <text:insertion>
            <office:change-info>
              <dc:creator>iibm </dc:creator>
              <dc:date>2016-12-01T22:28:00</dc:date>
            </office:change-info>
          </text:insertion>
        </text:changed-region>
        <text:changed-region xml:id="ct77747824" text:id="ct77747824">
          <text:insertion>
            <office:change-info>
              <dc:creator>iibm </dc:creator>
              <dc:date>2016-12-01T22:28:00</dc:date>
            </office:change-info>
          </text:insertion>
        </text:changed-region>
        <text:changed-region xml:id="ct81006448" text:id="ct81006448">
          <text:insertion>
            <office:change-info>
              <dc:creator>iibm </dc:creator>
              <dc:date>2016-12-01T22:28:00</dc:date>
            </office:change-info>
          </text:insertion>
        </text:changed-region>
        <text:changed-region xml:id="ct79920672" text:id="ct79920672">
          <text:insertion>
            <office:change-info>
              <dc:creator>iibm </dc:creator>
              <dc:date>2016-12-01T22:28:00</dc:date>
            </office:change-info>
          </text:insertion>
        </text:changed-region>
        <text:changed-region xml:id="ct86372400" text:id="ct86372400">
          <text:insertion>
            <office:change-info>
              <dc:creator>iibm </dc:creator>
              <dc:date>2016-12-01T22:28:00</dc:date>
            </office:change-info>
          </text:insertion>
        </text:changed-region>
        <text:changed-region xml:id="ct78661632" text:id="ct78661632">
          <text:insertion>
            <office:change-info>
              <dc:creator>iibm </dc:creator>
              <dc:date>2016-12-01T22:28:00</dc:date>
            </office:change-info>
          </text:insertion>
        </text:changed-region>
        <text:changed-region xml:id="ct77189200" text:id="ct77189200">
          <text:insertion>
            <office:change-info>
              <dc:creator>iibm </dc:creator>
              <dc:date>2016-12-01T22:28:00</dc:date>
            </office:change-info>
          </text:insertion>
        </text:changed-region>
        <text:changed-region xml:id="ct76854224" text:id="ct76854224">
          <text:deletion>
            <office:change-info>
              <dc:creator>Autor desconocido</dc:creator>
              <dc:date>2016-12-01T15:26:00</dc:date>
            </office:change-info>
            <text:p text:style-name="P1">2.2 Experimental Setup</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1"><text:span text:style-name="T42">Ever s</text:span>ince Darwin's theory of <text:change text:change-id="ct85767328"/><text:s/>evolution was <text:change text:change-id="ct85767520"/><text:change-start text:change-id="ct86572064"/><text:span text:style-name="T41">proposed,</text:span><text:change-end text:change-id="ct86572064"/> <text:change text:change-id="ct86572256"/><text:s/>cooperative traits <text:change-start text:change-id="ct77450736"/><text:span text:style-name="T42">i</text:span><text:change-end text:change-id="ct77450736"/><text:change text:change-id="ct79302464"/>n animals and humans<text:change-start text:change-id="ct79302656"/> <text:span text:style-name="T42">were challenging to explain</text:span><text:change-end text:change-id="ct79302656"/>. <text:change-start text:change-id="ct86462528"/><text:span text:style-name="T42">In order to do so, </text:span><text:change-end text:change-id="ct86462528"/><text:change text:change-id="ct86462720"/><office:annotation office:name="__Annotation__548_1199360106"><dc:creator>Autor desconocido</dc:creator><dc:date>2016-12-01T13:03:08</dc:date><text:list text:continue-numbering="true" text:style-name=""><text:list-item><text:p>Esto es así? Estas teorías se incorporaron a la teoría de Darwin? O más bien forman parte del conjunto de teorías que hacen a la visión moderna de la evolución?</text:p></text:list-item></text:list></office:annotation>Darwin's theory<text:change-start text:change-id="ct80793712"/><office:annotation-end office:name="__Annotation__548_1199360106"/><text:change-end text:change-id="ct80793712"/> incorporate<text:change-start text:change-id="ct78326544"/><text:span text:style-name="T42">s</text:span><text:change-end text:change-id="ct78326544"/> two novel<text:change text:change-id="ct87515216"/> kinds of extension<text:change-start text:change-id="ct87396112"/><text:span text:style-name="T42">s</text:span><text:change-end text:change-id="ct87396112"/><text:change text:change-id="ct79187248"/><text:change-start text:change-id="ct87712000"/>:<text:change-end text:change-id="ct87712000"/> <text:change text:change-id="ct77325088"/><text:change-start text:change-id="ct87460192"/><text:span text:style-name="T42">t</text:span><text:change-end text:change-id="ct87460192"/>he genetically kinship theory<text:change text:change-id="ct86783232"/> that Hamilton grounded mathematically (Hamilton,<text:change-start text:change-id="ct86311696"/><text:span text:style-name="T1">19</text:span><text:change-end text:change-id="ct86311696"/>64) and the reciproca<text:change text:change-id="ct87148912"/><text:change-start text:change-id="ct85681488"/><text:span text:style-name="T1">l altruism</text:span><text:change-end text:change-id="ct85681488"/> theory (Trivers, <text:change-start text:change-id="ct76879760"/><text:span text:style-name="T1">19</text:span><text:change-end text:change-id="ct76879760"/>71). Both appended theor<text:change-start text:change-id="ct86752224"/><text:span text:style-name="T1">ies</text:span><text:change-end text:change-id="ct86752224"/><text:change text:change-id="ct86752416"/> <text:change-start text:change-id="ct80107712"/><text:span text:style-name="T1">are c</text:span><text:change-end text:change-id="ct80107712"/>a<text:change-start text:change-id="ct77152320"/><text:span text:style-name="T1">pa</text:span><text:change-end text:change-id="ct77152320"/>ble <text:change-start text:change-id="ct74681728"/><text:span text:style-name="T1">to </text:span><text:change-end text:change-id="ct74681728"/>expla<text:change text:change-id="ct88125824"/>i<text:change text:change-id="ct77183648"/>n <text:change text:change-id="ct80422608"/><text:s/>social altruism behavior through natural selection. In evolutionary biology, reciprocal altruism is a behavior whereby <text:change-start text:change-id="ct87612080"/><text:span text:style-name="T1">an </text:span><text:change-end text:change-id="ct87612080"/>organism perform<text:change-start text:change-id="ct86663824"/><text:span text:style-name="T1">s</text:span><text:change-end text:change-id="ct86663824"/> <text:change-start text:change-id="ct86171968"/><text:span text:style-name="T1">a </text:span><text:change-end text:change-id="ct86171968"/>costly act that benefit<text:change-start text:change-id="ct77460592"/><text:span text:style-name="T1">s</text:span><text:change-end text:change-id="ct77460592"/><text:change text:change-id="ct77460784"/><text:change-start text:change-id="ct77503344"/> <text:span text:style-name="T1">another organism</text:span><text:change-end text:change-id="ct77503344"/> with <text:change-start text:change-id="ct73495600"/><text:span text:style-name="T1">the </text:span><text:change-end text:change-id="ct73495600"/>expectation that the <text:change-start text:change-id="ct87721008"/><text:span text:style-name="T1">recipient</text:span><text:change-end text:change-id="ct87721008"/><text:change text:change-id="ct87721200"/> <text:change-start text:change-id="ct77849568"/><text:span text:style-name="T1">will </text:span><text:change-end text:change-id="ct77849568"/>act similar<text:change-start text:change-id="ct80108736"/><text:span text:style-name="T1">ly</text:span><text:change-end text:change-id="ct80108736"/> <text:change text:change-id="ct79550000"/><text:s/>later time o<text:change-start text:change-id="ct78703104"/><text:span text:style-name="T1">r even</text:span><text:change-end text:change-id="ct78703104"/> in <text:change-start text:change-id="ct87913248"/><text:span text:style-name="T1">the </text:span><text:change-end text:change-id="ct87913248"/>next generation. </text:p>
      <text:p text:style-name="P2"><text:span text:style-name="T2">The kinship theory that after landed on kin Selection and Maynar Smith use in first time (Smith,64), talk about, on knowledge of the genetic relationships of the organism involved, how altruistic behavior between close</text:span><text:change text:change-id="ct90024576"/><text:change-start text:change-id="ct88032080"/><text:span text:style-name="T18">ly</text:span><text:change-end text:change-id="ct88032080"/><text:span text:style-name="T2"> related individuals can be</text:span><text:change text:change-id="ct87515408"/><text:change text:change-id="ct86186592"/><text:span text:style-name="T2"> selected though </text:span><text:change text:change-id="ct87173376"/><text:span text:style-name="T2"><text:s/>natural selection. </text:span><text:change-start text:change-id="ct78703296"/><text:span text:style-name="T29">This theory does not considers <text:s/>the altruistic act among distantly related organisms whereas Triver's theroy does.</text:span><text:change-end text:change-id="ct78703296"/><text:change-start text:change-id="ct86930496"/><text:span text:style-name="T29"> </text:span><text:change-end text:change-id="ct86930496"/><text:change text:change-id="ct88126048"/><text:change text:change-id="ct63851120"/><text:change text:change-id="ct88111536"/><text:change text:change-id="ct87882608"/><text:change text:change-id="ct77152096"/><text:change text:change-id="ct87246896"/><text:change text:change-id="ct80550608"/><text:span text:style-name="T2">The term “reciprocal altruism” was </text:span><text:change-start text:change-id="ct86783424"/><text:span text:style-name="T18">first </text:span><text:change-end text:change-id="ct86783424"/><text:span text:style-name="T2">use</text:span><text:change-start text:change-id="ct86311888"/><text:span text:style-name="T18">d</text:span><text:change-end text:change-id="ct86311888"/><text:span text:style-name="T2"> </text:span><text:change text:change-id="ct77503536"/><text:change-start text:change-id="ct80767600"/><text:span text:style-name="T2"><text:s/></text:span><text:span text:style-name="T18">by</text:span><text:change-end text:change-id="ct80767600"/><text:span text:style-name="T2"> Trivers </text:span><text:change text:change-id="ct77144976"/><text:change-start text:change-id="ct78856448"/><text:span text:style-name="T18">to refer to </text:span><text:change-end text:change-id="ct78856448"/><text:change text:change-id="ct77582352"/><text:span text:style-name="T2"><text:s/>this type of behavior and </text:span><text:change-start text:change-id="ct80879744"/><text:span text:style-name="T18">therefore explain</text:span><text:change-end text:change-id="ct80879744"/><text:change text:change-id="ct88168800"/><text:span text:style-name="T2"> how </text:span><text:change text:change-id="ct76925632"/><text:span text:style-name="T2"><text:s/>selection favors </text:span><text:change text:change-id="ct91216720"/><text:span text:style-name="T2"><text:s/>altruistic behaviors in</text:span><text:change-start text:change-id="ct87154384"/><text:span text:style-name="T2"> </text:span><text:span text:style-name="T18">the</text:span><text:change-end text:change-id="ct87154384"/><text:span text:style-name="T2"> long run when </text:span><text:change-start text:change-id="ct86980560"/><text:span text:style-name="T18">there is reciprocity </text:span><text:change-end text:change-id="ct86980560"/><text:span text:style-name="T2">in </text:span><text:change-start text:change-id="ct86994544"/><text:span text:style-name="T18">the </text:span><text:change-end text:change-id="ct86994544"/><text:span text:style-name="T2">population </text:span><text:change text:change-id="ct77629152"/><text:span text:style-name="T2">. Some of</text:span><text:change-start text:change-id="ct79682448"/><text:span text:style-name="T2"> </text:span><text:span text:style-name="T18">the</text:span><text:change-end text:change-id="ct79682448"/><text:span text:style-name="T2"> most relevant and reliable examples about this type of cooperation are the Wilkinson studies in reciprocal food</text:span><text:change text:change-id="ct86851008"/><text:span text:style-name="T2"> sharing behavior in vampires bats</text:span><text:change text:change-id="ct80100784"/><text:span text:style-name="T2"> </text:span><text:change-start text:change-id="ct86917024"/><text:span text:style-name="T18">(</text:span><text:change-end text:change-id="ct86917024"/><office:annotation office:name="__Annotation__555_1199360106"><dc:creator>Autor desconocido</dc:creator><dc:date>2016-12-01T13:19:58</dc:date><text:list text:continue-numbering="true" text:style-name=""><text:list-item><text:p>El nombre de género y especie va en itálica siempre. </text:p></text:list-item></text:list></office:annotation><text:change-start text:change-id="ct86070256"/><text:span text:style-name="T10">Desmodus </text:span><text:change-end text:change-id="ct86070256"/><text:change-start text:change-id="ct87652608"/><text:span text:style-name="T7">rotundus</text:span><text:change-end text:change-id="ct87652608"/><text:change-start text:change-id="ct88202432"/><text:span text:style-name="T16">)</text:span><text:change-end text:change-id="ct88202432"/><text:change-start text:change-id="ct79696464"/><office:annotation-end office:name="__Annotation__555_1199360106"/><text:change-end text:change-id="ct79696464"/><text:span text:style-name="T2">, (Wilkinson,</text:span><text:change-start text:change-id="ct77535808"/><text:span text:style-name="T2"> </text:span><text:change-end text:change-id="ct77535808"/><text:span text:style-name="T2">1984)</text:span><text:change-start text:change-id="ct80326336"/><text:span text:style-name="T2">. </text:span><text:span text:style-name="T18">In these experiments</text:span><text:change-end text:change-id="ct80326336"/><text:change-start text:change-id="ct80129872"/><text:span text:style-name="T18">, animals</text:span><text:change-end text:change-id="ct80129872"/><text:span text:style-name="T2"> </text:span><text:change text:change-id="ct76608496"/><text:span text:style-name="T2">share a part of </text:span><text:change-start text:change-id="ct80018768"/><text:span text:style-name="T18">the </text:span><text:change-end text:change-id="ct80018768"/><text:span text:style-name="T2">harvested food only </text:span><text:change-start text:change-id="ct79404416"/><text:span text:style-name="T18">to </text:span><text:change-end text:change-id="ct79404416"/><text:span text:style-name="T2">a partner that previously </text:span><text:change text:change-id="ct87573568"/><text:span text:style-name="T2"><text:s/>shared</text:span><text:change-start text:change-id="ct77819936"/><text:span text:style-name="T2"> </text:span><text:span text:style-name="T18">with them</text:span><text:change-end text:change-id="ct77819936"/><text:span text:style-name="T2">. Other </text:span><text:change-start text:change-id="ct80322048"/><text:span text:style-name="T18">examples</text:span><text:change-end text:change-id="ct80322048"/><text:change text:change-id="ct80322240"/><text:span text:style-name="T2">, .... </text:span></text:p>
      <text:p text:style-name="P3"><text:span text:style-name="T2">Different conditions must be fulfilled to </text:span><text:change text:change-id="ct79682704"/><text:change-start text:change-id="ct87432960"/><text:span text:style-name="T18">ensure</text:span><text:change-end text:change-id="ct87432960"/><text:span text:style-name="T2"> that reciprocally altruistic behaviors will be selected</text:span><text:change text:change-id="ct86025952"/><text:span text:style-name="T2">. Wilkinson make</text:span><text:change-start text:change-id="ct80326528"/><text:span text:style-name="T18">s</text:span><text:change-end text:change-id="ct80326528"/><text:span text:style-name="T2"> a clear </text:span><text:change-start text:change-id="ct80879936"/><text:span text:style-name="T30">summary</text:span><text:change-end text:change-id="ct80879936"/><text:span text:style-name="T29"> </text:span><text:change text:change-id="ct91216944"/><text:span text:style-name="T2"><text:s/>of</text:span><text:change-start text:change-id="ct87162016"/><text:span text:style-name="T2"> </text:span><text:span text:style-name="T18">these</text:span><text:change-end text:change-id="ct87162016"/><text:span text:style-name="T2"> conditions </text:span><text:change text:change-id="ct86693648"/><text:span text:style-name="T2">: (1) the behavior must reduce a donor’s fitness relative to the selfish alternative, (2) the fitness of the recipient must be elevated relative to a non-recipient, (3) performance of the behavior must not depend on receipt of an immediate benefit, (4) a mechanism for detecting individuals who receive benefits but never pay altruistic costs has to exist, and (5) a large but indefinite number of opportunities to exchange aid must exist within each individual’s lifetime (Wilkinson, 1987).</text:span></text:p>
      <text:p text:style-name="P1">Research on cooperative behaviors <text:change text:change-id="ct80206192"/><text:change-start text:change-id="ct78061312"/><text:span text:style-name="T43">between</text:span><text:change-end text:change-id="ct78061312"/> non-related organism<text:change-start text:change-id="ct76934480"/><text:span text:style-name="T43">s</text:span><text:change-end text:change-id="ct76934480"/> <text:change-start text:change-id="ct86291712"/><text:span text:style-name="T43">has </text:span><text:change-end text:change-id="ct86291712"/>gain<text:change-start text:change-id="ct79552752"/><text:span text:style-name="T43">ed</text:span><text:change-end text:change-id="ct79552752"/> a new impulse since Trivers connect<text:change-start text:change-id="ct80296000"/><text:span text:style-name="T43">ed</text:span><text:change-end text:change-id="ct80296000"/> reciprocal altruism behaviors with <text:change-start text:change-id="ct86815920"/><text:span text:style-name="T43">the </text:span><text:change-end text:change-id="ct86815920"/>famous mathematical Prisoner's Dilemma (PD) <text:change text:change-id="ct87573280"/><text:s/>(<text:change-start text:change-id="ct77629376"/><text:span text:style-name="T43">originally developped</text:span><text:change-end text:change-id="ct77629376"/><text:change text:change-id="ct86070016"/> by Merrill Flood and Melvin Dresher 1950). The PD game is one class of 2x2 game that involve<text:change-start text:change-id="ct85724208"/><text:span text:style-name="T43">s</text:span><text:change-end text:change-id="ct85724208"/> two players who must <text:change text:change-id="ct80101008"/>choose between two options, generally called cooperation and defection. The size of <text:change-start text:change-id="ct74068192"/><text:span text:style-name="T43">the </text:span><text:change-end text:change-id="ct74068192"/>reward <text:change text:change-id="ct86467072"/><text:s/>delivered is<text:change-start text:change-id="ct79340736"/> <text:span text:style-name="T43">established</text:span><text:change-end text:change-id="ct79340736"/> according both <text:soft-page-break/>player's choice. <text:change text:change-id="ct88464096"/><text:change text:change-id="ct86851232"/><text:change-start text:change-id="ct87548288"/><text:span text:style-name="T51">I</text:span><text:change-end text:change-id="ct87548288"/><text:change text:change-id="ct72224016"/>f both chose<text:change-start text:change-id="ct87612272"/> <text:span text:style-name="T43">the</text:span><text:change-end text:change-id="ct87612272"/> cooperation option<text:change text:change-id="ct86699696"/> both get pay<text:change-start text:change-id="ct86953760"/><text:span text:style-name="T43">ed</text:span><text:change-end text:change-id="ct86953760"/><text:change text:change-id="ct86526384"/><text:change text:change-id="ct74422784"/><text:change-start text:change-id="ct86497824"/> <text:span text:style-name="T43">a certain amount</text:span><text:change-end text:change-id="ct86497824"/> R (reward),<text:change-start text:change-id="ct80422800"/> <text:change-end text:change-id="ct80422800"/><text:change-start text:change-id="ct86664016"/><text:span text:style-name="T43">and</text:span><text:change-end text:change-id="ct86664016"/> if both cho<text:change text:change-id="ct86244048"/><text:change-start text:change-id="ct85857216"/><text:span text:style-name="T43">se</text:span><text:change-end text:change-id="ct85857216"/> defection <text:change-start text:change-id="ct86172160"/><text:span text:style-name="T43">they both</text:span><text:change-end text:change-id="ct86172160"/><text:change text:change-id="ct88582768"/>get pay<text:change-start text:change-id="ct75714240"/><text:span text:style-name="T43">ed a smaller reward</text:span><text:change-end text:change-id="ct75714240"/><text:change text:change-id="ct87154576"/> P (<text:change text:change-id="ct79187440"/><text:change-start text:change-id="ct77325280"/><text:span text:style-name="T43">p</text:span><text:change-end text:change-id="ct77325280"/>unishment)<text:change-start text:change-id="ct85862000"/> <text:span text:style-name="T51">than R</text:span><text:change-end text:change-id="ct85862000"/><text:change-start text:change-id="ct87913440"/>. <text:span text:style-name="T43">However</text:span><text:change-end text:change-id="ct87913440"/> <text:change text:change-id="ct77450928"/><text:s/>if one <text:change text:change-id="ct79898128"/><text:s/>cooperat<text:change-start text:change-id="ct78461632"/><text:span text:style-name="T43">es</text:span><text:change-end text:change-id="ct78461632"/><text:change text:change-id="ct80107904"/> and the second player <text:change text:change-id="ct86980752"/><text:s/>defect<text:change-start text:change-id="ct86917216"/><text:span text:style-name="T43">s</text:span><text:change-end text:change-id="ct86917216"/><text:change text:change-id="ct77333504"/><text:change-start text:change-id="ct76925824"/>,<text:change-end text:change-id="ct76925824"/> the first<text:change-start text:change-id="ct73495792"/> <text:span text:style-name="T43">one</text:span><text:change-end text:change-id="ct73495792"/> get<text:change-start text:change-id="ct76641648"/><text:span text:style-name="T43">s</text:span><text:change-end text:change-id="ct76641648"/> pay<text:change-start text:change-id="ct74947552"/><text:span text:style-name="T43">ed</text:span><text:change-end text:change-id="ct74947552"/><text:change text:change-id="ct79404608"/> S (sucker) and other <text:change-start text:change-id="ct80130064"/><text:span text:style-name="T43">receives</text:span><text:change-end text:change-id="ct80130064"/><text:change text:change-id="ct86280912"/><text:change-start text:change-id="ct79776064"/> <text:span text:style-name="T51">the best amount</text:span><text:change-end text:change-id="ct79776064"/> T (temptation) where <text:change-start text:change-id="ct87287856"/><text:span text:style-name="T44">the </text:span><text:change-end text:change-id="ct87287856"/>pay-off matrix maintain<text:change-start text:change-id="ct86442224"/><text:span text:style-name="T44">s</text:span><text:change-end text:change-id="ct86442224"/> <text:change-start text:change-id="ct80896064"/><text:span text:style-name="T44">the </text:span><text:change-end text:change-id="ct80896064"/>inequality T&gt;R&gt;P&gt;S.</text:p>
      <text:p text:style-name="P1">Both <text:change-start text:change-id="ct80896256"/><text:span text:style-name="T45">the iterated Prisoner's Dilemma</text:span><text:change-end text:change-id="ct80896256"/><text:change-start text:change-id="ct87192432"/><text:span text:style-name="T45"> (</text:span><text:change-end text:change-id="ct87192432"/>iPD<text:change-start text:change-id="ct87724384"/><text:span text:style-name="T45">)</text:span><text:change-end text:change-id="ct87724384"/> and <text:change-start text:change-id="ct87538176"/><text:span text:style-name="T45">the </text:span><text:change-end text:change-id="ct87538176"/>Evolutionary Stable Strategies <text:change-start text:change-id="ct86224672"/><text:span text:style-name="T5">(E</text:span><text:change-end text:change-id="ct86224672"/><text:change-start text:change-id="ct86824192"/><text:span text:style-name="T5">SS)</text:span><text:change-end text:change-id="ct86824192"/>(von Neumann and Morgenstern, 1944<text:change-start text:change-id="ct60243616"/>;<text:change-end text:change-id="ct60243616"/><text:change text:change-id="ct77707008"/> <text:change text:change-id="ct78274944"/><text:s/>Nash, 1949) predict, or <text:change text:change-id="ct80853680"/><text:change-start text:change-id="ct87334912"/><text:span text:style-name="T45">suggest</text:span><text:change-end text:change-id="ct87334912"/>, what behavior (strategy) is likely to <text:change-start text:change-id="ct77849760"/><text:span text:style-name="T45">occur</text:span><text:change-end text:change-id="ct77849760"/><text:change text:change-id="ct80108928"/> <text:change-start text:change-id="ct86262768"/><text:span text:style-name="T51">if </text:span><text:change-end text:change-id="ct86262768"/><text:change text:change-id="ct86805280"/><text:s/><text:change-start text:change-id="ct86938896"/><text:span text:style-name="T51">a ESS </text:span><text:change-end text:change-id="ct86938896"/><text:change text:change-id="ct80018960"/>is adopt by the population, in such a way, no minority using a another strategy can invade (<text:change text:change-id="ct88631616"/>Smith, 1974). When the 2x2 <text:change-start text:change-id="ct88202624"/><text:span text:style-name="T45">PD</text:span><text:change-end text:change-id="ct88202624"/><text:change text:change-id="ct88527536"/> is play<text:change text:change-id="ct87518976"/><text:change-start text:change-id="ct57272656"/><text:span text:style-name="T45">ed</text:span><text:change-end text:change-id="ct57272656"/> <text:change text:change-id="ct88591728"/><text:change-start text:change-id="ct77703648"/><text:span text:style-name="T45">only for one time</text:span><text:change-end text:change-id="ct77703648"/> the <text:change text:change-id="ct77703840"/><text:change-start text:change-id="ct78885488"/><text:span text:style-name="T5">best</text:span><text:change-end text:change-id="ct78885488"/> ESS <text:change-start text:change-id="ct78885680"/><text:span text:style-name="T51">i</text:span><text:change-end text:change-id="ct78885680"/><text:change text:change-id="ct78460272"/>s Defeat strategy. Nevertheless, when <text:change-start text:change-id="ct77607328"/><text:span text:style-name="T5">the</text:span><text:change-end text:change-id="ct77607328"/><text:change text:change-id="ct77607520"/> pay-off matrix <text:change-start text:change-id="ct86192688"/><text:span text:style-name="T5">employed</text:span><text:change-end text:change-id="ct86192688"/><text:change text:change-id="ct86192880"/> meets 2R&gt;T+P and <text:change-start text:change-id="ct80988240"/><text:span text:style-name="T5">the game is </text:span><text:change-end text:change-id="ct80988240"/>play<text:change-start text:change-id="ct80988432"/><text:span text:style-name="T5">ed</text:span><text:change-end text:change-id="ct80988432"/> <text:change-start text:change-id="ct78126928"/><text:span text:style-name="T5">an </text:span><text:change-end text:change-id="ct78126928"/>indefinite numbers of times<text:change-start text:change-id="ct78127120"/>,<text:change-end text:change-id="ct78127120"/> the best strategy is mutual cooperation.<office:annotation office:name="__Annotation__627_1199360106"><dc:creator>Autor desconocido</dc:creator><dc:date>2016-12-01T13:58:16</dc:date><text:list text:continue-numbering="true" text:style-name=""><text:list-item><text:p>No se entiente. Es decir con otras palabras lo de la oración anterior? </text:p></text:list-item></text:list></office:annotation> <text:change text:change-id="ct76875232"/><text:change text:change-id="ct86284832"/><text:change text:change-id="ct77627248"/><text:change text:change-id="ct76905920"/><text:change text:change-id="ct86755488"/><text:change text:change-id="ct86961152"/><text:change-start text:change-id="ct76875424"/><text:s/><text:span text:style-name="T6">e.i. if one stop reciprocity behavior the best option change to defeat</text:span><text:change-end text:change-id="ct76875424"/>. Axelrod and Hamilton (1981) <text:change-start text:change-id="ct86562592"/><text:span text:style-name="T5">showed</text:span><text:change-end text:change-id="ct86562592"/><text:change text:change-id="ct77853408"/> that some organism's symbiosis can be underst<text:change-start text:change-id="ct77675024"/><text:span text:style-name="T5">ood</text:span><text:change-end text:change-id="ct77675024"/><text:change text:change-id="ct77853632"/> through <text:change-start text:change-id="ct77840320"/><text:span text:style-name="T5">the </text:span><text:change-end text:change-id="ct77840320"/>reciprocal altruism's model<text:change text:change-id="ct86425104"/> <text:change text:change-id="ct86425328"/><text:change-start text:change-id="ct80472320"/><text:span text:style-name="T6">and if </text:span><text:change-end text:change-id="ct80472320"/><text:change text:change-id="ct80472512"/>organisms can remember <text:change-start text:change-id="ct76880528"/><text:span text:style-name="T5">the outcome of </text:span><text:change-end text:change-id="ct76880528"/>at least one previous interaction<text:change text:change-id="ct86065216"/> and they are able to<text:change-start text:change-id="ct86065440"/> <text:span text:style-name="T6">recognize </text:span><text:change-end text:change-id="ct86065440"/><text:change text:change-id="ct78497040"/><text:s/><text:change-start text:change-id="ct78497264"/><text:span text:style-name="T6">different </text:span><text:change-end text:change-id="ct78497264"/><text:change text:change-id="ct77173200"/>partner<text:change-start text:change-id="ct77173424"/><text:span text:style-name="T6">s</text:span><text:change-end text:change-id="ct77173424"/><text:change text:change-id="ct78064592"/><text:change-start text:change-id="ct78686208"/><office:annotation office:name="__Annotation__628_1199360106"><dc:date>0000-00-00T00:00:00</dc:date><text:list text:continue-numbering="true" text:style-name=""><text:list-item><text:p/></text:list-item></text:list></office:annotation><text:change-end text:change-id="ct78686208"/><text:change-start text:change-id="ct78064816"/>,<text:change-end text:change-id="ct78064816"/> then the strategies situation <text:change text:change-id="ct78686400"/><text:change-start text:change-id="ct76873312"/><text:span text:style-name="T5">includes a</text:span><text:change-end text:change-id="ct76873312"/> much richer set of possibilities. They present a ESS for <text:change text:change-id="ct76873504"/><text:change-start text:change-id="ct77946176"/><text:span text:style-name="T5">i</text:span><text:change-end text:change-id="ct77946176"/>PD that <text:change text:change-id="ct77946368"/><text:change-start text:change-id="ct73559040"/><text:span text:style-name="T5">combines</text:span><text:change-end text:change-id="ct73559040"/> robustness and stability <text:change text:change-id="ct78519344"/><text:change-start text:change-id="ct87636512"/><text:span text:style-name="T5">with</text:span><text:change-end text:change-id="ct87636512"/> initial viability, called TIT FOR TAT. <text:change-start text:change-id="ct86500032"/><text:span text:style-name="T5">This strategy </text:span><text:change-end text:change-id="ct86500032"/><text:change text:change-id="ct86500224"/><text:s/>arise<text:change-start text:change-id="ct87321232"/><text:span text:style-name="T5">d</text:span><text:change-end text:change-id="ct87321232"/> as the winner strategy, submitted by Anatol Rapoport<text:change-start text:change-id="ct88137296"/>,<text:change-end text:change-id="ct88137296"/> in the Robert Axelrod's computer tournament, because <text:change text:change-id="ct87592432"/><text:s/>it can survive inva<text:change-start text:change-id="ct79236880"/><text:span text:style-name="T5">tions</text:span><text:change-end text:change-id="ct79236880"/><text:change text:change-id="ct79237072"/> <text:change text:change-id="ct87577632"/><text:change-start text:change-id="ct87628272"/><text:span text:style-name="T5">from</text:span><text:change-end text:change-id="ct87628272"/> other strategies. The highly simple strategy <text:change-start text:change-id="ct80713968"/><text:span text:style-name="T5">consists in </text:span><text:change-end text:change-id="ct80713968"/><text:change text:change-id="ct80714160"/><text:s/>cooperat<text:change text:change-id="ct81125296"/><text:change-start text:change-id="ct77945936"/><text:span text:style-name="T5">ing</text:span><text:change-end text:change-id="ct77945936"/> on the first move and then doing whatever the <text:change-start text:change-id="ct87813568"/><text:span text:style-name="T5">opponent</text:span><text:change-end text:change-id="ct87813568"/><text:change text:change-id="ct87813760"/> did on the preceding move.</text:p>
      <text:p text:style-name="P7">..............</text:p>
      <text:p text:style-name="P4"><text:span text:style-name="T2">Thus, many experimenters have tried to understand different aspects of reciprocal altruism behavior in animals and whether non-human animals with less </text:span><text:change-start text:change-id="ct86398656"/><text:span text:style-name="T19">cognitive </text:span><text:change-end text:change-id="ct86398656"/><text:span text:style-name="T2">abilit</text:span><text:change text:change-id="ct80336672"/><text:change-start text:change-id="ct77904864"/><text:span text:style-name="T19">ies</text:span><text:change-end text:change-id="ct77904864"/><text:span text:style-name="T2"> can solve iPD. </text:span><text:change text:change-id="ct77593856"/><text:change text:change-id="ct77537072"/><text:change text:change-id="ct78926912"/><text:span text:style-name="T2">Green, Price and Hamburger (1995) assess</text:span><text:change-start text:change-id="ct77571024"/><text:span text:style-name="T20">ed</text:span><text:change-end text:change-id="ct77571024"/><text:span text:style-name="T2"> </text:span><text:change text:change-id="ct87929872"/><text:change-start text:change-id="ct87506928"/><text:span text:style-name="T20">the iPD</text:span><text:change-end text:change-id="ct87506928"/><text:span text:style-name="T2"> game o</text:span><text:change text:change-id="ct88116272"/><text:change-start text:change-id="ct86435280"/><text:span text:style-name="T20">n</text:span><text:change-end text:change-id="ct86435280"/><text:span text:style-name="T2"> pigeons and observed that birds are </text:span><text:change-start text:change-id="ct87577856"/><text:span text:style-name="T20">very</text:span><text:change-end text:change-id="ct87577856"/><text:change text:change-id="ct81125520"/><text:span text:style-name="T2"> impulsive and prefer small immediate </text:span><text:change-start text:change-id="ct78519568"/><text:span text:style-name="T20">rewards</text:span><text:change-end text:change-id="ct78519568"/><text:change text:change-id="ct87941088"/><text:span text:style-name="T2"> rather than big</text:span><text:change-start text:change-id="ct79965232"/><text:span text:style-name="T2">,</text:span><text:change-end text:change-id="ct79965232"/><text:span text:style-name="T2"> long-term</text:span><text:change-start text:change-id="ct79373328"/><text:span text:style-name="T2">,</text:span><text:change-end text:change-id="ct79373328"/><text:span text:style-name="T2"> delayed </text:span><text:change-start text:change-id="ct87685936"/><text:span text:style-name="T20">rewards</text:span><text:change-end text:change-id="ct87685936"/><text:change text:change-id="ct79505632"/><text:span text:style-name="T2">. Stevens and Stephens (2003) </text:span><text:change text:change-id="ct86316656"/><text:change-start text:change-id="ct58271520"/><text:span text:style-name="T20">trained</text:span><text:change-end text:change-id="ct58271520"/><text:span text:style-name="T2"> </text:span><text:change text:change-id="ct80057664"/><text:change-start text:change-id="ct87321424"/><text:span text:style-name="T20">b</text:span><text:change-end text:change-id="ct87321424"/><text:span text:style-name="T2">lue jays</text:span><text:change-start text:change-id="ct73559232"/><text:span text:style-name="T2"> </text:span><text:span text:style-name="T20">(</text:span><text:span text:style-name="Emphasis">Cyanocitta cristata</text:span>)<text:change-end text:change-id="ct73559232"/><text:span text:style-name="T2"> </text:span><text:change text:change-id="ct87043440"/><text:change-start text:change-id="ct86686256"/><text:span text:style-name="T20">using</text:span><text:change-end text:change-id="ct86686256"/><text:span text:style-name="T2"> four different pay-off matri</text:span><text:change-start text:change-id="ct87636704"/><text:span text:style-name="T20">ces</text:span><text:change-end text:change-id="ct87636704"/><text:change text:change-id="ct58375168"/><text:span text:style-name="T2">, where one of them </text:span><text:change text:change-id="ct86534016"/><text:change-start text:change-id="ct87628464"/><text:span text:style-name="T20">was</text:span><text:change-end text:change-id="ct87628464"/><text:span text:style-name="T2"> the iPD matrix, </text:span><text:change-start text:change-id="ct77628272"/><text:span text:style-name="T20">with a</text:span><text:change-end text:change-id="ct77628272"/><text:change text:change-id="ct77528624"/><text:span text:style-name="T2"> special dual operant box. This study found little cooperation in </text:span><text:change-start text:change-id="ct87803008"/><text:span text:style-name="T20">PD</text:span><text:change-end text:change-id="ct87803008"/><text:change text:change-id="ct87803200"/><text:span text:style-name="T2"> treatment and this findings suggest that </text:span><text:change-start text:change-id="ct86189968"/><text:span text:style-name="T20">blue </text:span><text:change-end text:change-id="ct86189968"/><text:span text:style-name="T2">jays don't cooperate when immediate benefit is available (defect only), even if a long-term benefit may exist. Then </text:span><text:change text:change-id="ct79794608"/><text:span text:style-name="T2">Steven </text:span><text:change-start text:change-id="ct86508848"/><text:span text:style-name="T20">and </text:span><text:change-end text:change-id="ct86508848"/><text:change-start text:change-id="ct79690000"/><text:span text:style-name="T20">colleages</text:span><text:change-end text:change-id="ct79690000"/><text:change text:change-id="ct79690192"/><text:span text:style-name="T2"> (2002 and 2005) inspired by </text:span><text:change-start text:change-id="ct88040544"/><text:span text:style-name="T20">the </text:span><text:change-end text:change-id="ct88040544"/><text:span text:style-name="T2">low level</text:span><text:change-start text:change-id="ct87957200"/><text:span text:style-name="T20">s</text:span><text:change-end text:change-id="ct87957200"/><text:span text:style-name="T2"> of cooperation </text:span><text:change-start text:change-id="ct86442736"/><text:span text:style-name="T20">observed </text:span><text:change-end text:change-id="ct86442736"/><text:span text:style-name="T2">(Gardner </text:span><text:change-start text:change-id="ct85863952"/><text:span text:style-name="T7">et al</text:span><text:change-end text:change-id="ct85863952"/><text:change text:change-id="ct85864144"/><text:change-start text:change-id="ct87617616"/><text:span text:style-name="T7">.</text:span><text:change-end text:change-id="ct87617616"/><text:change-start text:change-id="ct87689040"/><text:span text:style-name="T7">,</text:span><text:change-end text:change-id="ct87689040"/><text:span text:style-name="T2"> 1984</text:span><text:change-start text:change-id="ct86785632"/><text:span text:style-name="T2">;</text:span><text:change-end text:change-id="ct86785632"/><text:change text:change-id="ct86785824"/><text:span text:style-name="T2"> Clements and Stephens</text:span><text:change-start text:change-id="ct77093904"/><text:span text:style-name="T2">,</text:span><text:change-end text:change-id="ct77093904"/><text:span text:style-name="T2"> 1995</text:span><text:change-start text:change-id="ct86169440"/><text:span text:style-name="T2">;</text:span><text:change-end text:change-id="ct86169440"/><text:change text:change-id="ct86169632"/><text:span text:style-name="T2"> Flood </text:span><text:change-start text:change-id="ct87516128"/><text:span text:style-name="T7">et al.</text:span><text:change-end text:change-id="ct87516128"/><text:change-start text:change-id="ct76612640"/><text:span text:style-name="T7">,</text:span><text:change-end text:change-id="ct76612640"/><text:span text:style-name="T2"> 1983</text:span><text:change-start text:change-id="ct87326784"/><text:span text:style-name="T2">;</text:span><text:change-end text:change-id="ct87326784"/><text:change text:change-id="ct87326976"/><text:span text:style-name="T2"> Green </text:span><text:change-start text:change-id="ct87575264"/><text:span text:style-name="T7">et al.</text:span><text:change-end text:change-id="ct87575264"/><text:change-start text:change-id="ct80165872"/><text:span text:style-name="T7">,</text:span><text:change-end text:change-id="ct80165872"/><text:span text:style-name="T2"> 1995) proposed </text:span><text:change-start text:change-id="ct79420016"/><text:span text:style-name="T22">assess over iPD frame to the e</text:span><text:change-end text:change-id="ct79420016"/><text:change-start text:change-id="ct86718512"/><text:span text:style-name="T22">ffect of a </text:span><text:change-end text:change-id="ct86718512"/><text:span text:style-name="T2">pay</text:span><text:change-start text:change-id="ct77648672"/><text:span text:style-name="T2">-</text:span><text:change-end text:change-id="ct77648672"/><text:span text:style-name="T2">off accumulation and temporal clumping</text:span><text:change-start text:change-id="ct80992976"/><text:span text:style-name="T2"> </text:span><text:span text:style-name="T22">treatment</text:span><text:change-end text:change-id="ct80992976"/><text:span text:style-name="T2"> to iPD game using blue jays in a</text:span><text:change-start text:change-id="ct86662256"/><text:span text:style-name="T20">n</text:span><text:change-end text:change-id="ct86662256"/><text:change text:change-id="ct86731616"/><text:span text:style-name="T2"> apparatus that consisted of side by side V-shaped compartment</text:span><text:change-start text:change-id="ct46222336"/><text:span text:style-name="T20">s</text:span><text:change-end text:change-id="ct46222336"/><text:span text:style-name="T2">. They found that combi</text:span><text:change-start text:change-id="ct73423600"/><text:span text:style-name="T20">ning</text:span><text:change-end text:change-id="ct73423600"/><text:change text:change-id="ct73599488"/><text:span text:style-name="T2"> both accumulation and clumping treatment birds show</text:span><text:change-start text:change-id="ct73494592"/><text:span text:style-name="T20">ed</text:span><text:change-end text:change-id="ct73494592"/><text:span text:style-name="T2"> a level of cooperation </text:span><text:change-start text:change-id="ct80937024"/><text:span text:style-name="T20">that </text:span><text:change-end text:change-id="ct80937024"/><text:change-start text:change-id="ct46318320"/><text:span text:style-name="T22">scar</text:span><text:span text:style-name="T23">c</text:span><text:span text:style-name="T22">e</text:span><text:change-end text:change-id="ct46318320"/><text:change-start text:change-id="ct77089456"/><text:span text:style-name="T23">ly </text:span><text:change-end text:change-id="ct77089456"/><text:change-start text:change-id="ct76797616"/><text:span text:style-name="T20">surpassed</text:span><text:change-end text:change-id="ct76797616"/><text:change text:change-id="ct76797808"/><text:span text:style-name="T2"> chance choice. </text:span><text:change-start text:change-id="ct87265216"/><text:span text:style-name="T20">However, </text:span><text:change-end text:change-id="ct87265216"/><text:change text:change-id="ct87033024"/><text:span text:style-name="T2"><text:s/>Danchin </text:span><text:change-start text:change-id="ct85721616"/><text:span text:style-name="T20">and </text:span><text:soft-page-break/><text:span text:style-name="T20">colleages</text:span><text:change-end text:change-id="ct85721616"/><text:change text:change-id="ct85721872"/><text:span text:style-name="T2"> (2006) criticized </text:span><text:change-start text:change-id="ct80875344"/><text:span text:style-name="T23">th</text:span><text:change-end text:change-id="ct80875344"/><text:change-start text:change-id="ct87512752"/><text:span text:style-name="T24">e Steven's experiment </text:span><text:change-end text:change-id="ct87512752"/><text:change text:change-id="ct86714144"/><text:change text:change-id="ct86663168"/><text:change text:change-id="ct86662944"/><text:span text:style-name="T2"><text:s/>arguing that</text:span><text:change-start text:change-id="ct86843216"/><text:span text:style-name="T2"> </text:span><text:span text:style-name="T24">each accumulation block the</text:span><text:change-end text:change-id="ct86843216"/><text:span text:style-name="T2"> iPD payoff matrix becomes stag hung matrix</text:span><text:change-start text:change-id="ct87031072"/> <text:span text:style-name="T54">(whereby the temptation outcome, T, leave to be the best reward, R&gt;T</text:span><text:span text:style-name="T49">≥</text:span><text:span text:style-name="T54">P&gt;S)</text:span><text:change-end text:change-id="ct87031072"/><text:span text:style-name="T2"> </text:span><text:change text:change-id="ct79150976"/><text:change-start text:change-id="ct76899248"/><text:span text:style-name="T23"><text:s/>because </text:span><text:change-end text:change-id="ct76899248"/><text:change-start text:change-id="ct86643808"/><text:span text:style-name="T24">the bird </text:span><text:change-end text:change-id="ct86643808"/><text:change-start text:change-id="ct77740864"/><text:span text:style-name="T24">quantify the e</text:span><text:change-end text:change-id="ct77740864"/><text:change-start text:change-id="ct77303344"/><text:span text:style-name="T24">ffect</text:span><text:span text:style-name="T25">i</text:span><text:span text:style-name="T24">ve amount </text:span><text:change-end text:change-id="ct77303344"/><text:change-start text:change-id="ct44270896"/><text:span text:style-name="T24">after four trials</text:span><text:change-end text:change-id="ct44270896"/><text:span text:style-name="T2">. Adams and Mesterton-Gibbons point</text:span><text:change text:change-id="ct90408384"/><text:change-start text:change-id="ct78961440"/><text:span text:style-name="T20">ed</text:span><text:change-end text:change-id="ct78961440"/><text:span text:style-name="T2"> out that in </text:span><text:change-start text:change-id="ct80043632"/><text:span text:style-name="T20">a different study by </text:span><text:change-end text:change-id="ct80043632"/><text:span text:style-name="T2">Stevens </text:span><text:change text:change-id="ct77068256"/><text:change-start text:change-id="ct79008800"/><text:span text:style-name="T20">And colleages </text:span><text:change-end text:change-id="ct79008800"/><text:span text:style-name="T2">(2002) </text:span><text:change text:change-id="ct80066016"/><text:span text:style-name="T2">birds care less about the immediacy of reward if seeds accumulation in a transparent food tray for some time before being deliver</text:span><text:change-start text:change-id="ct86862128"/><text:span text:style-name="T20">ed</text:span><text:change-end text:change-id="ct86862128"/><text:span text:style-name="T2">. </text:span><text:change-start text:change-id="ct79233520"/></text:p>
      <text:p text:style-name="P4"><text:change-end text:change-id="ct79233520"/><text:span text:style-name="T2">Moreover, Mendres and Waal(2000) and Waal(2000), used a pulling task </text:span><text:change text:change-id="ct80066240"/><text:change-start text:change-id="ct88660960"/><text:span text:style-name="T21">in </text:span><text:change-end text:change-id="ct88660960"/><text:span text:style-name="T2"><text:s/></text:span><text:change text:change-id="ct78880304"/><text:change-start text:change-id="ct77677504"/><text:span text:style-name="T21">c</text:span><text:change-end text:change-id="ct77677504"/><text:span text:style-name="T2">apuchin monkeys (</text:span><text:change text:change-id="ct90384832"/><text:change-start text:change-id="ct76859824"/><text:span text:style-name="T17">C</text:span><text:change-end text:change-id="ct76859824"/><text:change-start text:change-id="ct80944640"/><text:span text:style-name="T7">ebus apella</text:span><text:change-end text:change-id="ct80944640"/><text:span text:style-name="T2">) and a chamber divided </text:span><text:change text:change-id="ct88086080"/><text:change-start text:change-id="ct87692480"/><text:span text:style-name="T21">with</text:span><text:change-end text:change-id="ct87692480"/><text:span text:style-name="T2"> mesh to test</text:span><text:change text:change-id="ct86661984"/><text:span text:style-name="T2"> cooperation. </text:span><text:change-start text:change-id="ct80992704"/><text:span text:style-name="T21">As a result,</text:span><text:change-end text:change-id="ct80992704"/><text:change text:change-id="ct87078656"/><text:span text:style-name="T2"> monkeys c</text:span><text:change text:change-id="ct79008528"/><text:change-start text:change-id="ct87456624"/><text:span text:style-name="T21">ould</text:span><text:change-end text:change-id="ct87456624"/><text:span text:style-name="T2"> adjust pulling task behavior according to their partner's presence and</text:span><text:change-start text:change-id="ct77134448"/><text:span text:style-name="T2"> </text:span><text:span text:style-name="T21">in turn</text:span><text:change-end text:change-id="ct77134448"/><text:span text:style-name="T2"> the food shared behavior depend</text:span><text:change-start text:change-id="ct80379360"/><text:span text:style-name="T21">ed</text:span><text:change-end text:change-id="ct80379360"/><text:span text:style-name="T2"> of quality of own and partner foods. Similarly, using a pulling task to give food to a partner and receive from a altruistic partner Hause</text:span><text:change-start text:change-id="ct86955008"/><text:span text:style-name="T2"> </text:span><text:span text:style-name="T21">and colleagues</text:span><text:change-end text:change-id="ct86955008"/><text:change text:change-id="ct91290448"/><text:span text:style-name="T2">(2003) evaluated altruistic food giving behavior where shar</text:span><text:change text:change-id="ct58230800"/><text:change-start text:change-id="ct85845984"/><text:span text:style-name="T21">ing</text:span><text:change-end text:change-id="ct85845984"/><text:span text:style-name="T2"> food through </text:span><text:change-start text:change-id="ct78892960"/><text:span text:style-name="T21">the </text:span><text:change-end text:change-id="ct78892960"/><text:span text:style-name="T2">mesh was not allowed over genetically unrelated cotton-top tamarin mokeys</text:span><text:change-start text:change-id="ct86435472"/><text:span text:style-name="T21">(</text:span><text:span text:style-name="T17">Saguinus oedipus</text:span><text:span text:style-name="T21">)</text:span><text:change-end text:change-id="ct86435472"/><text:span text:style-name="T2"> and showed that monkeys give more or less foods to </text:span><text:change-start text:change-id="ct88116464"/><text:span text:style-name="T21">their </text:span><text:change-end text:change-id="ct88116464"/><text:span text:style-name="T2">partner</text:span><text:change-start text:change-id="ct86579472"/><text:span text:style-name="T21">s</text:span><text:change-end text:change-id="ct86579472"/><text:span text:style-name="T2"> taking into account wh</text:span><text:change-start text:change-id="ct79692736"/><text:span text:style-name="T26">o</text:span><text:change-end text:change-id="ct79692736"/><text:change-start text:change-id="ct86425856"/><text:span text:style-name="T26">m</text:span><text:change-end text:change-id="ct86425856"/><text:change text:change-id="ct78244928"/><text:span text:style-name="T2"> was altruistic and wh</text:span><text:change-start text:change-id="ct87354432"/><text:span text:style-name="T26">o</text:span><text:change-end text:change-id="ct87354432"/><text:change-start text:change-id="ct87864208"/><text:span text:style-name="T26">m</text:span><text:change-end text:change-id="ct87864208"/><text:change text:change-id="ct91369744"/><text:span text:style-name="T2"> not.</text:span></text:p>
      <text:p text:style-name="P5">Knowing that primates have high psychological capabilit<text:change text:change-id="ct74763488"/><text:change-start text:change-id="ct60235632"/><text:span text:style-name="T8">ies</text:span><text:change-end text:change-id="ct60235632"/><text:change-start text:change-id="ct78065648"/><text:span text:style-name="T8"> (cita)</text:span><text:change-end text:change-id="ct78065648"/><text:change text:change-id="ct87503744"/> we can expect that these <text:change text:change-id="ct86614400"/><text:s/>animals can <text:change text:change-id="ct76784912"/><text:s/>learn reciprocal altruism despite of <text:change text:change-id="ct77803136"/>not perform<text:change-start text:change-id="ct87480864"/><text:span text:style-name="T8">ing</text:span><text:change-end text:change-id="ct87480864"/> this behavior in <text:change-start text:change-id="ct77926944"/><text:span text:style-name="T8">the </text:span><text:change-end text:change-id="ct77926944"/>wild<text:change text:change-id="ct80261184"/><text:change-start text:change-id="ct87772336"/>.<text:change-end text:change-id="ct87772336"/> <text:change-start text:change-id="ct76778080"/><text:span text:style-name="T8">It's </text:span><text:change-end text:change-id="ct76778080"/><text:change text:change-id="ct73494784"/>interesting <text:change-start text:change-id="ct87210448"/><text:span text:style-name="T8">then to</text:span><text:change-end text:change-id="ct87210448"/><text:change-start text:change-id="ct79794832"/><text:span text:style-name="T8"> investigat</text:span><text:change-end text:change-id="ct79794832"/><text:change-start text:change-id="ct87680576"/><text:span text:style-name="T8">e</text:span><text:change-end text:change-id="ct87680576"/><text:change-start text:change-id="ct77089648"/><text:span text:style-name="T8">e</text:span><text:change-end text:change-id="ct77089648"/><text:change text:change-id="ct77460176"/> whether animals with less <text:change-start text:change-id="ct46222528"/><text:span text:style-name="T8">cognitive habilities</text:span><text:change-end text:change-id="ct46222528"/><text:change text:change-id="ct77395376"/> can learn reciprocal altruism. <text:change-start text:change-id="ct77551152"/><text:span text:style-name="T8">Using silimar protocols than the ones used for primates</text:span><text:change-end text:change-id="ct77551152"/><text:change text:change-id="ct44271088"/>, Rutte and Taborsky (2007) assess<text:change-start text:change-id="ct87031264"/><text:span text:style-name="T8">ed</text:span><text:change-end text:change-id="ct87031264"/> generalized reciprocity in female rats (<text:change-start text:change-id="ct86189632"/><text:span text:style-name="T10">Rattus norvegicus</text:span><text:change-end text:change-id="ct86189632"/>) by means of a alternating pulling task<text:change-start text:change-id="ct76899520"/> <text:span text:style-name="T8">in a </text:span><office:annotation office:name="__Annotation__699_1199360106"><dc:creator>Autor desconocido</dc:creator><dc:date>2016-12-01T14:41:30</dc:date><text:list text:continue-numbering="true" text:style-name=""><text:list-item><text:p>cita</text:p></text:list-item></text:list></office:annotation>Wall <text:span text:style-name="T46">and</text:span> Menders<office:annotation-end office:name="__Annotation__699_1199360106"/> <text:span text:style-name="T8">chamber adapted for rats</text:span><text:change-end text:change-id="ct76899520"/><text:change-start text:change-id="ct86508560"/>. <text:span text:style-name="T8">In this protocol,</text:span><text:change-end text:change-id="ct86508560"/> <text:change text:change-id="ct73599712"/><text:s/>the focal rats adopt a role of either <text:change-start text:change-id="ct78697136"/>“<text:change-end text:change-id="ct78697136"/>helper<text:change-start text:change-id="ct86731840"/>”<text:change-end text:change-id="ct86731840"/> <text:change text:change-id="ct87033248"/><text:change-start text:change-id="ct86190160"/><text:s/><text:span text:style-name="T8">in which the</text:span><text:change-end text:change-id="ct86190160"/><text:change-start text:change-id="ct80166064"/><text:span text:style-name="T8">y</text:span><text:change-end text:change-id="ct80166064"/> give food to a partner or <text:change text:change-id="ct79151200"/><text:s/><text:change-start text:change-id="ct86569616"/>“<text:change-end text:change-id="ct86569616"/>receiver<text:change-start text:change-id="ct77094096"/>” <text:span text:style-name="T8">where thay take</text:span><text:change-end text:change-id="ct77094096"/> food from a partner<text:change text:change-id="ct87957392"/>. Generalized reciprocity is kind of reciprocal altruism between unrelated individuals where individual make altruistic behavior<text:change-start text:change-id="ct86873344"/><text:span text:style-name="T8">s</text:span><text:change-end text:change-id="ct86873344"/> by previous social experience irrespective of partner identity. <text:change-start text:change-id="ct76719888"/><text:span text:style-name="T55">The Taborsky's e</text:span><text:change-end text:change-id="ct76719888"/><text:change text:change-id="ct87923728"/>xperiment was carried out with two phase<text:change-start text:change-id="ct87814560"/><text:span text:style-name="T46">s:</text:span><text:change-end text:change-id="ct87814560"/><text:change text:change-id="ct86951104"/> <text:change-start text:change-id="ct79852720"/><text:span text:style-name="T46">in </text:span><text:change-end text:change-id="ct79852720"/><text:change text:change-id="ct77094544"/><text:change-start text:change-id="ct77068480"/><text:span text:style-name="T46">t</text:span><text:change-end text:change-id="ct77068480"/>he first, pre-training<text:change-start text:change-id="ct85725712"/>,<text:change-end text:change-id="ct85725712"/> phase <text:change text:change-id="ct77577248"/><text:s/><text:change-start text:change-id="ct78169824"/><text:span text:style-name="T46">the </text:span><text:change-end text:change-id="ct78169824"/><office:annotation office:name="__Annotation__745_1199360106"><dc:creator>Autor desconocido</dc:creator><dc:date>2016-12-01T14:44:25</dc:date><text:list text:continue-numbering="true" text:style-name=""><text:list-item><text:p>Se puede poner “operator” también</text:p></text:list-item></text:list></office:annotation>experimenter<text:change-start text:change-id="ct76612832"/><office:annotation-end office:name="__Annotation__745_1199360106"/><text:change-end text:change-id="ct76612832"/> taught focal rats to perform alternating reciprocal task and <text:change-start text:change-id="ct88075280"/><text:span text:style-name="T46">in the </text:span><text:change-end text:change-id="ct88075280"/>second<text:change text:change-id="ct87617808"/> phase <office:annotation office:name="__Annotation__746_1199360106"><dc:creator>Autor desconocido</dc:creator><dc:date>2016-12-01T14:45:45</dc:date><text:list text:continue-numbering="true" text:style-name=""><text:list-item><text:p>No se entiende</text:p></text:list-item></text:list></office:annotation>that after receive help or not for several days from differents partners were<text:change-start text:change-id="ct86442928"/><office:annotation-end office:name="__Annotation__746_1199360106"/><text:change-end text:change-id="ct86442928"/> paired with a new partner in role of potential helper. They observe <text:change-start text:change-id="ct48638464"/><text:span text:style-name="T46">that </text:span><text:change-end text:change-id="ct48638464"/>the rats pull more frequently when <text:change-start text:change-id="ct86843408"/><text:span text:style-name="T46">they </text:span><text:change-end text:change-id="ct86843408"/>previously received interaction with <text:change-start text:change-id="ct85706992"/><text:span text:style-name="T46">a </text:span><text:change-end text:change-id="ct85706992"/>food-givers partner. <text:change text:change-id="ct78587232"/><text:change-start text:change-id="ct77648864"/><text:span text:style-name="T46">From an </text:span><text:change-end text:change-id="ct77648864"/>operant conditioning <text:change-start text:change-id="ct86822288"/><text:span text:style-name="T46">perspective, </text:span><text:change-end text:change-id="ct86822288"/><text:change text:change-id="ct87575456"/><text:s/><text:change-start text:change-id="ct78961632"/><text:span text:style-name="T46">we believe </text:span><text:change-end text:change-id="ct78961632"/>they ha<text:change text:change-id="ct86950336"/><text:change-start text:change-id="ct79420208"/><text:span text:style-name="T46">ve</text:span><text:change-end text:change-id="ct79420208"/><text:change-start text:change-id="ct77706224"/><text:span text:style-name="T46"> actually</text:span><text:change-end text:change-id="ct77706224"/> assessed extinction rate of pulling behavior after focal rats ha<text:change text:change-id="ct86538592"/><text:change-start text:change-id="ct76777536"/><text:span text:style-name="T46">ve</text:span><text:change-end text:change-id="ct76777536"/> or not received food for several days rather than ris<text:change text:change-id="ct86718704"/><text:change-start text:change-id="ct88040736"/><text:span text:style-name="T46">ing</text:span><text:change-end text:change-id="ct88040736"/> the frequency of behavior by interaction between players. Then, Rutte and Taborsky (2008) evaluate<text:change text:change-id="ct77531952"/> direct versus generalized reciprocity using the same experiment<text:change-start text:change-id="ct87099040"/><text:span text:style-name="T46">al</text:span><text:change-end text:change-id="ct87099040"/> set up. Direct reciprocity is a kind of reciprocate interaction in which a subject A cooperate<text:change-start text:change-id="ct87740528"/><text:span text:style-name="T46">s</text:span><text:change-end text:change-id="ct87740528"/> with B on account of B previously cooperate<text:change-start text:change-id="ct80388720"/><text:span text:style-name="T46">d</text:span><text:change-end text:change-id="ct80388720"/> with A. They observe that <text:change text:change-id="ct87516320"/><text:s/>the pull <text:soft-page-break/>rate is higher and its delay to pull is lower on direct reciprocity than generalized. This means that <text:change-start text:change-id="ct77554000"/><text:span text:style-name="T46">a </text:span><text:change-end text:change-id="ct77554000"/>know opponent is a more <office:annotation office:name="__Annotation__747_1199360106"><dc:creator>Autor desconocido</dc:creator><dc:date>2016-12-01T14:51:02</dc:date><text:list text:continue-numbering="true" text:style-name=""><text:list-item><text:p>Yo pondría, “strong” o quizas “salient”? </text:p></text:list-item></text:list></office:annotation>power<text:change text:change-id="ct87580208"/><text:change-start text:change-id="ct80872480"/><text:span text:style-name="T46">full</text:span><text:change-end text:change-id="ct80872480"/><text:change-start text:change-id="ct77741056"/><office:annotation-end office:name="__Annotation__747_1199360106"/><text:change-end text:change-id="ct77741056"/> stimulus than unknown. Taborsky <text:change-start text:change-id="ct87172800"/><text:span text:style-name="T46">and colleagues</text:span><text:change-end text:change-id="ct87172800"/><text:change text:change-id="ct87510192"/>(2012) <text:change-start text:change-id="ct90697504"/><text:span text:style-name="T46">have </text:span><text:change-end text:change-id="ct90697504"/>shown that rats reduced <text:change-start text:change-id="ct88042432"/><text:span text:style-name="T47">the</text:span><text:span text:style-name="T46"> </text:span><text:change-end text:change-id="ct88042432"/>pulling rate with increasing resistance to pull and Dolivo and Taborsky (2015) evi<text:change-start text:change-id="ct86714336"/><text:span text:style-name="T46">den</text:span><text:change-end text:change-id="ct86714336"/>nce that rats take <text:change-start text:change-id="ct80010752"/><text:span text:style-name="T46">into </text:span><text:change-end text:change-id="ct80010752"/>account the quality of <text:change-start text:change-id="ct86618960"/><text:span text:style-name="T46">the </text:span><text:change-end text:change-id="ct86618960"/>food<text:change text:change-id="ct90092064"/> received from <text:change-start text:change-id="ct46194080"/><text:span text:style-name="T46">the </text:span><text:change-end text:change-id="ct46194080"/>opponent <text:change text:change-id="ct80937216"/><text:change-start text:change-id="ct87144176"/><text:span text:style-name="T46">in</text:span><text:change-end text:change-id="ct87144176"/> future cooperation<text:change-start text:change-id="ct80875536"/> <text:change-end text:change-id="ct80875536"/>(pulling).</text:p>
      <text:p text:style-name="P6">-c<office:annotation office:name="__Annotation__751_1199360106"><dc:creator>Autor desconocido</dc:creator><dc:date>2016-12-01T14:54:15</dc:date><text:list text:continue-numbering="true" text:style-name=""><text:list-item><text:p>Quizás en discusión sea más atinente</text:p></text:list-item></text:list></office:annotation>reo que este párrafo no va<text:change-start text:change-id="ct46194272"/><office:annotation-end office:name="__Annotation__751_1199360106"/><text:change-end text:change-id="ct46194272"/>----In our search <text:change text:change-id="ct77328880"/><text:change-start text:change-id="ct86901440"/><text:span text:style-name="T46">for</text:span><text:change-end text:change-id="ct86901440"/> altruistic behavior <text:change-start text:change-id="ct78595536"/><text:span text:style-name="T46">in</text:span><text:change-end text:change-id="ct78595536"/><text:change text:change-id="ct77781056"/> non-humans and non-primate animals we maybe demur that rats behavior in <text:change-start text:change-id="ct79160480"/><text:span text:style-name="T46">T</text:span><text:change-end text:change-id="ct79160480"/><text:change text:change-id="ct30949536"/>aborsky's experiment didn't meet all <text:change-start text:change-id="ct88192080"/><text:span text:style-name="T46">of the </text:span><text:change-end text:change-id="ct88192080"/>conditions for reciprocal altruistic behavior<text:change-start text:change-id="ct78643856"/>. <text:span text:style-name="T46">Because </text:span>rats don't receive punishment for either punishment or temptation outcomes <text:span text:style-name="T46">they</text:span><text:change-end text:change-id="ct78643856"/> rather <text:change text:change-id="ct88577888"/><text:s/>assessed a <text:change-start text:change-id="ct77303536"/><text:span text:style-name="T46">diffe</text:span><text:change-end text:change-id="ct77303536"/><text:change-start text:change-id="ct80809264"/><text:span text:style-name="T46">rent </text:span><text:change-end text:change-id="ct80809264"/>type of reciprocity<text:change text:change-id="ct75559856"/>-----</text:p>
      <text:p text:style-name="P1">Reciprocal altruism <text:change text:change-id="ct85839312"/><text:change-start text:change-id="ct79959200"/><text:span text:style-name="T46">has been</text:span><text:change-end text:change-id="ct79959200"/> widely tested by <text:change text:change-id="ct79507760"/>iPD, <text:change-start text:change-id="ct87135616"/><text:s/><text:span text:style-name="T46">where </text:span><text:change-end text:change-id="ct87135616"/><text:change text:change-id="ct78469376"/>the individual's decision rules <text:change-start text:change-id="ct86436352"/><text:span text:style-name="T46">can be des</text:span><text:change-end text:change-id="ct86436352"/><text:change-start text:change-id="ct86875648"/><text:span text:style-name="T46">c</text:span><text:change-end text:change-id="ct86875648"/><text:change-start text:change-id="ct76735184"/><text:span text:style-name="T46">ribed </text:span><text:change-end text:change-id="ct76735184"/><text:change text:change-id="ct86879616"/><text:s/>by <text:change-start text:change-id="ct80798304"/><text:span text:style-name="T46">a </text:span><text:change-end text:change-id="ct80798304"/>transition vector t, r, p, s that reflect<text:change-start text:change-id="ct80354240"/><text:span text:style-name="T46">s</text:span><text:change-end text:change-id="ct80354240"/> the probability of cooperation when the previous trials resulted in outcomes of R, T, S or P, respectively (<text:change text:change-id="ct80043824"/><text:change-start text:change-id="ct90408576"/><text:span text:style-name="T46">S</text:span><text:change-end text:change-id="ct90408576"/>tevens and <text:change text:change-id="ct78554672"/><text:change-start text:change-id="ct80194224"/><text:span text:style-name="T46">S</text:span><text:change-end text:change-id="ct80194224"/>tephens,2004). <text:change-start text:change-id="ct79897456"/><text:span text:style-name="T46">I</text:span><text:change-end text:change-id="ct79897456"/><text:change text:change-id="ct78301296"/>f <text:change-start text:change-id="ct86576032"/><text:span text:style-name="T46">every </text:span><text:change-end text:change-id="ct86576032"/><text:change text:change-id="ct46212320"/><text:s/>component of <text:change-start text:change-id="ct85813696"/><text:span text:style-name="T46">this </text:span><text:change-end text:change-id="ct85813696"/>vector <text:change-start text:change-id="ct88008752"/><text:span text:style-name="T46">is</text:span><text:change-end text:change-id="ct88008752"/><text:change text:change-id="ct78924240"/> 0.5, the agent's decision rule is random<text:change text:change-id="ct79218416"/> irrespective <text:change-start text:change-id="ct88575312"/><text:span text:style-name="T46">of the </text:span><text:change-end text:change-id="ct88575312"/>last outcome. Part of <text:change-start text:change-id="ct79742176"/><text:s/><text:span text:style-name="T46">the</text:span><text:change-end text:change-id="ct79742176"/><text:change text:change-id="ct80829712"/> experiment<text:change-start text:change-id="ct87462400"/><text:span text:style-name="T46">s</text:span><text:change-end text:change-id="ct87462400"/> set<text:change-start text:change-id="ct87462592"/><text:span text:style-name="T46">s</text:span><text:change-end text:change-id="ct87462592"/> developed by Wood <text:change-start text:change-id="ct91343584"/><text:span text:style-name="T46">and colleagues</text:span><text:change-end text:change-id="ct91343584"/><text:change text:change-id="ct91343776"/> (2016) w<text:change-start text:change-id="ct86498496"/><text:span text:style-name="T46">ere aimed to</text:span><text:change-end text:change-id="ct86498496"/><text:change text:change-id="ct86498688"/> measure reciprocal altruism in <text:change text:change-id="ct77572192"/><text:change-start text:change-id="ct77572384"/><text:span text:style-name="T46">L</text:span><text:change-end text:change-id="ct77572384"/>ong<text:change text:change-id="ct78347872"/><text:change-start text:change-id="ct77703168"/> <text:change-end text:change-id="ct77703168"/><text:change text:change-id="ct81144928"/><text:change-start text:change-id="ct81145120"/><text:span text:style-name="T46">E</text:span><text:change-end text:change-id="ct81145120"/>vans male and female rats using iPD<text:change-start text:change-id="ct87750176"/>. <text:span text:style-name="T46">They used an</text:span><text:change-end text:change-id="ct87750176"/><text:change text:change-id="ct86443456"/> operant chamber divide<text:change-start text:change-id="ct91293840"/><text:span text:style-name="T46">d</text:span><text:change-end text:change-id="ct91293840"/> <text:change-start text:change-id="ct77834816"/><text:span text:style-name="T46">in </text:span><text:change-end text:change-id="ct77834816"/>hal<text:change text:change-id="ct77835008"/><text:change-start text:change-id="ct49756720"/><text:span text:style-name="T46">ves</text:span><text:change-end text:change-id="ct49756720"/> by <text:change-start text:change-id="ct89825472"/><text:span text:style-name="T46">a </text:span><text:change-end text:change-id="ct89825472"/>removable mesh<text:change-start text:change-id="ct87408880"/> <text:span text:style-name="T46">and</text:span><text:change-end text:change-id="ct87408880"/> equipped with retractable lever<text:change-start text:change-id="ct80099104"/><text:span text:style-name="T46">s</text:span><text:change-end text:change-id="ct80099104"/> and stimulus light. <text:change-start text:change-id="ct87846416"/><text:span text:style-name="T46">As a</text:span><text:change-end text:change-id="ct87846416"/><text:change text:change-id="ct87846608"/>result<text:change-start text:change-id="ct88002752"/>, <text:span text:style-name="T46">they</text:span><text:change-end text:change-id="ct88002752"/> show <text:change text:change-id="ct78133312"/><text:change-start text:change-id="ct78133536"/><text:s/><text:span text:style-name="T46">a 60%</text:span><text:change-end text:change-id="ct78133536"/><text:change-start text:change-id="ct85704896"/><text:span text:style-name="T46"> of</text:span><text:change-end text:change-id="ct85704896"/> <text:change-start text:change-id="ct85705088"/><text:span text:style-name="T56">altruistic</text:span><text:change-end text:change-id="ct85705088"/><text:change text:change-id="ct85706112"/> behavior on male rats<text:change-start text:change-id="ct77568320"/>, <text:span text:style-name="T46">barely</text:span><text:change-end text:change-id="ct77568320"/> <text:change-start text:change-id="ct77654576"/><text:span text:style-name="T46">surpass</text:span><text:change-end text:change-id="ct77654576"/><text:change-start text:change-id="ct86239120"/><text:span text:style-name="T46">ing</text:span><text:change-end text:change-id="ct86239120"/><text:change text:change-id="ct87324576"/> chance<text:change-start text:change-id="ct87324800"/> <text:span text:style-name="T46">choice</text:span><text:change-end text:change-id="ct87324800"/><text:change text:change-id="ct87678448"/>.</text:p>
      <text:p text:style-name="P1">To test whether <text:change text:change-id="ct86587184"/><text:s/>rat<text:change-start text:change-id="ct86014128"/><text:span text:style-name="T46">s</text:span><text:change-end text:change-id="ct86014128"/> ha<text:change-start text:change-id="ct80120624"/><text:span text:style-name="T46">ve</text:span><text:change-end text:change-id="ct80120624"/><text:change text:change-id="ct86624640"/> <text:change-start text:change-id="ct77568512"/><text:span text:style-name="T46">the </text:span><text:change-end text:change-id="ct77568512"/>ability to solve the iPD game when faced to altruist opponent<text:change-start text:change-id="ct79231024"/>,<text:change-end text:change-id="ct79231024"/> <text:change-start text:change-id="ct87012480"/><text:span text:style-name="T46">is necessary</text:span><text:change-end text:change-id="ct87012480"/><text:change text:change-id="ct80799648"/> to force TIT FOR TAT <text:change text:change-id="ct80968864"/><text:s/>behavior on the opponent (<text:change text:change-id="ct87833696"/><text:change-start text:change-id="ct88503024"/><text:span text:style-name="T46">S</text:span><text:change-end text:change-id="ct88503024"/>tevens <text:change text:change-id="ct79417696"/><text:change-start text:change-id="ct79186752"/><text:span text:style-name="T46">and</text:span><text:change-end text:change-id="ct79186752"/> <text:change-start text:change-id="ct88069232"/><text:span text:style-name="T46">S</text:span><text:change-end text:change-id="ct88069232"/><text:change text:change-id="ct79186272"/>tephens<text:change-start text:change-id="ct87176784"/>,<text:change-end text:change-id="ct87176784"/> 2002<text:change text:change-id="ct87208960"/><text:change-start text:change-id="ct87389056"/>;<text:change-end text:change-id="ct87389056"/> St-Pierre<text:change-start text:change-id="ct87389248"/> <text:span text:style-name="T36">et al.</text:span><text:change-end text:change-id="ct87389248"/>,<text:change text:change-id="ct86364256"/> 2009<text:change text:change-id="ct86364448"/><text:change-start text:change-id="ct86022640"/>;<text:change-end text:change-id="ct86022640"/> <text:change text:change-id="ct86022832"/><text:change-start text:change-id="ct79264640"/><text:span text:style-name="T9">V</text:span><text:change-end text:change-id="ct79264640"/>iana<text:change-start text:change-id="ct79264832"/> <text:span text:style-name="T36">et al.</text:span><text:change-end text:change-id="ct79264832"/>, <text:change text:change-id="ct77083184"/><text:s/>2010). In Moita<text:change-start text:change-id="ct77083376"/><text:span text:style-name="T9">'s study (Viana </text:span><text:span text:style-name="T36">et al.</text:span><text:span text:style-name="T9">, 2010)</text:span><text:change-end text:change-id="ct77083376"/> <text:change text:change-id="ct79588880"/><text:s/>mimic<text:change-start text:change-id="ct79589072"/><text:span text:style-name="T9">king a</text:span><text:change-end text:change-id="ct79589072"/> tit-for-tat strategy on the opponent in a double T-maze chamber <text:change-start text:change-id="ct79626448"/><text:span text:style-name="T9">was not </text:span><text:span text:style-name="T48">enough</text:span><text:span text:style-name="T9"> </text:span><text:change-end text:change-id="ct79626448"/><text:change-start text:change-id="ct79626640"/><text:span text:style-name="T9">t</text:span><text:change-end text:change-id="ct79626640"/><text:change text:change-id="ct88497600"/><text:change-start text:change-id="ct88497792"/><text:span text:style-name="T9">o </text:span><text:change-end text:change-id="ct88497792"/><text:change text:change-id="ct46151328"/><text:s/>reach <text:change text:change-id="ct46151520"/><text:s/>high level<text:change-start text:change-id="ct87625472"/><text:span text:style-name="T9">s</text:span><text:change-end text:change-id="ct87625472"/> of cooperation. <text:change-start text:change-id="ct87625664"/><text:span text:style-name="T9">We </text:span><text:change-end text:change-id="ct87625664"/><text:change text:change-id="ct87922416"/><text:s/>further analys<text:change-start text:change-id="ct87922608"/><text:span text:style-name="T9">ed</text:span><text:change-end text:change-id="ct87922608"/><text:change text:change-id="ct78656800"/> their <text:change-start text:change-id="ct78656992"/><text:span text:style-name="T9">M</text:span><text:change-end text:change-id="ct78656992"/><text:change text:change-id="ct76897264"/>arkov chain diagram <text:change-start text:change-id="ct76897456"/><text:span text:style-name="T9">and observed </text:span><text:change-end text:change-id="ct76897456"/><text:change text:change-id="ct78248960"/><text:s/>that <text:change-start text:change-id="ct78249152"/><text:span text:style-name="T9">the </text:span><text:change-end text:change-id="ct78249152"/>strategy performed by rat<text:change-start text:change-id="ct77079584"/><text:span text:style-name="T9">s</text:span><text:change-end text:change-id="ct77079584"/> was more selfish than cooperative because it<text:change text:change-id="ct77079776"/> adopt<text:change text:change-id="ct87328624"/><text:change-start text:change-id="ct87328848"/><text:span text:style-name="T9">ed</text:span><text:change-end text:change-id="ct87328848"/> a<text:change-start text:change-id="ct86811504"/><text:span text:style-name="T9">n</text:span><text:change-end text:change-id="ct86811504"/> alternating decision's rule among sucker and temptation outcomes.</text:p>
      <text:p text:style-name="P1">The rats often develop on social groups and studies have demo<text:change-start text:change-id="ct78518896"/><text:span text:style-name="T9">n</text:span><text:change-end text:change-id="ct78518896"/>strated that they prefer social reward rather <office:annotation office:name="__Annotation__814_1199360106"><dc:creator>Autor desconocido</dc:creator><dc:date>2016-12-01T15:07:18</dc:date><text:list text:continue-numbering="true" text:style-name=""><text:list-item><text:p>No se entiende</text:p></text:list-item></text:list></office:annotation>that along or have a tendency <text:change-start text:change-id="ct86430928"/><office:annotation-end office:name="__Annotation__814_1199360106"/><text:change-end text:change-id="ct86430928"/>to performe<text:change text:change-id="ct79683008"/> pro-social acts over the chance (Moita<text:change-start text:change-id="ct74119504"/>,<text:change-end text:change-id="ct74119504"/> 2015<text:change-start text:change-id="ct76669680"/>;<text:change-end text:change-id="ct76669680"/><text:change text:change-id="ct80099296"/>Kalenscher<text:change-start text:change-id="ct85789312"/>,<text:change-end text:change-id="ct85789312"/> 2015). </text:p>
      <text:p text:style-name="P7"><text:change text:change-id="ct75057424"/><text:change-start text:change-id="ct79231216"/><text:span text:style-name="T9">W</text:span><text:change-end text:change-id="ct79231216"/>hy all iPD-base<text:change-start text:change-id="ct87382016"/><text:span text:style-name="T9">d</text:span><text:change-end text:change-id="ct87382016"/> studies haven't found high level<text:change-start text:change-id="ct78154256"/><text:span text:style-name="T9">s</text:span><text:change-end text:change-id="ct78154256"/> of reciprocity? <text:change-start text:change-id="ct78700224"/><text:span text:style-name="T9">In </text:span><text:change-end text:change-id="ct78700224"/><text:change text:change-id="ct77874128"/><text:change-start text:change-id="ct87329360"/><text:span text:style-name="T9">the </text:span><text:change-end text:change-id="ct87329360"/><text:change-start text:change-id="ct76876512"/><text:span text:style-name="T9">aforementioned </text:span><text:change-end text:change-id="ct76876512"/>previous <text:change-start text:change-id="ct78270480"/><text:span text:style-name="T9">studies, </text:span><text:change-end text:change-id="ct78270480"/><text:change text:change-id="ct78149920"/><text:s/>rat<text:change-start text:change-id="ct86922880"/><text:span text:style-name="T9">s</text:span><text:change-end text:change-id="ct86922880"/> don't <text:change text:change-id="ct86067408"/><text:s/>learn iPD <text:change-start text:change-id="ct88631280"/><text:span text:style-name="T9">probabl</text:span><text:change-end text:change-id="ct88631280"/><text:change-start text:change-id="ct86811696"/><text:span text:style-name="T9">y</text:span><text:change-end text:change-id="ct86811696"/><text:change text:change-id="ct77570224"/> due to the<text:change-start text:change-id="ct80795344"/> <text:span text:style-name="T9">fact that the</text:span><text:change-end text:change-id="ct80795344"/> test box and stimulus contingency are inadequate for its natural expectation, i.e. the rat maybe has <text:change-start text:change-id="ct86668656"/><text:span text:style-name="T9">the </text:span><text:change-end text:change-id="ct86668656"/>ability to achieve a approximated optimal solution but for example the length of time used <text:change text:change-id="ct86943232"/><text:change-start text:change-id="ct86943424"/><text:span text:style-name="T9">to</text:span><text:change-end text:change-id="ct86943424"/> ma<text:change text:change-id="ct46314208"/><text:change-start text:change-id="ct46314400"/><text:span text:style-name="T9">ke</text:span><text:change-end text:change-id="ct46314400"/><text:change-start text:change-id="ct78123040"/><text:span text:style-name="T9"> the</text:span><text:change-end text:change-id="ct78123040"/> contingency is longer tha<text:change text:change-id="ct78123232"/><text:change-start text:change-id="ct76718928"/><text:span text:style-name="T9">n</text:span><text:change-end text:change-id="ct76718928"/> <text:change-start text:change-id="ct85964560"/><text:span text:style-name="T9">what </text:span><text:change-end text:change-id="ct85964560"/>rats can <office:annotation office:name="__Annotation__815_1199360106"><dc:creator>Autor desconocido</dc:creator><dc:date>2016-12-01T15:12:24</dc:date><text:list text:continue-numbering="true" text:style-name=""><text:list-item><text:p>Te referís a memoria? O a atención? Toda esta explicación está rara.</text:p></text:list-item></text:list></office:annotation>keep in mind<text:change-start text:change-id="ct86466032"/><office:annotation-end office:name="__Annotation__815_1199360106"/><text:change-end text:change-id="ct86466032"/> or maybe <text:change-start text:change-id="ct85964752"/><text:span text:style-name="T9">t</text:span><text:change-end text:change-id="ct85964752"/><text:change-start text:change-id="ct77354704"/><text:span text:style-name="T9">h</text:span><text:change-end text:change-id="ct77354704"/><text:change-start text:change-id="ct77354896"/><text:span text:style-name="T9">ey </text:span><text:change-end text:change-id="ct77354896"/>don't realized the real difference within <text:change-start text:change-id="ct87778688"/><text:span text:style-name="T9">outcomes in the </text:span><text:change-end text:change-id="ct87778688"/>pay<text:change-start text:change-id="ct87778880"/>-<text:change-end text:change-id="ct87778880"/>off matrix<text:change text:change-id="ct86867056"/>. <text:change-start text:change-id="ct79238080"/></text:p>
      <text:p text:style-name="P7"><text:change-end text:change-id="ct79238080"/><text:change-start text:change-id="ct77626592"/><text:soft-page-break/><text:span text:style-name="T53">Given these consideration, the present study </text:span><text:change-end text:change-id="ct77626592"/><text:change-start text:change-id="ct75074496"/><text:span text:style-name="T53">was conduct to assess </text:span><text:change-end text:change-id="ct75074496"/><text:change-start text:change-id="ct79283088"/><text:span text:style-name="T53">reciprocal altruism behaviors </text:span><text:change-end text:change-id="ct79283088"/><text:change-start text:change-id="ct86437488"/><text:span text:style-name="T53">using a particular structure that </text:span><text:change-end text:change-id="ct86437488"/><text:change text:change-id="ct88577632"/><text:s/>combin<text:change-start text:change-id="ct80235520"/><text:span text:style-name="T53">e</text:span><text:change-end text:change-id="ct80235520"/><text:change text:change-id="ct79164656"/> i<text:change-start text:change-id="ct77189488"/><text:span text:style-name="T9">PD</text:span><text:change-end text:change-id="ct77189488"/><text:change text:change-id="ct77262432"/> matrix pay<text:change-start text:change-id="ct78700480"/>-<text:change-end text:change-id="ct78700480"/>off and delay's <text:change-start text:change-id="ct87851728"/><text:span text:style-name="T52">punishment </text:span><text:change-end text:change-id="ct87851728"/><text:change text:change-id="ct86437200"/><text:s/>and<text:change-start text:change-id="ct76929888"/> <text:span text:style-name="T52">a</text:span><text:change-end text:change-id="ct76929888"/> tit for tat opponent's strategy<text:change-start text:change-id="ct78746192"/>. <text:s/><text:span text:style-name="T53">We <text:s/>found </text:span><text:change-end text:change-id="ct78746192"/><text:change-start text:change-id="ct86602016"/><text:span text:style-name="T53">that this combination </text:span><text:change-end text:change-id="ct86602016"/><text:change text:change-id="ct77705872"/>achieve high level of reciprocal altruism behavior in rats.</text:p>
      <text:p text:style-name="P1"/>
      <text:p text:style-name="P1">2 Material and <text:change text:change-id="ct80797968"/><text:change-start text:change-id="ct76672768"/><text:span text:style-name="T9">m</text:span><text:change-end text:change-id="ct76672768"/>ethod<text:change-start text:change-id="ct46163152"/><text:span text:style-name="T9">s</text:span></text:p>
      <text:p text:style-name="P8">All experimental procedures were approved by the ethics committee of the IByME-CONICET and were conducted according to the NIH Guide for Care and Use of Laboratory Animals.<text:change-end text:change-id="ct46163152"/><text:change text:change-id="ct76890240"/><text:span text:style-name="T50">2.1 Subjects and Housing</text:span></text:p>
      <text:p text:style-name="P1"/>
      <text:p text:style-name="P9">Two group<text:change-start text:change-id="ct86547536"/><text:span text:style-name="T9">s</text:span><text:change-end text:change-id="ct86547536"/> of <text:change-start text:change-id="ct78051360"/><text:span text:style-name="T9">male </text:span><text:change-end text:change-id="ct78051360"/><text:change-start text:change-id="ct77820128"/><text:span text:style-name="T9">L</text:span><text:change-end text:change-id="ct77820128"/><text:change text:change-id="ct87459584"/>ong<text:change text:change-id="ct76719120"/>Evans rats <text:change-start text:change-id="ct85863152"/><text:span text:style-name="T9">(300–330 g) of two months of age were provided by the IBYME-CONICET</text:span><text:change-end text:change-id="ct85863152"/><text:change text:change-id="ct77767808"/>. Twelves males were <text:change text:change-id="ct77768000"/><text:s/>subjects and six (Nstooge=6) identical rats <text:change-start text:change-id="ct77757168"/><text:span text:style-name="T9">were</text:span><text:change-end text:change-id="ct77757168"/><text:change text:change-id="ct87295488"/> opponents. At weaning time all subject<text:change-start text:change-id="ct87295680"/><text:span text:style-name="T9">s</text:span><text:change-end text:change-id="ct87295680"/> were housed in group<text:change-start text:change-id="ct76687536"/><text:span text:style-name="T9">s</text:span><text:change-end text:change-id="ct76687536"/> of two rats per <office:annotation office:name="__Annotation__833_1199360106"><dc:creator>Autor desconocido</dc:creator><dc:date>2016-12-01T15:22:29</dc:date><text:list text:continue-numbering="true" text:style-name=""><text:list-item><text:p>Acá si te parece podés poner las dimensiones de la caja <text:s/>comleta (con el adaptador)</text:p></text:list-item></text:list></office:annotation>cage<text:change-start text:change-id="ct74670880"/><office:annotation-end office:name="__Annotation__833_1199360106"/><text:change-end text:change-id="ct74670880"/> to a<text:change-start text:change-id="ct88645712"/><text:span text:style-name="T9">llow</text:span><text:change-end text:change-id="ct88645712"/><text:change text:change-id="ct76687728"/> social interaction<text:change-start text:change-id="ct86390160"/>, <text:span text:style-name="T9">whereas</text:span><text:change-end text:change-id="ct86390160"/> <text:change text:change-id="ct86390352"/><text:s/>each stooge <text:change-start text:change-id="ct77628624"/><text:span text:style-name="T9">was housed </text:span><text:change-end text:change-id="ct77628624"/>in single individual cage<text:change-start text:change-id="ct77628816"/><text:span text:style-name="T9">s</text:span><text:change-end text:change-id="ct77628816"/>. We had 12 <text:change-start text:change-id="ct88148016"/><text:span text:style-name="T9">stainless-steel </text:span><text:change-end text:change-id="ct88148016"/>cage<text:change-start text:change-id="ct88148208"/><text:span text:style-name="T9">s</text:span><text:change-end text:change-id="ct88148208"/> altogether<text:change-start text:change-id="ct85713056"/> <text:span text:style-name="T9">with sawdust as bedding and metal lids</text:span><text:change-end text:change-id="ct85713056"/>. All rats were food <text:change-start text:change-id="ct85713248"/><text:span text:style-name="T9">restricted</text:span><text:change-end text:change-id="ct85713248"/><text:change text:change-id="ct76778688"/> to <text:change-start text:change-id="ct79610624"/><text:span text:style-name="T48">maintain</text:span><text:span text:style-name="T9"> </text:span><text:change-end text:change-id="ct79610624"/><text:change text:change-id="ct79610816"/><text:s/>animals at between 90-95% <text:change-start text:change-id="ct77700192"/><text:span text:style-name="T9">or 80-85</text:span><text:change-end text:change-id="ct77700192"/><text:change-start text:change-id="ct88476304"/><text:span text:style-name="T9">% </text:span><text:change-end text:change-id="ct88476304"/>of free feeding body weight <text:change text:change-id="ct90847184"/><text:change-start text:change-id="ct86484880"/><text:s/><text:span text:style-name="T9">for subjects and </text:span><text:change-end text:change-id="ct86484880"/><text:s/>stooge<text:change-start text:change-id="ct76777296"/><text:span text:style-name="T9">s respectively</text:span><text:change-end text:change-id="ct76777296"/><text:change text:change-id="ct90847408"/>. <text:change-start text:change-id="ct86870128"/><text:span text:style-name="T9">All animals were kept in a well-ventilated, temperature-controlled room (22 ± 2 °C) with a 12/12 h light/dark cycle (lights on at 8 am)</text:span><text:change-end text:change-id="ct86870128"/><text:change-start text:change-id="ct77599760"/><text:span text:style-name="T9">. Tap water was available </text:span><text:span text:style-name="T36">ad libitum</text:span><text:change-end text:change-id="ct77599760"/><text:change text:change-id="ct91370496"/><text:change text:change-id="ct79375296"/><text:change text:change-id="ct79375072"/><text:change text:change-id="ct87682048"/><text:change-start text:change-id="ct77358880"/></text:p>
      <text:p text:style-name="P26"><text:change-end text:change-id="ct77358880"/><text:change-start text:change-id="ct78243872"/>2.2 Experimental Setup</text:p>
      <text:p text:style-name="P24"><text:change-end text:change-id="ct78243872"/><text:change-start text:change-id="ct78608960"/><text:span text:style-name="T11">All behavioral procedures were performed during the light phase of the light/dark cycle, using a standard operant chamber</text:span><text:span text:style-name="T12">s</text:span><text:span text:style-name="T11"> (MED associates Inc., USA)</text:span><text:change-end text:change-id="ct78608960"/><text:change-start text:change-id="ct78049008"/><text:span text:style-name="T11"> </text:span><text:span text:style-name="T39">with Med PC IV software suit (Product SOF-735) and PCI Operating Package for up to Eight Chambers (Product MED-SYST-8) equipped with control of multiple devices SmartCtrl (Product DIG-716B) and pedestal mount pellet dispenser for rat, 45mg (Product ENV-203-45) and standard operant chambers (Product ENV 008</text:span><text:span text:style-name="T40">)</text:span><text:span text:style-name="T39">.</text:span><text:change-end text:change-id="ct78049008"/><text:change text:change-id="ct76930624"/><text:span text:style-name="T39"> </text:span></text:p>
      <text:p text:style-name="P27">The training was perform on a single standard operant chamber eqquiped</text:p>
      <text:p text:style-name="P24">We <text:change text:change-id="ct91370720"/><text:change-start text:change-id="ct74670608"/><text:span text:style-name="T9">placed </text:span><text:change-end text:change-id="ct74670608"/>two <text:change text:change-id="ct87689616"/><text:s/>chamber<text:change-start text:change-id="ct76778880"/><text:span text:style-name="T9">s</text:span><text:change-end text:change-id="ct76778880"/> <text:change text:change-id="ct76750464"/><text:s/><text:change-start text:change-id="ct88543072"/><text:span text:style-name="T9">facing each other </text:span><text:change-end text:change-id="ct88543072"/>in such manner that each rat<text:change text:change-id="ct86245312"/> c<text:change text:change-id="ct86578560"/><text:change-start text:change-id="ct86386128"/><text:span text:style-name="T9">ould</text:span><text:change-end text:change-id="ct86386128"/> make olfactory and eye contact through metal windows (FIGURA 1 CAJAS). <text:change text:change-id="ct86578752"/><text:change-start text:change-id="ct78129632"/><text:span text:style-name="T57">Each standard chamber was equipped with</text:span><text:change-end text:change-id="ct78129632"/><text:span text:style-name="T57">:</text:span><text:change-start text:change-id="ct78010608"/><text:span text:style-name="T57"> two </text:span><text:change-end text:change-id="ct78010608"/><text:span text:style-name="T57">not retractable </text:span><text:change-start text:change-id="ct77747824"/><text:span text:style-name="T57">levers at the sides</text:span><text:change-end text:change-id="ct77747824"/><text:span text:style-name="T57"> of the same wall,</text:span><text:change-start text:change-id="ct81006448"/><text:span text:style-name="T57"> and two stimulus light over each lever</text:span><text:change-end text:change-id="ct81006448"/><text:span text:style-name="T57">,</text:span><text:change-start text:change-id="ct79920672"/><text:span text:style-name="T57"> and</text:span><text:change-end text:change-id="ct79920672"/><text:span text:style-name="T57"> </text:span><text:change-start text:change-id="ct86372400"/><text:span text:style-name="T57">a feeder in the center. The boxes were faced by the wall that has levers and stimulus light. To allow the contact among rats we placed a aluminum rectangular windows below each levers. The window's height were such that the lever's height was 80% of maximum height of the forepaws while rearing (F. Cabrera et al., 2013). The subject's feeder </text:span><text:change-end text:change-id="ct86372400"/><text:span text:style-name="T57"><text:s/>placed</text:span><text:change-start text:change-id="ct78661632"/><text:span text:style-name="T57"> in same wall and the opponent's feeder </text:span><text:change-end text:change-id="ct78661632"/><text:span text:style-name="T57">placed </text:span><text:change-start text:change-id="ct77189200"/><text:span text:style-name="T57">in back wall. Each </text:span><text:soft-page-break/><text:span text:style-name="T57">feeders were equipped with a stimulus light that turn on when foods is coming. </text:span><text:change-end text:change-id="ct77189200"/></text:p>
      <text:p text:style-name="P1"/>
      <text:p text:style-name="P1"><text:change text:change-id="ct76854224"/></text:p>
      <text:p text:style-name="P1"/>
      <text:p text:style-name="P1">2.3 Experimental Design</text:p>
      <text:p text:style-name="P1"/>
      <text:p text:style-name="P1">2.3.1 General Task Design</text:p>
      <text:p text:style-name="P1"/>
      <text:p text:style-name="P1">2.3.2 Typical Trial Structure</text:p>
      <text:p text:style-name="P1"/>
      <text:p text:style-name="P1">2.4 Analysis</text:p>
      <text:p text:style-name="P1">3 Results</text:p>
      <text:p text:style-name="P1"/>
      <text:p text:style-name="P1">4 Discussion</text:p>
      <text:p text:style-name="P1"/>
      <text:p text:style-name="P1">5 Refere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roman"/>
    <style:font-face style:name="DejaVu Sans" svg:font-family="'DejaVu Sans'"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2T11:24:10.027259204</dc:date>
    <meta:generator>LibreOffice/4.2.8.2$Linux_X86_64 LibreOffice_project/420m0$Build-2</meta:generator>
    <meta:editing-duration>PT3H41M47S</meta:editing-duration>
    <meta:editing-cycles>10</meta:editing-cycles>
    <dc:creator>iibm </dc:creator>
    <meta:document-statistic meta:table-count="0" meta:image-count="0" meta:object-count="0" meta:page-count="6" meta:paragraph-count="30" meta:word-count="2302" meta:character-count="14658" meta:non-whitespace-character-count="12341"/>
  </office:meta>
</office:document-meta>
</file>